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5pt"/>
    </style:style>
    <style:style style:name="co2" style:family="table-column">
      <style:table-column-properties fo:break-before="auto" style:column-width="79.4pt"/>
    </style:style>
    <style:style style:name="co3" style:family="table-column">
      <style:table-column-properties fo:break-before="auto" style:column-width="85.41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81.45pt"/>
    </style:style>
    <style:style style:name="co7" style:family="table-column">
      <style:table-column-properties fo:break-before="auto" style:column-width="75.09pt"/>
    </style:style>
    <style:style style:name="co8" style:family="table-column">
      <style:table-column-properties fo:break-before="auto" style:column-width="91.39pt"/>
    </style:style>
    <style:style style:name="co9" style:family="table-column">
      <style:table-column-properties fo:break-before="auto" style:column-width="81.1pt"/>
    </style:style>
    <style:style style:name="co10" style:family="table-column">
      <style:table-column-properties fo:break-before="auto" style:column-width="172.06pt"/>
    </style:style>
    <style:style style:name="co11" style:family="table-column">
      <style:table-column-properties fo:break-before="auto" style:column-width="107.69pt"/>
    </style:style>
    <style:style style:name="co12" style:family="table-column">
      <style:table-column-properties fo:break-before="auto" style:column-width="82.8pt"/>
    </style:style>
    <style:style style:name="co13" style:family="table-column">
      <style:table-column-properties fo:break-before="auto" style:column-width="88.84pt"/>
    </style:style>
    <style:style style:name="co14" style:family="table-column">
      <style:table-column-properties fo:break-before="auto" style:column-width="167.75pt"/>
    </style:style>
    <style:style style:name="co15" style:family="table-column">
      <style:table-column-properties fo:break-before="auto" style:column-width="73.76pt"/>
    </style:style>
    <style:style style:name="co16" style:family="table-column">
      <style:table-column-properties fo:break-before="auto" style:column-width="42.01pt"/>
    </style:style>
    <style:style style:name="co17" style:family="table-column">
      <style:table-column-properties fo:break-before="auto" style:column-width="108.06pt"/>
    </style:style>
    <style:style style:name="co18" style:family="table-column">
      <style:table-column-properties fo:break-before="auto" style:column-width="28.29pt"/>
    </style:style>
    <style:style style:name="co19" style:family="table-column">
      <style:table-column-properties fo:break-before="auto" style:column-width="47.65pt"/>
    </style:style>
    <style:style style:name="co20" style:family="table-column">
      <style:table-column-properties fo:break-before="auto" style:column-width="96.55pt"/>
    </style:style>
    <style:style style:name="co21" style:family="table-column">
      <style:table-column-properties fo:break-before="auto" style:column-width="63.95pt"/>
    </style:style>
    <style:style style:name="co22" style:family="table-column">
      <style:table-column-properties fo:break-before="auto" style:column-width="89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23">
      <style:text-properties fo:font-weight="bold" style:font-weight-asian="bold" style:font-weight-complex="bold"/>
    </style:style>
    <style:style style:name="ce5" style:family="table-cell" style:parent-style-name="Default" style:data-style-name="N123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123"/>
    <style:style style:name="ce7" style:family="table-cell" style:parent-style-name="Default" style:data-style-name="N122">
      <style:text-properties fo:font-weight="bold" style:font-weight-asian="bold" style:font-weight-complex="bold"/>
    </style:style>
    <style:style style:name="ce8" style:family="table-cell" style:parent-style-name="Default" style:data-style-name="N122"/>
    <style:style style:name="ce9" style:family="table-cell" style:parent-style-name="Default" style:data-style-name="N124">
      <style:text-properties fo:font-weight="bold" style:font-weight-asian="bold" style:font-weight-complex="bold"/>
    </style:style>
    <style:style style:name="ce10" style:family="table-cell" style:parent-style-name="Default" style:data-style-name="N124"/>
    <style:style style:name="ce11" style:family="table-cell" style:parent-style-name="Default" style:data-style-name="N123">
      <style:table-cell-properties fo:background-color="transparent"/>
    </style:style>
    <style:style style:name="ce12" style:family="table-cell" style:parent-style-name="Default" style:data-style-name="N37"/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 style:data-style-name="N84"/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6"/>
        <table:table-column table:style-name="co7" table:default-cell-style-name="ce6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4" office:value-type="string" calcext:value-type="string">
            <text:p>Stable Average</text:p>
          </table:table-cell>
          <table:table-cell table:style-name="ce4" office:value-type="string" calcext:value-type="string">
            <text:p>Modern Average</text:p>
          </table:table-cell>
          <table:table-cell table:style-name="ce7" office:value-type="string" calcext:value-type="string">
            <text:p>Stable Best</text:p>
          </table:table-cell>
          <table:table-cell table:style-name="ce9" office:value-type="string" calcext:value-type="string">
            <text:p>Modern Best</text:p>
          </table:table-cell>
          <table:table-cell table:style-name="ce4" office:value-type="string" calcext:value-type="string">
            <text:p>Fast Project Euler Solutions In Rust</text:p>
          </table:table-cell>
          <table:table-cell table:style-name="ce4" office:value-type="string" calcext:value-type="string">
            <text:p>Time save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ums</text:p>
          </table:table-cell>
          <table:table-cell table:style-name="ce5" table:formula="of:=SUM([.B3:.B52])" office:value-type="float" office:value="1024.39942647783" calcext:value-type="float">
            <text:p>1.0E+03</text:p>
          </table:table-cell>
          <table:table-cell table:style-name="ce5" table:formula="of:=SUM([.C3:.C52])" office:value-type="float" office:value="1600.68618791561" calcext:value-type="float">
            <text:p>1.6E+03</text:p>
          </table:table-cell>
          <table:table-cell table:style-name="ce5" table:formula="of:=SUM([.D3:.D52])" office:value-type="float" office:value="3.9135068" calcext:value-type="float">
            <text:p>3.9E+00</text:p>
          </table:table-cell>
          <table:table-cell table:style-name="ce5" table:formula="of:=SUM([.E3:.E52])" office:value-type="float" office:value="1.63612379" calcext:value-type="float">
            <text:p>1.6E+00</text:p>
          </table:table-cell>
          <table:table-cell table:style-name="ce5" table:formula="of:=SUM([.F3:.F52])" office:value-type="float" office:value="0.093105514" calcext:value-type="float">
            <text:p>9.3E-02</text:p>
          </table:table-cell>
          <table:table-cell table:style-name="ce4" table:formula="of:=SUM([.G3:.G52])" office:value-type="float" office:value="0.607978686" calcext:value-type="float">
            <text:p>6.1E-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formula="of:=INDIRECT([.A3]&amp;&quot;.B5&quot;)" office:value-type="float" office:value="0.271" calcext:value-type="float">
            <text:p>2.7E-01</text:p>
          </table:table-cell>
          <table:table-cell table:formula="of:=INDIRECT([.A3]&amp;&quot;.E5&quot;)" office:value-type="float" office:value="0" calcext:value-type="float">
            <text:p>0.0E+00</text:p>
          </table:table-cell>
          <table:table-cell table:style-name="ce6" table:formula="of:=INDIRECT([.A3]&amp;&quot;.B3&quot;)" office:value-type="float" office:value="0.271" calcext:value-type="float">
            <text:p>2.7E-01</text:p>
          </table:table-cell>
          <table:table-cell table:style-name="ce6" table:formula="of:=INDIRECT([.A3]&amp;&quot;.E3&quot;)" office:value-type="float" office:value="0" calcext:value-type="float">
            <text:p>0.0E+00</text:p>
          </table:table-cell>
          <table:table-cell table:formula="of:=INDIRECT([.A3]&amp;&quot;.H6&quot;)" office:value-type="float" office:value="0.000000313" calcext:value-type="float">
            <text:p>3.1E-07</text:p>
          </table:table-cell>
          <table:table-cell table:formula="of:=MIN([.D3];[.E3]) - [.F3]" office:value-type="float" office:value="-0.000000313" calcext:value-type="float">
            <text:p>-3.1E-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2</text:p>
          </table:table-cell>
          <table:table-cell table:formula="of:=INDIRECT([.A4]&amp;&quot;.B5&quot;)" office:value-type="float" office:value="0.0000722" calcext:value-type="float">
            <text:p>7.2E-05</text:p>
          </table:table-cell>
          <table:table-cell table:formula="of:=INDIRECT([.A4]&amp;&quot;.E5&quot;)" office:value-type="float" office:value="0" calcext:value-type="float">
            <text:p>0.0E+00</text:p>
          </table:table-cell>
          <table:table-cell table:style-name="ce6" table:formula="of:=INDIRECT([.A4]&amp;&quot;.B3&quot;)" office:value-type="float" office:value="0.0000294" calcext:value-type="float">
            <text:p>2.9E-05</text:p>
          </table:table-cell>
          <table:table-cell table:style-name="ce6" table:formula="of:=INDIRECT([.A4]&amp;&quot;.E3&quot;)" office:value-type="float" office:value="0" calcext:value-type="float">
            <text:p>0.0E+00</text:p>
          </table:table-cell>
          <table:table-cell table:formula="of:=INDIRECT([.A4]&amp;&quot;.H6&quot;)" office:value-type="float" office:value="0.000000191" calcext:value-type="float">
            <text:p>1.9E-07</text:p>
          </table:table-cell>
          <table:table-cell table:formula="of:=MIN([.D4];[.E4]) - [.F4]" office:value-type="float" office:value="-0.000000191" calcext:value-type="float">
            <text:p>-1.9E-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3</text:p>
          </table:table-cell>
          <table:table-cell table:formula="of:=INDIRECT([.A5]&amp;&quot;.B5&quot;)" office:value-type="float" office:value="0.44425" calcext:value-type="float">
            <text:p>4.4E-01</text:p>
          </table:table-cell>
          <table:table-cell table:formula="of:=INDIRECT([.A5]&amp;&quot;.E5&quot;)" office:value-type="float" office:value="804.362340114286" calcext:value-type="float">
            <text:p>8.0E+02</text:p>
          </table:table-cell>
          <table:table-cell table:style-name="ce6" table:formula="of:=INDIRECT([.A5]&amp;&quot;.B3&quot;)" office:value-type="float" office:value="0.016" calcext:value-type="float">
            <text:p>1.6E-02</text:p>
          </table:table-cell>
          <table:table-cell table:style-name="ce6" table:formula="of:=INDIRECT([.A5]&amp;&quot;.E3&quot;)" office:value-type="float" office:value="0.0000018" calcext:value-type="float">
            <text:p>1.8E-06</text:p>
          </table:table-cell>
          <table:table-cell table:formula="of:=INDIRECT([.A5]&amp;&quot;.H6&quot;)" office:value-type="float" office:value="0.000018174" calcext:value-type="float">
            <text:p>1.8E-05</text:p>
          </table:table-cell>
          <table:table-cell table:formula="of:=MIN([.D5];[.E5]) - [.F5]" office:value-type="float" office:value="-0.000016374" calcext:value-type="float">
            <text:p>-1.6E-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formula="of:=INDIRECT([.A6]&amp;&quot;.B5&quot;)" office:value-type="float" office:value="2.6760625" calcext:value-type="float">
            <text:p>2.7E+00</text:p>
          </table:table-cell>
          <table:table-cell table:formula="of:=INDIRECT([.A6]&amp;&quot;.E5&quot;)" office:value-type="float" office:value="0.0483621666666667" calcext:value-type="float">
            <text:p>4.8E-02</text:p>
          </table:table-cell>
          <table:table-cell table:style-name="ce6" table:formula="of:=INDIRECT([.A6]&amp;&quot;.B3&quot;)" office:value-type="float" office:value="0.00125" calcext:value-type="float">
            <text:p>1.3E-03</text:p>
          </table:table-cell>
          <table:table-cell table:style-name="ce6" table:formula="of:=INDIRECT([.A6]&amp;&quot;.E3&quot;)" office:value-type="float" office:value="0.004" calcext:value-type="float">
            <text:p>4.0E-03</text:p>
          </table:table-cell>
          <table:table-cell table:formula="of:=INDIRECT([.A6]&amp;&quot;.H6&quot;)" office:value-type="float" office:value="0.000018141" calcext:value-type="float">
            <text:p>1.8E-05</text:p>
          </table:table-cell>
          <table:table-cell table:formula="of:=MIN([.D6];[.E6]) - [.F6]" office:value-type="float" office:value="0.001231859" calcext:value-type="float">
            <text:p>1.2E-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5</text:p>
          </table:table-cell>
          <table:table-cell table:formula="of:=INDIRECT([.A7]&amp;&quot;.B5&quot;)" office:value-type="float" office:value="0" calcext:value-type="float">
            <text:p>0.0E+00</text:p>
          </table:table-cell>
          <table:table-cell table:formula="of:=INDIRECT([.A7]&amp;&quot;.E5&quot;)" office:value-type="float" office:value="0" calcext:value-type="float">
            <text:p>0.0E+00</text:p>
          </table:table-cell>
          <table:table-cell table:style-name="ce6" table:formula="of:=INDIRECT([.A7]&amp;&quot;.B3&quot;)" office:value-type="float" office:value="0" calcext:value-type="float">
            <text:p>0.0E+00</text:p>
          </table:table-cell>
          <table:table-cell table:style-name="ce6" table:formula="of:=INDIRECT([.A7]&amp;&quot;.E3&quot;)" office:value-type="float" office:value="0" calcext:value-type="float">
            <text:p>0.0E+00</text:p>
          </table:table-cell>
          <table:table-cell table:formula="of:=INDIRECT([.A7]&amp;&quot;.H6&quot;)" office:value-type="float" office:value="0.00000013" calcext:value-type="float">
            <text:p>1.3E-07</text:p>
          </table:table-cell>
          <table:table-cell table:formula="of:=MIN([.D7];[.E7]) - [.F7]" office:value-type="float" office:value="-0.00000013" calcext:value-type="float">
            <text:p>-1.3E-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6</text:p>
          </table:table-cell>
          <table:table-cell table:formula="of:=INDIRECT([.A8]&amp;&quot;.B5&quot;)" office:value-type="float" office:value="0" calcext:value-type="float">
            <text:p>0.0E+00</text:p>
          </table:table-cell>
          <table:table-cell table:formula="of:=INDIRECT([.A8]&amp;&quot;.E5&quot;)" office:value-type="float" office:value="0" calcext:value-type="float">
            <text:p>0.0E+00</text:p>
          </table:table-cell>
          <table:table-cell table:style-name="ce6" table:formula="of:=INDIRECT([.A8]&amp;&quot;.B3&quot;)" office:value-type="float" office:value="0" calcext:value-type="float">
            <text:p>0.0E+00</text:p>
          </table:table-cell>
          <table:table-cell table:style-name="ce6" table:formula="of:=INDIRECT([.A8]&amp;&quot;.E3&quot;)" office:value-type="float" office:value="0" calcext:value-type="float">
            <text:p>0.0E+00</text:p>
          </table:table-cell>
          <table:table-cell table:formula="of:=INDIRECT([.A8]&amp;&quot;.H6&quot;)" office:value-type="float" office:value="0.000000125" calcext:value-type="float">
            <text:p>1.3E-07</text:p>
          </table:table-cell>
          <table:table-cell table:formula="of:=MIN([.D8];[.E8]) - [.F8]" office:value-type="float" office:value="-0.000000125" calcext:value-type="float">
            <text:p>-1.3E-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7</text:p>
          </table:table-cell>
          <table:table-cell table:formula="of:=INDIRECT([.A9]&amp;&quot;.B5&quot;)" office:value-type="float" office:value="2.88349166666667" calcext:value-type="float">
            <text:p>2.9E+00</text:p>
          </table:table-cell>
          <table:table-cell table:formula="of:=INDIRECT([.A9]&amp;&quot;.E5&quot;)" office:value-type="float" office:value="23.8891875" calcext:value-type="float">
            <text:p>2.4E+01</text:p>
          </table:table-cell>
          <table:table-cell table:style-name="ce6" table:formula="of:=INDIRECT([.A9]&amp;&quot;.B3&quot;)" office:value-type="float" office:value="0.00095" calcext:value-type="float">
            <text:p>9.5E-04</text:p>
          </table:table-cell>
          <table:table-cell table:style-name="ce6" table:formula="of:=INDIRECT([.A9]&amp;&quot;.E3&quot;)" office:value-type="float" office:value="0.0135" calcext:value-type="float">
            <text:p>1.4E-02</text:p>
          </table:table-cell>
          <table:table-cell table:formula="of:=INDIRECT([.A9]&amp;&quot;.H6&quot;)" office:value-type="float" office:value="0.000561282" calcext:value-type="float">
            <text:p>5.6E-04</text:p>
          </table:table-cell>
          <table:table-cell table:formula="of:=MIN([.D9];[.E9]) - [.F9]" office:value-type="float" office:value="0.000388718" calcext:value-type="float">
            <text:p>3.9E-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8</text:p>
          </table:table-cell>
          <table:table-cell table:formula="of:=INDIRECT([.A10]&amp;&quot;.B5&quot;)" office:value-type="float" office:value="0" calcext:value-type="float">
            <text:p>0.0E+00</text:p>
          </table:table-cell>
          <table:table-cell table:formula="of:=INDIRECT([.A10]&amp;&quot;.E5&quot;)" office:value-type="float" office:value="0.00245" calcext:value-type="float">
            <text:p>2.5E-03</text:p>
          </table:table-cell>
          <table:table-cell table:style-name="ce6" table:formula="of:=INDIRECT([.A10]&amp;&quot;.B3&quot;)" office:value-type="float" office:value="0" calcext:value-type="float">
            <text:p>0.0E+00</text:p>
          </table:table-cell>
          <table:table-cell table:style-name="ce6" table:formula="of:=INDIRECT([.A10]&amp;&quot;.E3&quot;)" office:value-type="float" office:value="0.0009" calcext:value-type="float">
            <text:p>9.0E-04</text:p>
          </table:table-cell>
          <table:table-cell table:formula="of:=INDIRECT([.A10]&amp;&quot;.H6&quot;)" office:value-type="float" office:value="0.00004262" calcext:value-type="float">
            <text:p>4.3E-05</text:p>
          </table:table-cell>
          <table:table-cell table:formula="of:=MIN([.D10];[.E10]) - [.F10]" office:value-type="float" office:value="-0.00004262" calcext:value-type="float">
            <text:p>-4.3E-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9</text:p>
          </table:table-cell>
          <table:table-cell table:formula="of:=INDIRECT([.A11]&amp;&quot;.B5&quot;)" office:value-type="float" office:value="0.9" calcext:value-type="float">
            <text:p>9.0E-01</text:p>
          </table:table-cell>
          <table:table-cell table:formula="of:=INDIRECT([.A11]&amp;&quot;.E5&quot;)" office:value-type="float" office:value="0.134514333333333" calcext:value-type="float">
            <text:p>1.3E-01</text:p>
          </table:table-cell>
          <table:table-cell table:style-name="ce6" table:formula="of:=INDIRECT([.A11]&amp;&quot;.B3&quot;)" office:value-type="float" office:value="0.9" calcext:value-type="float">
            <text:p>9.0E-01</text:p>
          </table:table-cell>
          <table:table-cell table:style-name="ce6" table:formula="of:=INDIRECT([.A11]&amp;&quot;.E3&quot;)" office:value-type="float" office:value="0.000036" calcext:value-type="float">
            <text:p>3.6E-05</text:p>
          </table:table-cell>
          <table:table-cell table:formula="of:=INDIRECT([.A11]&amp;&quot;.H6&quot;)" office:value-type="float" office:value="0.000001811" calcext:value-type="float">
            <text:p>1.8E-06</text:p>
          </table:table-cell>
          <table:table-cell table:formula="of:=MIN([.D11];[.E11]) - [.F11]" office:value-type="float" office:value="0.000034189" calcext:value-type="float">
            <text:p>3.4E-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0</text:p>
          </table:table-cell>
          <table:table-cell table:formula="of:=INDIRECT([.A12]&amp;&quot;.B5&quot;)" office:value-type="float" office:value="1.27283333333333" calcext:value-type="float">
            <text:p>1.3E+00</text:p>
          </table:table-cell>
          <table:table-cell table:formula="of:=INDIRECT([.A12]&amp;&quot;.E5&quot;)" office:value-type="float" office:value="1.8" calcext:value-type="float">
            <text:p>1.8E+00</text:p>
          </table:table-cell>
          <table:table-cell table:style-name="ce6" table:formula="of:=INDIRECT([.A12]&amp;&quot;.B3&quot;)" office:value-type="float" office:value="0.027" calcext:value-type="float">
            <text:p>2.7E-02</text:p>
          </table:table-cell>
          <table:table-cell table:style-name="ce6" table:formula="of:=INDIRECT([.A12]&amp;&quot;.E3&quot;)" office:value-type="float" office:value="0.9" calcext:value-type="float">
            <text:p>9.0E-01</text:p>
          </table:table-cell>
          <table:table-cell table:formula="of:=INDIRECT([.A12]&amp;&quot;.H6&quot;)" office:value-type="float" office:value="0.019" calcext:value-type="float">
            <text:p>1.9E-02</text:p>
          </table:table-cell>
          <table:table-cell table:formula="of:=MIN([.D12];[.E12]) - [.F12]" office:value-type="float" office:value="0.008" calcext:value-type="float">
            <text:p>8.0E-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1</text:p>
          </table:table-cell>
          <table:table-cell table:formula="of:=INDIRECT([.A13]&amp;&quot;.B5&quot;)" office:value-type="float" office:value="0.183725" calcext:value-type="float">
            <text:p>1.8E-01</text:p>
          </table:table-cell>
          <table:table-cell table:formula="of:=INDIRECT([.A13]&amp;&quot;.E5&quot;)" office:value-type="float" office:value="0.018" calcext:value-type="float">
            <text:p>1.8E-02</text:p>
          </table:table-cell>
          <table:table-cell table:style-name="ce6" table:formula="of:=INDIRECT([.A13]&amp;&quot;.B3&quot;)" office:value-type="float" office:value="0.0009" calcext:value-type="float">
            <text:p>9.0E-04</text:p>
          </table:table-cell>
          <table:table-cell table:style-name="ce6" table:formula="of:=INDIRECT([.A13]&amp;&quot;.E3&quot;)" office:value-type="float" office:value="0.001" calcext:value-type="float">
            <text:p>1.0E-03</text:p>
          </table:table-cell>
          <table:table-cell table:formula="of:=INDIRECT([.A13]&amp;&quot;.H6&quot;)" office:value-type="float" office:value="0.000131596" calcext:value-type="float">
            <text:p>1.3E-04</text:p>
          </table:table-cell>
          <table:table-cell table:formula="of:=MIN([.D13];[.E13]) - [.F13]" office:value-type="float" office:value="0.000768404" calcext:value-type="float">
            <text:p>7.7E-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12</text:p>
          </table:table-cell>
          <table:table-cell table:formula="of:=INDIRECT([.A14]&amp;&quot;.B5&quot;)" office:value-type="float" office:value="9.1734" calcext:value-type="float">
            <text:p>9.2E+00</text:p>
          </table:table-cell>
          <table:table-cell table:formula="of:=INDIRECT([.A14]&amp;&quot;.E5&quot;)" office:value-type="float" office:value="5.05311111111111" calcext:value-type="float">
            <text:p>5.1E+00</text:p>
          </table:table-cell>
          <table:table-cell table:style-name="ce6" table:formula="of:=INDIRECT([.A14]&amp;&quot;.B3&quot;)" office:value-type="float" office:value="0.094" calcext:value-type="float">
            <text:p>9.4E-02</text:p>
          </table:table-cell>
          <table:table-cell table:style-name="ce6" table:formula="of:=INDIRECT([.A14]&amp;&quot;.E3&quot;)" office:value-type="float" office:value="0.098" calcext:value-type="float">
            <text:p>9.8E-02</text:p>
          </table:table-cell>
          <table:table-cell table:formula="of:=INDIRECT([.A14]&amp;&quot;.H6&quot;)" office:value-type="float" office:value="0.0042" calcext:value-type="float">
            <text:p>4.2E-03</text:p>
          </table:table-cell>
          <table:table-cell table:formula="of:=MIN([.D14];[.E14]) - [.F14]" office:value-type="float" office:value="0.0898" calcext:value-type="float">
            <text:p>9.0E-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3</text:p>
          </table:table-cell>
          <table:table-cell table:formula="of:=INDIRECT([.A15]&amp;&quot;.B5&quot;)" office:value-type="float" office:value="0.0186666666666667" calcext:value-type="float">
            <text:p>1.9E-02</text:p>
          </table:table-cell>
          <table:table-cell table:formula="of:=INDIRECT([.A15]&amp;&quot;.E5&quot;)" office:value-type="float" office:value="0.2792935" calcext:value-type="float">
            <text:p>2.8E-01</text:p>
          </table:table-cell>
          <table:table-cell table:style-name="ce6" table:formula="of:=INDIRECT([.A15]&amp;&quot;.B3&quot;)" office:value-type="float" office:value="0.012" calcext:value-type="float">
            <text:p>1.2E-02</text:p>
          </table:table-cell>
          <table:table-cell table:style-name="ce6" table:formula="of:=INDIRECT([.A15]&amp;&quot;.E3&quot;)" office:value-type="float" office:value="0.000174" calcext:value-type="float">
            <text:p>1.7E-04</text:p>
          </table:table-cell>
          <table:table-cell table:formula="of:=INDIRECT([.A15]&amp;&quot;.H6&quot;)" office:value-type="float" office:value="0.000014716" calcext:value-type="float">
            <text:p>1.5E-05</text:p>
          </table:table-cell>
          <table:table-cell table:formula="of:=MIN([.D15];[.E15]) - [.F15]" office:value-type="float" office:value="0.000159284" calcext:value-type="float">
            <text:p>1.6E-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4</text:p>
          </table:table-cell>
          <table:table-cell table:formula="of:=INDIRECT([.A16]&amp;&quot;.B5&quot;)" office:value-type="float" office:value="306.53" calcext:value-type="float">
            <text:p>3.1E+02</text:p>
          </table:table-cell>
          <table:table-cell table:formula="of:=INDIRECT([.A16]&amp;&quot;.E5&quot;)" office:value-type="float" office:value="24.8975" calcext:value-type="float">
            <text:p>2.5E+01</text:p>
          </table:table-cell>
          <table:table-cell table:style-name="ce6" table:formula="of:=INDIRECT([.A16]&amp;&quot;.B3&quot;)" office:value-type="float" office:value="0.81" calcext:value-type="float">
            <text:p>8.1E-01</text:p>
          </table:table-cell>
          <table:table-cell table:style-name="ce6" table:formula="of:=INDIRECT([.A16]&amp;&quot;.E3&quot;)" office:value-type="float" office:value="0.33" calcext:value-type="float">
            <text:p>3.3E-01</text:p>
          </table:table-cell>
          <table:table-cell table:formula="of:=INDIRECT([.A16]&amp;&quot;.H6&quot;)" office:value-type="float" office:value="0.031" calcext:value-type="float">
            <text:p>3.1E-02</text:p>
          </table:table-cell>
          <table:table-cell table:formula="of:=MIN([.D16];[.E16]) - [.F16]" office:value-type="float" office:value="0.299" calcext:value-type="float">
            <text:p>3.0E-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5</text:p>
          </table:table-cell>
          <table:table-cell table:formula="of:=INDIRECT([.A17]&amp;&quot;.B5&quot;)" office:value-type="float" office:value="0.0064315" calcext:value-type="float">
            <text:p>6.4E-03</text:p>
          </table:table-cell>
          <table:table-cell table:formula="of:=INDIRECT([.A17]&amp;&quot;.E5&quot;)" office:value-type="float" office:value="0.00204269366666667" calcext:value-type="float">
            <text:p>2.0E-03</text:p>
          </table:table-cell>
          <table:table-cell table:style-name="ce6" table:formula="of:=INDIRECT([.A17]&amp;&quot;.B3&quot;)" office:value-type="float" office:value="0.002863" calcext:value-type="float">
            <text:p>2.9E-03</text:p>
          </table:table-cell>
          <table:table-cell table:style-name="ce6" table:formula="of:=INDIRECT([.A17]&amp;&quot;.E3&quot;)" office:value-type="float" office:value="0.0004" calcext:value-type="float">
            <text:p>4.0E-04</text:p>
          </table:table-cell>
          <table:table-cell table:formula="of:=INDIRECT([.A17]&amp;&quot;.H6&quot;)" office:value-type="float" office:value="0.000002342" calcext:value-type="float">
            <text:p>2.3E-06</text:p>
          </table:table-cell>
          <table:table-cell table:formula="of:=MIN([.D17];[.E17]) - [.F17]" office:value-type="float" office:value="0.000397658" calcext:value-type="float">
            <text:p>4.0E-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6</text:p>
          </table:table-cell>
          <table:table-cell table:formula="of:=INDIRECT([.A18]&amp;&quot;.B5&quot;)" office:value-type="float" office:value="0.00786966666666667" calcext:value-type="float">
            <text:p>7.9E-03</text:p>
          </table:table-cell>
          <table:table-cell table:formula="of:=INDIRECT([.A18]&amp;&quot;.E5&quot;)" office:value-type="float" office:value="0.010739" calcext:value-type="float">
            <text:p>1.1E-02</text:p>
          </table:table-cell>
          <table:table-cell table:style-name="ce6" table:formula="of:=INDIRECT([.A18]&amp;&quot;.B3&quot;)" office:value-type="float" office:value="0.000009" calcext:value-type="float">
            <text:p>9.0E-06</text:p>
          </table:table-cell>
          <table:table-cell table:style-name="ce6" table:formula="of:=INDIRECT([.A18]&amp;&quot;.E3&quot;)" office:value-type="float" office:value="0.001478" calcext:value-type="float">
            <text:p>1.5E-03</text:p>
          </table:table-cell>
          <table:table-cell table:formula="of:=INDIRECT([.A18]&amp;&quot;.H6&quot;)" office:value-type="float" office:value="0.000024581" calcext:value-type="float">
            <text:p>2.5E-05</text:p>
          </table:table-cell>
          <table:table-cell table:formula="of:=MIN([.D18];[.E18]) - [.F18]" office:value-type="float" office:value="-0.000015581" calcext:value-type="float">
            <text:p>-1.6E-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7</text:p>
          </table:table-cell>
          <table:table-cell table:formula="of:=INDIRECT([.A19]&amp;&quot;.B5&quot;)" office:value-type="float" office:value="0" calcext:value-type="float">
            <text:p>0.0E+00</text:p>
          </table:table-cell>
          <table:table-cell table:formula="of:=INDIRECT([.A19]&amp;&quot;.E5&quot;)" office:value-type="float" office:value="0" calcext:value-type="float">
            <text:p>0.0E+00</text:p>
          </table:table-cell>
          <table:table-cell table:style-name="ce6" table:formula="of:=INDIRECT([.A19]&amp;&quot;.B3&quot;)" office:value-type="float" office:value="0" calcext:value-type="float">
            <text:p>0.0E+00</text:p>
          </table:table-cell>
          <table:table-cell table:style-name="ce6" table:formula="of:=INDIRECT([.A19]&amp;&quot;.E3&quot;)" office:value-type="float" office:value="0" calcext:value-type="float">
            <text:p>0.0E+00</text:p>
          </table:table-cell>
          <table:table-cell table:style-name="ce11" table:formula="of:=INDIRECT([.A19]&amp;&quot;.H6&quot;)" office:value-type="float" office:value="0.000675768" calcext:value-type="float">
            <text:p>6.8E-04</text:p>
          </table:table-cell>
          <table:table-cell table:formula="of:=MIN([.D19];[.E19]) - [.F19]" office:value-type="float" office:value="-0.000675768" calcext:value-type="float">
            <text:p>-6.8E-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8</text:p>
          </table:table-cell>
          <table:table-cell table:formula="of:=INDIRECT([.A20]&amp;&quot;.B5&quot;)" office:value-type="float" office:value="0.15239904" calcext:value-type="float">
            <text:p>1.5E-01</text:p>
          </table:table-cell>
          <table:table-cell table:formula="of:=INDIRECT([.A20]&amp;&quot;.E5&quot;)" office:value-type="float" office:value="0.6935437475" calcext:value-type="float">
            <text:p>6.9E-01</text:p>
          </table:table-cell>
          <table:table-cell table:style-name="ce6" table:formula="of:=INDIRECT([.A20]&amp;&quot;.B3&quot;)" office:value-type="float" office:value="0.0000004" calcext:value-type="float">
            <text:p>4.0E-07</text:p>
          </table:table-cell>
          <table:table-cell table:style-name="ce6" table:formula="of:=INDIRECT([.A20]&amp;&quot;.E3&quot;)" office:value-type="float" office:value="0.00010499" calcext:value-type="float">
            <text:p>1.0E-04</text:p>
          </table:table-cell>
          <table:table-cell table:formula="of:=INDIRECT([.A20]&amp;&quot;.H6&quot;)" office:value-type="float" office:value="0.000004967" calcext:value-type="float">
            <text:p>5.0E-06</text:p>
          </table:table-cell>
          <table:table-cell table:formula="of:=MIN([.D20];[.E20]) - [.F20]" office:value-type="float" office:value="-0.000004567" calcext:value-type="float">
            <text:p>-4.6E-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9</text:p>
          </table:table-cell>
          <table:table-cell table:formula="of:=INDIRECT([.A21]&amp;&quot;.B5&quot;)" office:value-type="float" office:value="0.02363" calcext:value-type="float">
            <text:p>2.4E-02</text:p>
          </table:table-cell>
          <table:table-cell table:formula="of:=INDIRECT([.A21]&amp;&quot;.E5&quot;)" office:value-type="float" office:value="0.000161" calcext:value-type="float">
            <text:p>1.6E-04</text:p>
          </table:table-cell>
          <table:table-cell table:style-name="ce6" table:formula="of:=INDIRECT([.A21]&amp;&quot;.B3&quot;)" office:value-type="float" office:value="0.00726" calcext:value-type="float">
            <text:p>7.3E-03</text:p>
          </table:table-cell>
          <table:table-cell table:style-name="ce6" table:formula="of:=INDIRECT([.A21]&amp;&quot;.E3&quot;)" office:value-type="float" office:value="0.000161" calcext:value-type="float">
            <text:p>1.6E-04</text:p>
          </table:table-cell>
          <table:table-cell table:formula="of:=INDIRECT([.A21]&amp;&quot;.H6&quot;)" office:value-type="float" office:value="0.000012857" calcext:value-type="float">
            <text:p>1.3E-05</text:p>
          </table:table-cell>
          <table:table-cell table:formula="of:=MIN([.D21];[.E21]) - [.F21]" office:value-type="float" office:value="0.000148143" calcext:value-type="float">
            <text:p>1.5E-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20</text:p>
          </table:table-cell>
          <table:table-cell table:formula="of:=INDIRECT([.A22]&amp;&quot;.B5&quot;)" office:value-type="float" office:value="0.008638" calcext:value-type="float">
            <text:p>8.6E-03</text:p>
          </table:table-cell>
          <table:table-cell table:formula="of:=INDIRECT([.A22]&amp;&quot;.E5&quot;)" office:value-type="float" office:value="0.063" calcext:value-type="float">
            <text:p>6.3E-02</text:p>
          </table:table-cell>
          <table:table-cell table:style-name="ce6" table:formula="of:=INDIRECT([.A22]&amp;&quot;.B3&quot;)" office:value-type="float" office:value="0.001276" calcext:value-type="float">
            <text:p>1.3E-03</text:p>
          </table:table-cell>
          <table:table-cell table:style-name="ce6" table:formula="of:=INDIRECT([.A22]&amp;&quot;.E3&quot;)" office:value-type="float" office:value="0.01" calcext:value-type="float">
            <text:p>1.0E-02</text:p>
          </table:table-cell>
          <table:table-cell table:formula="of:=INDIRECT([.A22]&amp;&quot;.H6&quot;)" office:value-type="float" office:value="0.000014298" calcext:value-type="float">
            <text:p>1.4E-05</text:p>
          </table:table-cell>
          <table:table-cell table:formula="of:=MIN([.D22];[.E22]) - [.F22]" office:value-type="float" office:value="0.001261702" calcext:value-type="float">
            <text:p>1.3E-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21</text:p>
          </table:table-cell>
          <table:table-cell table:formula="of:=INDIRECT([.A23]&amp;&quot;.B5&quot;)" office:value-type="float" office:value="7.819625" calcext:value-type="float">
            <text:p>7.8E+00</text:p>
          </table:table-cell>
          <table:table-cell table:formula="of:=INDIRECT([.A23]&amp;&quot;.E5&quot;)" office:value-type="float" office:value="0.171833333333333" calcext:value-type="float">
            <text:p>1.7E-01</text:p>
          </table:table-cell>
          <table:table-cell table:style-name="ce6" table:formula="of:=INDIRECT([.A23]&amp;&quot;.B3&quot;)" office:value-type="float" office:value="0.0005" calcext:value-type="float">
            <text:p>5.0E-04</text:p>
          </table:table-cell>
          <table:table-cell table:style-name="ce6" table:formula="of:=INDIRECT([.A23]&amp;&quot;.E3&quot;)" office:value-type="float" office:value="0.006" calcext:value-type="float">
            <text:p>6.0E-03</text:p>
          </table:table-cell>
          <table:table-cell table:formula="of:=INDIRECT([.A23]&amp;&quot;.H6&quot;)" office:value-type="float" office:value="0.00046" calcext:value-type="float">
            <text:p>4.6E-04</text:p>
          </table:table-cell>
          <table:table-cell table:formula="of:=MIN([.D23];[.E23]) - [.F23]" office:value-type="float" office:value="0.00004" calcext:value-type="float">
            <text:p>4.0E-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22</text:p>
          </table:table-cell>
          <table:table-cell table:formula="of:=INDIRECT([.A24]&amp;&quot;.B5&quot;)" office:value-type="float" office:value="0.083" calcext:value-type="float">
            <text:p>8.3E-02</text:p>
          </table:table-cell>
          <table:table-cell table:formula="of:=INDIRECT([.A24]&amp;&quot;.E5&quot;)" office:value-type="float" office:value="0.0242" calcext:value-type="float">
            <text:p>2.4E-02</text:p>
          </table:table-cell>
          <table:table-cell table:style-name="ce6" table:formula="of:=INDIRECT([.A24]&amp;&quot;.B3&quot;)" office:value-type="float" office:value="0.036" calcext:value-type="float">
            <text:p>3.6E-02</text:p>
          </table:table-cell>
          <table:table-cell table:style-name="ce6" table:formula="of:=INDIRECT([.A24]&amp;&quot;.E3&quot;)" office:value-type="float" office:value="0.003" calcext:value-type="float">
            <text:p>3.0E-03</text:p>
          </table:table-cell>
          <table:table-cell table:formula="of:=INDIRECT([.A24]&amp;&quot;.H6&quot;)" office:value-type="float" office:value="0.0016" calcext:value-type="float">
            <text:p>1.6E-03</text:p>
          </table:table-cell>
          <table:table-cell table:formula="of:=MIN([.D24];[.E24]) - [.F24]" office:value-type="float" office:value="0.0014" calcext:value-type="float">
            <text:p>1.4E-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23</text:p>
          </table:table-cell>
          <table:table-cell table:formula="of:=INDIRECT([.A25]&amp;&quot;.B5&quot;)" office:value-type="float" office:value="115.903142857143" calcext:value-type="float">
            <text:p>1.2E+02</text:p>
          </table:table-cell>
          <table:table-cell table:formula="of:=INDIRECT([.A25]&amp;&quot;.E5&quot;)" office:value-type="float" office:value="6.80777777777778" calcext:value-type="float">
            <text:p>6.8E+00</text:p>
          </table:table-cell>
          <table:table-cell table:style-name="ce6" table:formula="of:=INDIRECT([.A25]&amp;&quot;.B3&quot;)" office:value-type="float" office:value="0.121" calcext:value-type="float">
            <text:p>1.2E-01</text:p>
          </table:table-cell>
          <table:table-cell table:style-name="ce6" table:formula="of:=INDIRECT([.A25]&amp;&quot;.E3&quot;)" office:value-type="float" office:value="0.14" calcext:value-type="float">
            <text:p>1.4E-01</text:p>
          </table:table-cell>
          <table:table-cell table:formula="of:=INDIRECT([.A25]&amp;&quot;.H6&quot;)" office:value-type="float" office:value="0.008" calcext:value-type="float">
            <text:p>8.0E-03</text:p>
          </table:table-cell>
          <table:table-cell table:formula="of:=MIN([.D25];[.E25]) - [.F25]" office:value-type="float" office:value="0.113" calcext:value-type="float">
            <text:p>1.1E-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24</text:p>
          </table:table-cell>
          <table:table-cell table:formula="of:=INDIRECT([.A26]&amp;&quot;.B5&quot;)" office:value-type="float" office:value="1.0799126" calcext:value-type="float">
            <text:p>1.1E+00</text:p>
          </table:table-cell>
          <table:table-cell table:formula="of:=INDIRECT([.A26]&amp;&quot;.E5&quot;)" office:value-type="float" office:value="145.940146857143" calcext:value-type="float">
            <text:p>1.5E+02</text:p>
          </table:table-cell>
          <table:table-cell table:style-name="ce6" table:formula="of:=INDIRECT([.A26]&amp;&quot;.B3&quot;)" office:value-type="float" office:value="0.000026" calcext:value-type="float">
            <text:p>2.6E-05</text:p>
          </table:table-cell>
          <table:table-cell table:style-name="ce6" table:formula="of:=INDIRECT([.A26]&amp;&quot;.E3&quot;)" office:value-type="float" office:value="0.000238" calcext:value-type="float">
            <text:p>2.4E-04</text:p>
          </table:table-cell>
          <table:table-cell table:formula="of:=INDIRECT([.A26]&amp;&quot;.H6&quot;)" office:value-type="float" office:value="0.000003565" calcext:value-type="float">
            <text:p>3.6E-06</text:p>
          </table:table-cell>
          <table:table-cell table:formula="of:=MIN([.D26];[.E26]) - [.F26]" office:value-type="float" office:value="0.000022435" calcext:value-type="float">
            <text:p>2.2E-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25</text:p>
          </table:table-cell>
          <table:table-cell table:formula="of:=INDIRECT([.A27]&amp;&quot;.B5&quot;)" office:value-type="float" office:value="0" calcext:value-type="float">
            <text:p>0.0E+00</text:p>
          </table:table-cell>
          <table:table-cell table:formula="of:=INDIRECT([.A27]&amp;&quot;.E5&quot;)" office:value-type="float" office:value="0" calcext:value-type="float">
            <text:p>0.0E+00</text:p>
          </table:table-cell>
          <table:table-cell table:style-name="ce6" table:formula="of:=INDIRECT([.A27]&amp;&quot;.B3&quot;)" office:value-type="float" office:value="0" calcext:value-type="float">
            <text:p>0.0E+00</text:p>
          </table:table-cell>
          <table:table-cell table:style-name="ce6" table:formula="of:=INDIRECT([.A27]&amp;&quot;.E3&quot;)" office:value-type="float" office:value="0" calcext:value-type="float">
            <text:p>0.0E+00</text:p>
          </table:table-cell>
          <table:table-cell table:formula="of:=INDIRECT([.A27]&amp;&quot;.H6&quot;)" office:value-type="float" office:value="0.000000167" calcext:value-type="float">
            <text:p>1.7E-07</text:p>
          </table:table-cell>
          <table:table-cell table:formula="of:=MIN([.D27];[.E27]) - [.F27]" office:value-type="float" office:value="-0.000000167" calcext:value-type="float">
            <text:p>-1.7E-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26</text:p>
          </table:table-cell>
          <table:table-cell table:formula="of:=INDIRECT([.A28]&amp;&quot;.B5&quot;)" office:value-type="float" office:value="11.6351666666667" calcext:value-type="float">
            <text:p>1.2E+01</text:p>
          </table:table-cell>
          <table:table-cell table:formula="of:=INDIRECT([.A28]&amp;&quot;.E5&quot;)" office:value-type="float" office:value="4.53298571428571" calcext:value-type="float">
            <text:p>4.5E+00</text:p>
          </table:table-cell>
          <table:table-cell table:style-name="ce6" table:formula="of:=INDIRECT([.A28]&amp;&quot;.B3&quot;)" office:value-type="float" office:value="0.011" calcext:value-type="float">
            <text:p>1.1E-02</text:p>
          </table:table-cell>
          <table:table-cell table:style-name="ce6" table:formula="of:=INDIRECT([.A28]&amp;&quot;.E3&quot;)" office:value-type="float" office:value="0.0009" calcext:value-type="float">
            <text:p>9.0E-04</text:p>
          </table:table-cell>
          <table:table-cell table:formula="of:=INDIRECT([.A28]&amp;&quot;.H6&quot;)" office:value-type="float" office:value="0.000014765" calcext:value-type="float">
            <text:p>1.5E-05</text:p>
          </table:table-cell>
          <table:table-cell table:formula="of:=MIN([.D28];[.E28]) - [.F28]" office:value-type="float" office:value="0.000885235" calcext:value-type="float">
            <text:p>8.9E-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27</text:p>
          </table:table-cell>
          <table:table-cell table:formula="of:=INDIRECT([.A29]&amp;&quot;.B5&quot;)" office:value-type="float" office:value="1" calcext:value-type="float">
            <text:p>1.0E+00</text:p>
          </table:table-cell>
          <table:table-cell table:formula="of:=INDIRECT([.A29]&amp;&quot;.E5&quot;)" office:value-type="float" office:value="1.57114285714286" calcext:value-type="float">
            <text:p>1.6E+00</text:p>
          </table:table-cell>
          <table:table-cell table:style-name="ce6" table:formula="of:=INDIRECT([.A29]&amp;&quot;.B3&quot;)" office:value-type="float" office:value="1" calcext:value-type="float">
            <text:p>1.0E+00</text:p>
          </table:table-cell>
          <table:table-cell table:style-name="ce6" table:formula="of:=INDIRECT([.A29]&amp;&quot;.E3&quot;)" office:value-type="float" office:value="0" calcext:value-type="float">
            <text:p>0.0E+00</text:p>
          </table:table-cell>
          <table:table-cell table:formula="of:=INDIRECT([.A29]&amp;&quot;.H6&quot;)" office:value-type="float" office:value="0.002" calcext:value-type="float">
            <text:p>2.0E-03</text:p>
          </table:table-cell>
          <table:table-cell table:formula="of:=MIN([.D29];[.E29]) - [.F29]" office:value-type="float" office:value="-0.002" calcext:value-type="float">
            <text:p>-2.0E-03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28</text:p>
          </table:table-cell>
          <table:table-cell table:formula="of:=INDIRECT([.A30]&amp;&quot;.B5&quot;)" office:value-type="float" office:value="0.01" calcext:value-type="float">
            <text:p>1.0E-02</text:p>
          </table:table-cell>
          <table:table-cell table:formula="of:=INDIRECT([.A30]&amp;&quot;.E5&quot;)" office:value-type="float" office:value="0.000985" calcext:value-type="float">
            <text:p>9.9E-04</text:p>
          </table:table-cell>
          <table:table-cell table:style-name="ce6" table:formula="of:=INDIRECT([.A30]&amp;&quot;.B3&quot;)" office:value-type="float" office:value="0.01" calcext:value-type="float">
            <text:p>1.0E-02</text:p>
          </table:table-cell>
          <table:table-cell table:style-name="ce6" table:formula="of:=INDIRECT([.A30]&amp;&quot;.E3&quot;)" office:value-type="float" office:value="0.00004" calcext:value-type="float">
            <text:p>4.0E-05</text:p>
          </table:table-cell>
          <table:table-cell table:formula="of:=INDIRECT([.A30]&amp;&quot;.H6&quot;)" office:value-type="float" office:value="0.000000775" calcext:value-type="float">
            <text:p>7.8E-07</text:p>
          </table:table-cell>
          <table:table-cell table:formula="of:=MIN([.D30];[.E30]) - [.F30]" office:value-type="float" office:value="0.000039225" calcext:value-type="float">
            <text:p>3.9E-05</text:p>
          </table:table-cell>
          <table:table-cell table:style-name="ce12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29</text:p>
          </table:table-cell>
          <table:table-cell table:formula="of:=INDIRECT([.A31]&amp;&quot;.B5&quot;)" office:value-type="float" office:value="14.509375" calcext:value-type="float">
            <text:p>1.5E+01</text:p>
          </table:table-cell>
          <table:table-cell table:formula="of:=INDIRECT([.A31]&amp;&quot;.E5&quot;)" office:value-type="float" office:value="0.2705" calcext:value-type="float">
            <text:p>2.7E-01</text:p>
          </table:table-cell>
          <table:table-cell table:style-name="ce6" table:formula="of:=INDIRECT([.A31]&amp;&quot;.B3&quot;)" office:value-type="float" office:value="0.0075" calcext:value-type="float">
            <text:p>7.5E-03</text:p>
          </table:table-cell>
          <table:table-cell table:style-name="ce6" table:formula="of:=INDIRECT([.A31]&amp;&quot;.E3&quot;)" office:value-type="float" office:value="0.01" calcext:value-type="float">
            <text:p>1.0E-02</text:p>
          </table:table-cell>
          <table:table-cell table:formula="of:=INDIRECT([.A31]&amp;&quot;.H6&quot;)" office:value-type="float" office:value="0.0015" calcext:value-type="float">
            <text:p>1.5E-03</text:p>
          </table:table-cell>
          <table:table-cell table:formula="of:=MIN([.D31];[.E31]) - [.F31]" office:value-type="float" office:value="0.006" calcext:value-type="float">
            <text:p>6.0E-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30</text:p>
          </table:table-cell>
          <table:table-cell table:formula="of:=INDIRECT([.A32]&amp;&quot;.B5&quot;)" office:value-type="float" office:value="10.4685" calcext:value-type="float">
            <text:p>1.0E+01</text:p>
          </table:table-cell>
          <table:table-cell table:formula="of:=INDIRECT([.A32]&amp;&quot;.E5&quot;)" office:value-type="float" office:value="0.963666666666667" calcext:value-type="float">
            <text:p>9.6E-01</text:p>
          </table:table-cell>
          <table:table-cell table:style-name="ce6" table:formula="of:=INDIRECT([.A32]&amp;&quot;.B3&quot;)" office:value-type="float" office:value="0.228" calcext:value-type="float">
            <text:p>2.3E-01</text:p>
          </table:table-cell>
          <table:table-cell table:style-name="ce6" table:formula="of:=INDIRECT([.A32]&amp;&quot;.E3&quot;)" office:value-type="float" office:value="0.005" calcext:value-type="float">
            <text:p>5.0E-03</text:p>
          </table:table-cell>
          <table:table-cell table:formula="of:=INDIRECT([.A32]&amp;&quot;.H6&quot;)" office:value-type="float" office:value="0.000194628" calcext:value-type="float">
            <text:p>1.9E-04</text:p>
          </table:table-cell>
          <table:table-cell table:formula="of:=MIN([.D32];[.E32]) - [.F32]" office:value-type="float" office:value="0.004805372" calcext:value-type="float">
            <text:p>4.8E-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31</text:p>
          </table:table-cell>
          <table:table-cell table:formula="of:=INDIRECT([.A33]&amp;&quot;.B5&quot;)" office:value-type="float" office:value="14.6976666666667" calcext:value-type="float">
            <text:p>1.5E+01</text:p>
          </table:table-cell>
          <table:table-cell table:formula="of:=INDIRECT([.A33]&amp;&quot;.E5&quot;)" office:value-type="float" office:value="0.19524" calcext:value-type="float">
            <text:p>2.0E-01</text:p>
          </table:table-cell>
          <table:table-cell table:style-name="ce6" table:formula="of:=INDIRECT([.A33]&amp;&quot;.B3&quot;)" office:value-type="float" office:value="0.004" calcext:value-type="float">
            <text:p>4.0E-03</text:p>
          </table:table-cell>
          <table:table-cell table:style-name="ce6" table:formula="of:=INDIRECT([.A33]&amp;&quot;.E3&quot;)" office:value-type="float" office:value="0.0004" calcext:value-type="float">
            <text:p>4.0E-04</text:p>
          </table:table-cell>
          <table:table-cell table:formula="of:=INDIRECT([.A33]&amp;&quot;.H6&quot;)" office:value-type="float" office:value="0.0004" calcext:value-type="float">
            <text:p>4.0E-04</text:p>
          </table:table-cell>
          <table:table-cell table:formula="of:=MIN([.D33];[.E33]) - [.F33]" office:value-type="float" office:value="0" calcext:value-type="float">
            <text:p>0.0E+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32</text:p>
          </table:table-cell>
          <table:table-cell table:formula="of:=INDIRECT([.A34]&amp;&quot;.B5&quot;)" office:value-type="float" office:value="1.06034444444444" calcext:value-type="float">
            <text:p>1.1E+00</text:p>
          </table:table-cell>
          <table:table-cell table:formula="of:=INDIRECT([.A34]&amp;&quot;.E5&quot;)" office:value-type="float" office:value="3.20024" calcext:value-type="float">
            <text:p>3.2E+00</text:p>
          </table:table-cell>
          <table:table-cell table:style-name="ce6" table:formula="of:=INDIRECT([.A34]&amp;&quot;.B3&quot;)" office:value-type="float" office:value="0.0009" calcext:value-type="float">
            <text:p>9.0E-04</text:p>
          </table:table-cell>
          <table:table-cell table:style-name="ce6" table:formula="of:=INDIRECT([.A34]&amp;&quot;.E3&quot;)" office:value-type="float" office:value="0.0004" calcext:value-type="float">
            <text:p>4.0E-04</text:p>
          </table:table-cell>
          <table:table-cell table:formula="of:=INDIRECT([.A34]&amp;&quot;.H6&quot;)" office:value-type="float" office:value="0.001" calcext:value-type="float">
            <text:p>1.0E-03</text:p>
          </table:table-cell>
          <table:table-cell table:formula="of:=MIN([.D34];[.E34]) - [.F34]" office:value-type="float" office:value="-0.0006" calcext:value-type="float">
            <text:p>-6.0E-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33</text:p>
          </table:table-cell>
          <table:table-cell table:formula="of:=INDIRECT([.A35]&amp;&quot;.B5&quot;)" office:value-type="float" office:value="0.076322" calcext:value-type="float">
            <text:p>7.6E-02</text:p>
          </table:table-cell>
          <table:table-cell table:formula="of:=INDIRECT([.A35]&amp;&quot;.E5&quot;)" office:value-type="float" office:value="0.0837709090909091" calcext:value-type="float">
            <text:p>8.4E-02</text:p>
          </table:table-cell>
          <table:table-cell table:style-name="ce6" table:formula="of:=INDIRECT([.A35]&amp;&quot;.B3&quot;)" office:value-type="float" office:value="0.002" calcext:value-type="float">
            <text:p>2.0E-03</text:p>
          </table:table-cell>
          <table:table-cell table:style-name="ce6" table:formula="of:=INDIRECT([.A35]&amp;&quot;.E3&quot;)" office:value-type="float" office:value="0.00008" calcext:value-type="float">
            <text:p>8.0E-05</text:p>
          </table:table-cell>
          <table:table-cell table:formula="of:=INDIRECT([.A35]&amp;&quot;.H6&quot;)" office:value-type="float" office:value="0.000004196" calcext:value-type="float">
            <text:p>4.2E-06</text:p>
          </table:table-cell>
          <table:table-cell table:formula="of:=MIN([.D35];[.E35]) - [.F35]" office:value-type="float" office:value="0.000075804" calcext:value-type="float">
            <text:p>7.6E-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34</text:p>
          </table:table-cell>
          <table:table-cell table:formula="of:=INDIRECT([.A36]&amp;&quot;.B5&quot;)" office:value-type="float" office:value="29.7325" calcext:value-type="float">
            <text:p>3.0E+01</text:p>
          </table:table-cell>
          <table:table-cell table:formula="of:=INDIRECT([.A36]&amp;&quot;.E5&quot;)" office:value-type="float" office:value="3.73944444444444" calcext:value-type="float">
            <text:p>3.7E+00</text:p>
          </table:table-cell>
          <table:table-cell table:style-name="ce6" table:formula="of:=INDIRECT([.A36]&amp;&quot;.B3&quot;)" office:value-type="float" office:value="0.095" calcext:value-type="float">
            <text:p>9.5E-02</text:p>
          </table:table-cell>
          <table:table-cell table:style-name="ce6" table:formula="of:=INDIRECT([.A36]&amp;&quot;.E3&quot;)" office:value-type="float" office:value="0.019" calcext:value-type="float">
            <text:p>1.9E-02</text:p>
          </table:table-cell>
          <table:table-cell table:formula="of:=INDIRECT([.A36]&amp;&quot;.H6&quot;)" office:value-type="float" office:value="0.0004" calcext:value-type="float">
            <text:p>4.0E-04</text:p>
          </table:table-cell>
          <table:table-cell table:formula="of:=MIN([.D36];[.E36]) - [.F36]" office:value-type="float" office:value="0.0186" calcext:value-type="float">
            <text:p>1.9E-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35</text:p>
          </table:table-cell>
          <table:table-cell table:formula="of:=INDIRECT([.A37]&amp;&quot;.B5&quot;)" office:value-type="float" office:value="4.7519" calcext:value-type="float">
            <text:p>4.8E+00</text:p>
          </table:table-cell>
          <table:table-cell table:formula="of:=INDIRECT([.A37]&amp;&quot;.E5&quot;)" office:value-type="float" office:value="423.05608" calcext:value-type="float">
            <text:p>4.2E+02</text:p>
          </table:table-cell>
          <table:table-cell table:style-name="ce6" table:formula="of:=INDIRECT([.A37]&amp;&quot;.B3&quot;)" office:value-type="float" office:value="0.01" calcext:value-type="float">
            <text:p>1.0E-02</text:p>
          </table:table-cell>
          <table:table-cell table:style-name="ce6" table:formula="of:=INDIRECT([.A37]&amp;&quot;.E3&quot;)" office:value-type="float" office:value="0.008" calcext:value-type="float">
            <text:p>8.0E-03</text:p>
          </table:table-cell>
          <table:table-cell table:formula="of:=INDIRECT([.A37]&amp;&quot;.H6&quot;)" office:value-type="float" office:value="0.002" calcext:value-type="float">
            <text:p>2.0E-03</text:p>
          </table:table-cell>
          <table:table-cell table:formula="of:=MIN([.D37];[.E37]) - [.F37]" office:value-type="float" office:value="0.006" calcext:value-type="float">
            <text:p>6.0E-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36</text:p>
          </table:table-cell>
          <table:table-cell table:formula="of:=INDIRECT([.A38]&amp;&quot;.B5&quot;)" office:value-type="float" office:value="2.00414285714286" calcext:value-type="float">
            <text:p>2.0E+00</text:p>
          </table:table-cell>
          <table:table-cell table:formula="of:=INDIRECT([.A38]&amp;&quot;.E5&quot;)" office:value-type="float" office:value="5.20018333333333" calcext:value-type="float">
            <text:p>5.2E+00</text:p>
          </table:table-cell>
          <table:table-cell table:style-name="ce6" table:formula="of:=INDIRECT([.A38]&amp;&quot;.B3&quot;)" office:value-type="float" office:value="0.002" calcext:value-type="float">
            <text:p>2.0E-03</text:p>
          </table:table-cell>
          <table:table-cell table:style-name="ce6" table:formula="of:=INDIRECT([.A38]&amp;&quot;.E3&quot;)" office:value-type="float" office:value="0.0032" calcext:value-type="float">
            <text:p>3.2E-03</text:p>
          </table:table-cell>
          <table:table-cell table:formula="of:=INDIRECT([.A38]&amp;&quot;.H6&quot;)" office:value-type="float" office:value="0.000045825" calcext:value-type="float">
            <text:p>4.6E-05</text:p>
          </table:table-cell>
          <table:table-cell table:formula="of:=MIN([.D38];[.E38]) - [.F38]" office:value-type="float" office:value="0.001954175" calcext:value-type="float">
            <text:p>2.0E-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37</text:p>
          </table:table-cell>
          <table:table-cell table:formula="of:=INDIRECT([.A39]&amp;&quot;.B5&quot;)" office:value-type="float" office:value="8.7301" calcext:value-type="float">
            <text:p>8.7E+00</text:p>
          </table:table-cell>
          <table:table-cell table:formula="of:=INDIRECT([.A39]&amp;&quot;.E5&quot;)" office:value-type="float" office:value="35.72379" calcext:value-type="float">
            <text:p>3.6E+01</text:p>
          </table:table-cell>
          <table:table-cell table:style-name="ce6" table:formula="of:=INDIRECT([.A39]&amp;&quot;.B3&quot;)" office:value-type="float" office:value="0.002" calcext:value-type="float">
            <text:p>2.0E-03</text:p>
          </table:table-cell>
          <table:table-cell table:style-name="ce6" table:formula="of:=INDIRECT([.A39]&amp;&quot;.E3&quot;)" office:value-type="float" office:value="0.0004" calcext:value-type="float">
            <text:p>4.0E-04</text:p>
          </table:table-cell>
          <table:table-cell table:formula="of:=INDIRECT([.A39]&amp;&quot;.H6&quot;)" office:value-type="float" office:value="0.00029" calcext:value-type="float">
            <text:p>2.9E-04</text:p>
          </table:table-cell>
          <table:table-cell table:formula="of:=MIN([.D39];[.E39]) - [.F39]" office:value-type="float" office:value="0.00011" calcext:value-type="float">
            <text:p>1.1E-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38</text:p>
          </table:table-cell>
          <table:table-cell table:formula="of:=INDIRECT([.A40]&amp;&quot;.B5&quot;)" office:value-type="float" office:value="0" calcext:value-type="float">
            <text:p>0.0E+00</text:p>
          </table:table-cell>
          <table:table-cell table:formula="of:=INDIRECT([.A40]&amp;&quot;.E5&quot;)" office:value-type="float" office:value="0" calcext:value-type="float">
            <text:p>0.0E+00</text:p>
          </table:table-cell>
          <table:table-cell table:style-name="ce6" table:formula="of:=INDIRECT([.A40]&amp;&quot;.B3&quot;)" office:value-type="float" office:value="0" calcext:value-type="float">
            <text:p>0.0E+00</text:p>
          </table:table-cell>
          <table:table-cell table:style-name="ce6" table:formula="of:=INDIRECT([.A40]&amp;&quot;.E3&quot;)" office:value-type="float" office:value="0" calcext:value-type="float">
            <text:p>0.0E+00</text:p>
          </table:table-cell>
          <table:table-cell table:formula="of:=INDIRECT([.A40]&amp;&quot;.H6&quot;)" office:value-type="float" office:value="0.000136437" calcext:value-type="float">
            <text:p>1.4E-04</text:p>
          </table:table-cell>
          <table:table-cell table:formula="of:=MIN([.D40];[.E40]) - [.F40]" office:value-type="float" office:value="-0.000136437" calcext:value-type="float">
            <text:p>-1.4E-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39</text:p>
          </table:table-cell>
          <table:table-cell table:formula="of:=INDIRECT([.A41]&amp;&quot;.B5&quot;)" office:value-type="float" office:value="27.1385222222222" calcext:value-type="float">
            <text:p>2.7E+01</text:p>
          </table:table-cell>
          <table:table-cell table:formula="of:=INDIRECT([.A41]&amp;&quot;.E5&quot;)" office:value-type="float" office:value="11.8758181818182" calcext:value-type="float">
            <text:p>1.2E+01</text:p>
          </table:table-cell>
          <table:table-cell table:style-name="ce6" table:formula="of:=INDIRECT([.A41]&amp;&quot;.B3&quot;)" office:value-type="float" office:value="0.0009" calcext:value-type="float">
            <text:p>9.0E-04</text:p>
          </table:table-cell>
          <table:table-cell table:style-name="ce6" table:formula="of:=INDIRECT([.A41]&amp;&quot;.E3&quot;)" office:value-type="float" office:value="0.0001" calcext:value-type="float">
            <text:p>1.0E-04</text:p>
          </table:table-cell>
          <table:table-cell table:formula="of:=INDIRECT([.A41]&amp;&quot;.H6&quot;)" office:value-type="float" office:value="0.000007873" calcext:value-type="float">
            <text:p>7.9E-06</text:p>
          </table:table-cell>
          <table:table-cell table:formula="of:=MIN([.D41];[.E41]) - [.F41]" office:value-type="float" office:value="0.000092127" calcext:value-type="float">
            <text:p>9.2E-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0</text:p>
          </table:table-cell>
          <table:table-cell table:formula="of:=INDIRECT([.A42]&amp;&quot;.B5&quot;)" office:value-type="float" office:value="9.6334" calcext:value-type="float">
            <text:p>9.6E+00</text:p>
          </table:table-cell>
          <table:table-cell table:formula="of:=INDIRECT([.A42]&amp;&quot;.E5&quot;)" office:value-type="float" office:value="0.6608899" calcext:value-type="float">
            <text:p>6.6E-01</text:p>
          </table:table-cell>
          <table:table-cell table:style-name="ce6" table:formula="of:=INDIRECT([.A42]&amp;&quot;.B3&quot;)" office:value-type="float" office:value="0.0004" calcext:value-type="float">
            <text:p>4.0E-04</text:p>
          </table:table-cell>
          <table:table-cell table:style-name="ce6" table:formula="of:=INDIRECT([.A42]&amp;&quot;.E3&quot;)" office:value-type="float" office:value="0.00002" calcext:value-type="float">
            <text:p>2.0E-05</text:p>
          </table:table-cell>
          <table:table-cell table:formula="of:=INDIRECT([.A42]&amp;&quot;.H6&quot;)" office:value-type="float" office:value="0.000001115" calcext:value-type="float">
            <text:p>1.1E-06</text:p>
          </table:table-cell>
          <table:table-cell table:formula="of:=MIN([.D42];[.E42]) - [.F42]" office:value-type="float" office:value="0.000018885" calcext:value-type="float">
            <text:p>1.9E-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41</text:p>
          </table:table-cell>
          <table:table-cell table:formula="of:=INDIRECT([.A43]&amp;&quot;.B5&quot;)" office:value-type="float" office:value="18.3688181818182" calcext:value-type="float">
            <text:p>1.8E+01</text:p>
          </table:table-cell>
          <table:table-cell table:formula="of:=INDIRECT([.A43]&amp;&quot;.E5&quot;)" office:value-type="float" office:value="5.087293" calcext:value-type="float">
            <text:p>5.1E+00</text:p>
          </table:table-cell>
          <table:table-cell table:style-name="ce6" table:formula="of:=INDIRECT([.A43]&amp;&quot;.B3&quot;)" office:value-type="float" office:value="0.00003" calcext:value-type="float">
            <text:p>3.0E-05</text:p>
          </table:table-cell>
          <table:table-cell table:style-name="ce6" table:formula="of:=INDIRECT([.A43]&amp;&quot;.E3&quot;)" office:value-type="float" office:value="0.0001" calcext:value-type="float">
            <text:p>1.0E-04</text:p>
          </table:table-cell>
          <table:table-cell table:formula="of:=INDIRECT([.A43]&amp;&quot;.H6&quot;)" office:value-type="float" office:value="0.000071795" calcext:value-type="float">
            <text:p>7.2E-05</text:p>
          </table:table-cell>
          <table:table-cell table:formula="of:=MIN([.D43];[.E43]) - [.F43]" office:value-type="float" office:value="-0.000041795" calcext:value-type="float">
            <text:p>-4.2E-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42</text:p>
          </table:table-cell>
          <table:table-cell table:formula="of:=INDIRECT([.A44]&amp;&quot;.B5&quot;)" office:value-type="float" office:value="0.0455213" calcext:value-type="float">
            <text:p>4.6E-02</text:p>
          </table:table-cell>
          <table:table-cell table:formula="of:=INDIRECT([.A44]&amp;&quot;.E5&quot;)" office:value-type="float" office:value="0.0449943" calcext:value-type="float">
            <text:p>4.5E-02</text:p>
          </table:table-cell>
          <table:table-cell table:style-name="ce6" table:formula="of:=INDIRECT([.A44]&amp;&quot;.B3&quot;)" office:value-type="float" office:value="0.002573" calcext:value-type="float">
            <text:p>2.6E-03</text:p>
          </table:table-cell>
          <table:table-cell table:style-name="ce6" table:formula="of:=INDIRECT([.A44]&amp;&quot;.E3&quot;)" office:value-type="float" office:value="0.00049" calcext:value-type="float">
            <text:p>4.9E-04</text:p>
          </table:table-cell>
          <table:table-cell table:formula="of:=INDIRECT([.A44]&amp;&quot;.H6&quot;)" office:value-type="float" office:value="0.00016277" calcext:value-type="float">
            <text:p>1.6E-04</text:p>
          </table:table-cell>
          <table:table-cell table:formula="of:=MIN([.D44];[.E44]) - [.F44]" office:value-type="float" office:value="0.00032723" calcext:value-type="float">
            <text:p>3.3E-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43</text:p>
          </table:table-cell>
          <table:table-cell table:formula="of:=INDIRECT([.A45]&amp;&quot;.B5&quot;)" office:value-type="float" office:value="91.7250028571428" calcext:value-type="float">
            <text:p>9.2E+01</text:p>
          </table:table-cell>
          <table:table-cell table:formula="of:=INDIRECT([.A45]&amp;&quot;.E5&quot;)" office:value-type="float" office:value="6.22113869565217" calcext:value-type="float">
            <text:p>6.2E+00</text:p>
          </table:table-cell>
          <table:table-cell table:style-name="ce6" table:formula="of:=INDIRECT([.A45]&amp;&quot;.B3&quot;)" office:value-type="float" office:value="0.00004" calcext:value-type="float">
            <text:p>4.0E-05</text:p>
          </table:table-cell>
          <table:table-cell table:style-name="ce6" table:formula="of:=INDIRECT([.A45]&amp;&quot;.E3&quot;)" office:value-type="float" office:value="0.003" calcext:value-type="float">
            <text:p>3.0E-03</text:p>
          </table:table-cell>
          <table:table-cell table:formula="of:=INDIRECT([.A45]&amp;&quot;.H6&quot;)" office:value-type="float" office:value="0.000020667" calcext:value-type="float">
            <text:p>2.1E-05</text:p>
          </table:table-cell>
          <table:table-cell table:formula="of:=MIN([.D45];[.E45]) - [.F45]" office:value-type="float" office:value="0.000019333" calcext:value-type="float">
            <text:p>1.9E-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4</text:p>
          </table:table-cell>
          <table:table-cell table:formula="of:=INDIRECT([.A46]&amp;&quot;.B5&quot;)" office:value-type="float" office:value="8.985" calcext:value-type="float">
            <text:p>9.0E+00</text:p>
          </table:table-cell>
          <table:table-cell table:formula="of:=INDIRECT([.A46]&amp;&quot;.E5&quot;)" office:value-type="float" office:value="4.3356" calcext:value-type="float">
            <text:p>4.3E+00</text:p>
          </table:table-cell>
          <table:table-cell table:style-name="ce6" table:formula="of:=INDIRECT([.A46]&amp;&quot;.B3&quot;)" office:value-type="float" office:value="0.15" calcext:value-type="float">
            <text:p>1.5E-01</text:p>
          </table:table-cell>
          <table:table-cell table:style-name="ce6" table:formula="of:=INDIRECT([.A46]&amp;&quot;.E3&quot;)" office:value-type="float" office:value="0.036" calcext:value-type="float">
            <text:p>3.6E-02</text:p>
          </table:table-cell>
          <table:table-cell table:formula="of:=INDIRECT([.A46]&amp;&quot;.H6&quot;)" office:value-type="float" office:value="0.013" calcext:value-type="float">
            <text:p>1.3E-02</text:p>
          </table:table-cell>
          <table:table-cell table:formula="of:=MIN([.D46];[.E46]) - [.F46]" office:value-type="float" office:value="0.023" calcext:value-type="float">
            <text:p>2.3E-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45</text:p>
          </table:table-cell>
          <table:table-cell table:formula="of:=INDIRECT([.A47]&amp;&quot;.B5&quot;)" office:value-type="float" office:value="1.79749375" calcext:value-type="float">
            <text:p>1.8E+00</text:p>
          </table:table-cell>
          <table:table-cell table:formula="of:=INDIRECT([.A47]&amp;&quot;.E5&quot;)" office:value-type="float" office:value="0.1472" calcext:value-type="float">
            <text:p>1.5E-01</text:p>
          </table:table-cell>
          <table:table-cell table:style-name="ce6" table:formula="of:=INDIRECT([.A47]&amp;&quot;.B3&quot;)" office:value-type="float" office:value="0.0009" calcext:value-type="float">
            <text:p>9.0E-04</text:p>
          </table:table-cell>
          <table:table-cell table:style-name="ce6" table:formula="of:=INDIRECT([.A47]&amp;&quot;.E3&quot;)" office:value-type="float" office:value="0.0003" calcext:value-type="float">
            <text:p>3.0E-04</text:p>
          </table:table-cell>
          <table:table-cell table:formula="of:=INDIRECT([.A47]&amp;&quot;.H6&quot;)" office:value-type="float" office:value="0.000048943" calcext:value-type="float">
            <text:p>4.9E-05</text:p>
          </table:table-cell>
          <table:table-cell table:formula="of:=MIN([.D47];[.E47]) - [.F47]" office:value-type="float" office:value="0.000251057" calcext:value-type="float">
            <text:p>2.5E-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6</text:p>
          </table:table-cell>
          <table:table-cell table:formula="of:=INDIRECT([.A48]&amp;&quot;.B5&quot;)" office:value-type="float" office:value="11.1566666666667" calcext:value-type="float">
            <text:p>1.1E+01</text:p>
          </table:table-cell>
          <table:table-cell table:formula="of:=INDIRECT([.A48]&amp;&quot;.E5&quot;)" office:value-type="float" office:value="0.448233466666667" calcext:value-type="float">
            <text:p>4.5E-01</text:p>
          </table:table-cell>
          <table:table-cell table:style-name="ce6" table:formula="of:=INDIRECT([.A48]&amp;&quot;.B3&quot;)" office:value-type="float" office:value="0.008" calcext:value-type="float">
            <text:p>8.0E-03</text:p>
          </table:table-cell>
          <table:table-cell table:style-name="ce6" table:formula="of:=INDIRECT([.A48]&amp;&quot;.E3&quot;)" office:value-type="float" office:value="0.002" calcext:value-type="float">
            <text:p>2.0E-03</text:p>
          </table:table-cell>
          <table:table-cell table:formula="of:=INDIRECT([.A48]&amp;&quot;.H6&quot;)" office:value-type="float" office:value="0.00007288" calcext:value-type="float">
            <text:p>7.3E-05</text:p>
          </table:table-cell>
          <table:table-cell table:formula="of:=MIN([.D48];[.E48]) - [.F48]" office:value-type="float" office:value="0.00192712" calcext:value-type="float">
            <text:p>1.9E-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7</text:p>
          </table:table-cell>
          <table:table-cell table:formula="of:=INDIRECT([.A49]&amp;&quot;.B5&quot;)" office:value-type="float" office:value="26.521" calcext:value-type="float">
            <text:p>2.7E+01</text:p>
          </table:table-cell>
          <table:table-cell table:formula="of:=INDIRECT([.A49]&amp;&quot;.E5&quot;)" office:value-type="float" office:value="70.6948" calcext:value-type="float">
            <text:p>7.1E+01</text:p>
          </table:table-cell>
          <table:table-cell table:style-name="ce6" table:formula="of:=INDIRECT([.A49]&amp;&quot;.B3&quot;)" office:value-type="float" office:value="0.06" calcext:value-type="float">
            <text:p>6.0E-02</text:p>
          </table:table-cell>
          <table:table-cell table:style-name="ce6" table:formula="of:=INDIRECT([.A49]&amp;&quot;.E3&quot;)" office:value-type="float" office:value="0.035" calcext:value-type="float">
            <text:p>3.5E-02</text:p>
          </table:table-cell>
          <table:table-cell table:formula="of:=INDIRECT([.A49]&amp;&quot;.H6&quot;)" office:value-type="float" office:value="0.00078" calcext:value-type="float">
            <text:p>7.8E-04</text:p>
          </table:table-cell>
          <table:table-cell table:formula="of:=MIN([.D49];[.E49]) - [.F49]" office:value-type="float" office:value="0.03422" calcext:value-type="float">
            <text:p>3.4E-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8</text:p>
          </table:table-cell>
          <table:table-cell table:formula="of:=INDIRECT([.A50]&amp;&quot;.B5&quot;)" office:value-type="float" office:value="10.427" calcext:value-type="float">
            <text:p>1.0E+01</text:p>
          </table:table-cell>
          <table:table-cell table:formula="of:=INDIRECT([.A50]&amp;&quot;.E5&quot;)" office:value-type="float" office:value="0.0126428571428571" calcext:value-type="float">
            <text:p>1.3E-02</text:p>
          </table:table-cell>
          <table:table-cell table:style-name="ce6" table:formula="of:=INDIRECT([.A50]&amp;&quot;.B3&quot;)" office:value-type="float" office:value="0.007" calcext:value-type="float">
            <text:p>7.0E-03</text:p>
          </table:table-cell>
          <table:table-cell table:style-name="ce6" table:formula="of:=INDIRECT([.A50]&amp;&quot;.E3&quot;)" office:value-type="float" office:value="0.002" calcext:value-type="float">
            <text:p>2.0E-03</text:p>
          </table:table-cell>
          <table:table-cell table:formula="of:=INDIRECT([.A50]&amp;&quot;.H6&quot;)" office:value-type="float" office:value="0.0034" calcext:value-type="float">
            <text:p>3.4E-03</text:p>
          </table:table-cell>
          <table:table-cell table:formula="of:=MIN([.D50];[.E50]) - [.F50]" office:value-type="float" office:value="-0.0014" calcext:value-type="float">
            <text:p>-1.4E-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9</text:p>
          </table:table-cell>
          <table:table-cell table:formula="of:=INDIRECT([.A51]&amp;&quot;.B5&quot;)" office:value-type="float" office:value="2.79280526315789" calcext:value-type="float">
            <text:p>2.8E+00</text:p>
          </table:table-cell>
          <table:table-cell table:formula="of:=INDIRECT([.A51]&amp;&quot;.E5&quot;)" office:value-type="float" office:value="7.40379545454545" calcext:value-type="float">
            <text:p>7.4E+00</text:p>
          </table:table-cell>
          <table:table-cell table:style-name="ce6" table:formula="of:=INDIRECT([.A51]&amp;&quot;.B3&quot;)" office:value-type="float" office:value="0.006" calcext:value-type="float">
            <text:p>6.0E-03</text:p>
          </table:table-cell>
          <table:table-cell table:style-name="ce6" table:formula="of:=INDIRECT([.A51]&amp;&quot;.E3&quot;)" office:value-type="float" office:value="0.0002" calcext:value-type="float">
            <text:p>2.0E-04</text:p>
          </table:table-cell>
          <table:table-cell table:formula="of:=INDIRECT([.A51]&amp;&quot;.H6&quot;)" office:value-type="float" office:value="0.000065201" calcext:value-type="float">
            <text:p>6.5E-05</text:p>
          </table:table-cell>
          <table:table-cell table:formula="of:=MIN([.D51];[.E51]) - [.F51]" office:value-type="float" office:value="0.000134799" calcext:value-type="float">
            <text:p>1.3E-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50</text:p>
          </table:table-cell>
          <table:table-cell table:formula="of:=INDIRECT([.A52]&amp;&quot;.B5&quot;)" office:value-type="float" office:value="267.694028571429" calcext:value-type="float">
            <text:p>2.7E+02</text:p>
          </table:table-cell>
          <table:table-cell table:formula="of:=INDIRECT([.A52]&amp;&quot;.E5&quot;)" office:value-type="float" office:value="1.01755" calcext:value-type="float">
            <text:p>1.0E+00</text:p>
          </table:table-cell>
          <table:table-cell table:style-name="ce6" table:formula="of:=INDIRECT([.A52]&amp;&quot;.B3&quot;)" office:value-type="float" office:value="0.0032" calcext:value-type="float">
            <text:p>3.2E-03</text:p>
          </table:table-cell>
          <table:table-cell table:style-name="ce6" table:formula="of:=INDIRECT([.A52]&amp;&quot;.E3&quot;)" office:value-type="float" office:value="0.0005" calcext:value-type="float">
            <text:p>5.0E-04</text:p>
          </table:table-cell>
          <table:table-cell table:formula="of:=INDIRECT([.A52]&amp;&quot;.H6&quot;)" office:value-type="float" office:value="0.0017" calcext:value-type="float">
            <text:p>1.7E-03</text:p>
          </table:table-cell>
          <table:table-cell table:formula="of:=MIN([.D52];[.E52]) - [.F52]" office:value-type="float" office:value="-0.0012" calcext:value-type="float">
            <text:p>-1.2E-03</text:p>
          </table:table-cell>
          <table:table-cell table:style-name="ce13" table:number-columns-repeated="1017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Times" table:style-name="ta1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14</text:p>
          </table:table-cell>
          <table:table-cell office:value-type="float" office:value="0.031768111" calcext:value-type="float">
            <text:p>0.031768111</text:p>
          </table:table-cell>
          <table:table-cell office:value-type="float" office:value="837799" calcext:value-type="float">
            <text:p>837799</text:p>
          </table:table-cell>
          <table:table-cell office:value-type="string" calcext:value-type="string">
            <text:p>collatz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0.018917815" calcext:value-type="float">
            <text:p>0.018917815</text:p>
          </table:table-cell>
          <table:table-cell office:value-type="float" office:value="142913828922" calcext:value-type="float">
            <text:p>142913828922</text:p>
          </table:table-cell>
          <table:table-cell office:value-type="string" calcext:value-type="string">
            <text:p>2M primes</text:p>
          </table:table-cell>
        </table:table-row>
        <table:table-row table:style-name="ro1">
          <table:table-cell office:value-type="string" calcext:value-type="string">
            <text:p>p44</text:p>
          </table:table-cell>
          <table:table-cell office:value-type="float" office:value="0.012917348" calcext:value-type="float">
            <text:p>0.012917348</text:p>
          </table:table-cell>
          <table:table-cell office:value-type="float" office:value="5482660" calcext:value-type="float">
            <text:p>5482660</text:p>
          </table:table-cell>
          <table:table-cell office:value-type="string" calcext:value-type="string">
            <text:p>Pentagon diffs</text:p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0.00795277" calcext:value-type="float">
            <text:p>0.00795277</text:p>
          </table:table-cell>
          <table:table-cell office:value-type="float" office:value="4179871" calcext:value-type="float">
            <text:p>4179871</text:p>
          </table:table-cell>
          <table:table-cell office:value-type="string" calcext:value-type="string">
            <text:p>Non-abundant sums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0.004198006" calcext:value-type="float">
            <text:p>0.004198006</text:p>
          </table:table-cell>
          <table:table-cell office:value-type="float" office:value="76576500" calcext:value-type="float">
            <text:p>76576500</text:p>
          </table:table-cell>
          <table:table-cell office:value-type="string" calcext:value-type="string">
            <text:p>Divisor count of triangular numbers</text:p>
          </table:table-cell>
        </table:table-row>
        <table:table-row table:style-name="ro1">
          <table:table-cell office:value-type="string" calcext:value-type="string">
            <text:p>p48</text:p>
          </table:table-cell>
          <table:table-cell office:value-type="float" office:value="0.003359631" calcext:value-type="float">
            <text:p>0.003359631</text:p>
          </table:table-cell>
          <table:table-cell office:value-type="float" office:value="9110846700" calcext:value-type="float">
            <text:p>9110846700</text:p>
          </table:table-cell>
          <table:table-cell office:value-type="string" calcext:value-type="string">
            <text:p>Powers from 1 to 1k</text:p>
          </table:table-cell>
        </table:table-row>
        <table:table-row table:style-name="ro1">
          <table:table-cell office:value-type="string" calcext:value-type="string">
            <text:p>p27</text:p>
          </table:table-cell>
          <table:table-cell office:value-type="float" office:value="0.002039506" calcext:value-type="float">
            <text:p>0.002039506</text:p>
          </table:table-cell>
          <table:table-cell office:value-type="float" office:value="-59231" calcext:value-type="float">
            <text:p>-59231</text:p>
          </table:table-cell>
          <table:table-cell/>
        </table:table-row>
        <table:table-row table:style-name="ro1">
          <table:table-cell office:value-type="string" calcext:value-type="string">
            <text:p>p35</text:p>
          </table:table-cell>
          <table:table-cell office:value-type="float" office:value="0.001944351" calcext:value-type="float">
            <text:p>0.00194435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ircular primes under 1M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0.001749058" calcext:value-type="float">
            <text:p>0.001749058</text:p>
          </table:table-cell>
          <table:table-cell office:value-type="float" office:value="997651" calcext:value-type="float">
            <text:p>997651</text:p>
          </table:table-cell>
          <table:table-cell office:value-type="string" calcext:value-type="string">
            <text:p>Longest prime sequence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0.001577565" calcext:value-type="float">
            <text:p>0.001577565</text:p>
          </table:table-cell>
          <table:table-cell office:value-type="float" office:value="871198282" calcext:value-type="float">
            <text:p>871198282</text:p>
          </table:table-cell>
          <table:table-cell office:value-type="string" calcext:value-type="string">
            <text:p>Sort and score names</text:p>
          </table:table-cell>
        </table:table-row>
        <table:table-row table:style-name="ro1">
          <table:table-cell office:value-type="string" calcext:value-type="string">
            <text:p>p29</text:p>
          </table:table-cell>
          <table:table-cell office:value-type="float" office:value="0.001491702" calcext:value-type="float">
            <text:p>0.001491702</text:p>
          </table:table-cell>
          <table:table-cell office:value-type="float" office:value="9183" calcext:value-type="float">
            <text:p>9183</text:p>
          </table:table-cell>
          <table:table-cell office:value-type="string" calcext:value-type="string">
            <text:p>Set of Powers from 1 to 100</text:p>
          </table:table-cell>
        </table:table-row>
        <table:table-row table:style-name="ro1">
          <table:table-cell office:value-type="string" calcext:value-type="string">
            <text:p>p32</text:p>
          </table:table-cell>
          <table:table-cell office:value-type="float" office:value="0.001069922" calcext:value-type="float">
            <text:p>0.001069922</text:p>
          </table:table-cell>
          <table:table-cell office:value-type="float" office:value="45228" calcext:value-type="float">
            <text:p>45228</text:p>
          </table:table-cell>
          <table:table-cell/>
        </table:table-row>
        <table:table-row table:style-name="ro1">
          <table:table-cell office:value-type="string" calcext:value-type="string">
            <text:p>p47</text:p>
          </table:table-cell>
          <table:table-cell office:value-type="float" office:value="0.000778839" calcext:value-type="float">
            <text:p>0.000778839</text:p>
          </table:table-cell>
          <table:table-cell office:value-type="float" office:value="134043" calcext:value-type="float">
            <text:p>134043</text:p>
          </table:table-cell>
          <table:table-cell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0.000675768" calcext:value-type="float">
            <text:p>0.000675768</text:p>
          </table:table-cell>
          <table:table-cell office:value-type="float" office:value="21124" calcext:value-type="float">
            <text:p>21124</text:p>
          </table:table-cell>
          <table:table-cell/>
        </table:table-row>
        <table:table-row table:style-name="ro1">
          <table:table-cell office:value-type="string" calcext:value-type="string">
            <text:p>p26</text:p>
          </table:table-cell>
          <table:table-cell office:value-type="float" office:value="0.000627471" calcext:value-type="float">
            <text:p>0.000627471</text:p>
          </table:table-cell>
          <table:table-cell office:value-type="float" office:value="983" calcext:value-type="float">
            <text:p>983</text:p>
          </table:table-cell>
          <table:table-cell/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0.000561282" calcext:value-type="float">
            <text:p>0.000561282</text:p>
          </table:table-cell>
          <table:table-cell office:value-type="float" office:value="104743" calcext:value-type="float">
            <text:p>104743</text:p>
          </table:table-cell>
          <table:table-cell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0.000462097" calcext:value-type="float">
            <text:p>0.000462097</text:p>
          </table:table-cell>
          <table:table-cell office:value-type="float" office:value="31626" calcext:value-type="float">
            <text:p>31626</text:p>
          </table:table-cell>
          <table:table-cell/>
        </table:table-row>
        <table:table-row table:style-name="ro1">
          <table:table-cell office:value-type="string" calcext:value-type="string">
            <text:p>p25</text:p>
          </table:table-cell>
          <table:table-cell office:value-type="float" office:value="0.000000167" calcext:value-type="float">
            <text:p>0.000000167</text:p>
          </table:table-cell>
          <table:table-cell office:value-type="float" office:value="4782" calcext:value-type="float">
            <text:p>4782</text:p>
          </table:table-cell>
          <table:table-cell/>
        </table:table-row>
        <table:table-row table:style-name="ro1">
          <table:table-cell office:value-type="string" calcext:value-type="string">
            <text:p>p37</text:p>
          </table:table-cell>
          <table:table-cell office:value-type="float" office:value="0.0003" calcext:value-type="float">
            <text:p>0.0003</text:p>
          </table:table-cell>
          <table:table-cell office:value-type="float" office:value="748317" calcext:value-type="float">
            <text:p>748317</text:p>
          </table:table-cell>
          <table:table-cell/>
        </table:table-row>
        <table:table-row table:style-name="ro1">
          <table:table-cell office:value-type="string" calcext:value-type="string">
            <text:p>p31</text:p>
          </table:table-cell>
          <table:table-cell office:value-type="float" office:value="0.00040253" calcext:value-type="float">
            <text:p>0.00040253</text:p>
          </table:table-cell>
          <table:table-cell office:value-type="float" office:value="73682" calcext:value-type="float">
            <text:p>73682</text:p>
          </table:table-cell>
          <table:table-cell/>
        </table:table-row>
        <table:table-row table:style-name="ro1">
          <table:table-cell office:value-type="string" calcext:value-type="string">
            <text:p>p34</text:p>
          </table:table-cell>
          <table:table-cell office:value-type="float" office:value="0.000401619" calcext:value-type="float">
            <text:p>0.000401619</text:p>
          </table:table-cell>
          <table:table-cell office:value-type="float" office:value="40730" calcext:value-type="float">
            <text:p>40730</text:p>
          </table:table-cell>
          <table:table-cell/>
        </table:table-row>
        <table:table-row table:style-name="ro1">
          <table:table-cell office:value-type="string" calcext:value-type="string">
            <text:p>p30</text:p>
          </table:table-cell>
          <table:table-cell office:value-type="float" office:value="0.000194628" calcext:value-type="float">
            <text:p>0.000194628</text:p>
          </table:table-cell>
          <table:table-cell office:value-type="float" office:value="443839" calcext:value-type="float">
            <text:p>443839</text:p>
          </table:table-cell>
          <table:table-cell/>
        </table:table-row>
        <table:table-row table:style-name="ro1">
          <table:table-cell office:value-type="string" calcext:value-type="string">
            <text:p>p42</text:p>
          </table:table-cell>
          <table:table-cell office:value-type="float" office:value="0.00016277" calcext:value-type="float">
            <text:p>0.00016277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p38</text:p>
          </table:table-cell>
          <table:table-cell office:value-type="float" office:value="0.000136437" calcext:value-type="float">
            <text:p>0.000136437</text:p>
          </table:table-cell>
          <table:table-cell office:value-type="float" office:value="932718654" calcext:value-type="float">
            <text:p>932718654</text:p>
          </table:table-cell>
          <table:table-cell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0.000131596" calcext:value-type="float">
            <text:p>0.000131596</text:p>
          </table:table-cell>
          <table:table-cell office:value-type="float" office:value="70600674" calcext:value-type="float">
            <text:p>70600674</text:p>
          </table:table-cell>
          <table:table-cell/>
        </table:table-row>
        <table:table-row table:style-name="ro1">
          <table:table-cell office:value-type="string" calcext:value-type="string">
            <text:p>p46</text:p>
          </table:table-cell>
          <table:table-cell office:value-type="float" office:value="0.00007288" calcext:value-type="float">
            <text:p>0.00007288</text:p>
          </table:table-cell>
          <table:table-cell office:value-type="float" office:value="5777" calcext:value-type="float">
            <text:p>5777</text:p>
          </table:table-cell>
          <table:table-cell/>
        </table:table-row>
        <table:table-row table:style-name="ro1">
          <table:table-cell office:value-type="string" calcext:value-type="string">
            <text:p>p41</text:p>
          </table:table-cell>
          <table:table-cell office:value-type="float" office:value="0.000071795" calcext:value-type="float">
            <text:p>0.000071795</text:p>
          </table:table-cell>
          <table:table-cell office:value-type="float" office:value="7652413" calcext:value-type="float">
            <text:p>7652413</text:p>
          </table:table-cell>
          <table:table-cell/>
        </table:table-row>
        <table:table-row table:style-name="ro1">
          <table:table-cell office:value-type="string" calcext:value-type="string">
            <text:p>p49</text:p>
          </table:table-cell>
          <table:table-cell office:value-type="float" office:value="0.000065201" calcext:value-type="float">
            <text:p>0.000065201</text:p>
          </table:table-cell>
          <table:table-cell office:value-type="float" office:value="296962999629" calcext:value-type="float">
            <text:p>296962999629</text:p>
          </table:table-cell>
          <table:table-cell/>
        </table:table-row>
        <table:table-row table:style-name="ro1">
          <table:table-cell office:value-type="string" calcext:value-type="string">
            <text:p>p45</text:p>
          </table:table-cell>
          <table:table-cell office:value-type="float" office:value="0.000048943" calcext:value-type="float">
            <text:p>0.000048943</text:p>
          </table:table-cell>
          <table:table-cell office:value-type="float" office:value="1533776805" calcext:value-type="float">
            <text:p>1533776805</text:p>
          </table:table-cell>
          <table:table-cell/>
        </table:table-row>
        <table:table-row table:style-name="ro1">
          <table:table-cell office:value-type="string" calcext:value-type="string">
            <text:p>p36</text:p>
          </table:table-cell>
          <table:table-cell office:value-type="float" office:value="0.000045825" calcext:value-type="float">
            <text:p>0.000045825</text:p>
          </table:table-cell>
          <table:table-cell office:value-type="float" office:value="872187" calcext:value-type="float">
            <text:p>872187</text:p>
          </table:table-cell>
          <table:table-cell/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0.00004262" calcext:value-type="float">
            <text:p>0.00004262</text:p>
          </table:table-cell>
          <table:table-cell office:value-type="float" office:value="23514624000" calcext:value-type="float">
            <text:p>23514624000</text:p>
          </table:table-cell>
          <table:table-cell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0.000024581" calcext:value-type="float">
            <text:p>0.000024581</text:p>
          </table:table-cell>
          <table:table-cell office:value-type="float" office:value="1366" calcext:value-type="float">
            <text:p>1366</text:p>
          </table:table-cell>
          <table:table-cell/>
        </table:table-row>
        <table:table-row table:style-name="ro1">
          <table:table-cell office:value-type="string" calcext:value-type="string">
            <text:p>p43</text:p>
          </table:table-cell>
          <table:table-cell office:value-type="float" office:value="0.000020667" calcext:value-type="float">
            <text:p>0.000020667</text:p>
          </table:table-cell>
          <table:table-cell office:value-type="float" office:value="16695334890" calcext:value-type="float">
            <text:p>16695334890</text:p>
          </table:table-cell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0.000018174" calcext:value-type="float">
            <text:p>0.000018174</text:p>
          </table:table-cell>
          <table:table-cell office:value-type="float" office:value="6857" calcext:value-type="float">
            <text:p>6857</text:p>
          </table:table-cell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0.000018141" calcext:value-type="float">
            <text:p>0.000018141</text:p>
          </table:table-cell>
          <table:table-cell office:value-type="float" office:value="906609" calcext:value-type="float">
            <text:p>906609</text:p>
          </table:table-cell>
          <table:table-cell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0.000014716" calcext:value-type="float">
            <text:p>0.000014716</text:p>
          </table:table-cell>
          <table:table-cell office:value-type="float" office:value="5537376230" calcext:value-type="float">
            <text:p>5537376230</text:p>
          </table:table-cell>
          <table:table-cell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0.000014298" calcext:value-type="float">
            <text:p>0.000014298</text:p>
          </table:table-cell>
          <table:table-cell office:value-type="float" office:value="648" calcext:value-type="float">
            <text:p>648</text:p>
          </table:table-cell>
          <table:table-cell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0.000012857" calcext:value-type="float">
            <text:p>0.000012857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p39</text:p>
          </table:table-cell>
          <table:table-cell office:value-type="float" office:value="0.000007873" calcext:value-type="float">
            <text:p>0.000007873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0.000006672" calcext:value-type="float">
            <text:p>0.000006672</text:p>
          </table:table-cell>
          <table:table-cell office:value-type="float" office:value="137846528820" calcext:value-type="float">
            <text:p>137846528820</text:p>
          </table:table-cell>
          <table:table-cell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0.000004967" calcext:value-type="float">
            <text:p>0.000004967</text:p>
          </table:table-cell>
          <table:table-cell office:value-type="float" office:value="1074" calcext:value-type="float">
            <text:p>1074</text:p>
          </table:table-cell>
          <table:table-cell/>
        </table:table-row>
        <table:table-row table:style-name="ro1">
          <table:table-cell office:value-type="string" calcext:value-type="string">
            <text:p>p33</text:p>
          </table:table-cell>
          <table:table-cell office:value-type="float" office:value="0.000004196" calcext:value-type="float">
            <text:p>0.00000419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24</text:p>
          </table:table-cell>
          <table:table-cell office:value-type="float" office:value="0.000003565" calcext:value-type="float">
            <text:p>0.000003565</text:p>
          </table:table-cell>
          <table:table-cell office:value-type="float" office:value="2783915460" calcext:value-type="float">
            <text:p>2783915460</text:p>
          </table:table-cell>
          <table:table-cell/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0.000001811" calcext:value-type="float">
            <text:p>0.000001811</text:p>
          </table:table-cell>
          <table:table-cell office:value-type="float" office:value="31875000" calcext:value-type="float">
            <text:p>31875000</text:p>
          </table:table-cell>
          <table:table-cell/>
        </table:table-row>
        <table:table-row table:style-name="ro1">
          <table:table-cell office:value-type="string" calcext:value-type="string">
            <text:p>p40</text:p>
          </table:table-cell>
          <table:table-cell office:value-type="float" office:value="0.000001115" calcext:value-type="float">
            <text:p>0.000001115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p28</text:p>
          </table:table-cell>
          <table:table-cell office:value-type="float" office:value="0.000000775" calcext:value-type="float">
            <text:p>0.000000775</text:p>
          </table:table-cell>
          <table:table-cell office:value-type="float" office:value="669171001" calcext:value-type="float">
            <text:p>669171001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.000000313" calcext:value-type="float">
            <text:p>0.000000313</text:p>
          </table:table-cell>
          <table:table-cell office:value-type="float" office:value="233168" calcext:value-type="float">
            <text:p>233168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0.000000191" calcext:value-type="float">
            <text:p>0.000000191</text:p>
          </table:table-cell>
          <table:table-cell office:value-type="float" office:value="4613732" calcext:value-type="float">
            <text:p>4613732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0.00000013" calcext:value-type="float">
            <text:p>0.00000013</text:p>
          </table:table-cell>
          <table:table-cell office:value-type="float" office:value="232792560" calcext:value-type="float">
            <text:p>232792560</text:p>
          </table:table-cell>
          <table:table-cell/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0.000000125" calcext:value-type="float">
            <text:p>0.000000125</text:p>
          </table:table-cell>
          <table:table-cell office:value-type="float" office:value="25164150" calcext:value-type="float">
            <text:p>25164150</text:p>
          </table:table-cell>
          <table:table-cell/>
        </table:table-row>
      </table:table>
      <table:table table:name="p1" table:style-name="ta1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1</text:p>
          </table:table-cell>
          <table:table-cell table:style-name="ce16" office:value-type="date" office:date-value="2017-10-27" calcext:value-type="date">
            <text:p>2017-10-27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271" calcext:value-type="float">
            <text:p>0.271</text:p>
          </table:table-cell>
          <table:table-cell table:number-columns-repeated="2"/>
          <table:table-cell table:formula="of:=MIN([.E6:.E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271" calcext:value-type="float">
            <text:p>0.271</text:p>
          </table:table-cell>
          <table:table-cell table:number-columns-repeated="2"/>
          <table:table-cell table:formula="of:=MAX([.E6:.E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0.271" calcext:value-type="float">
            <text:p>0.271</text:p>
          </table:table-cell>
          <table:table-cell table:style-name="ce15" table:number-columns-repeated="2"/>
          <table:table-cell table:style-name="ce15" table:formula="of:=AVERAGE([.E6:.E50])" office:value-type="float" office:value="0" calcext:value-type="float">
            <text:p>0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271" calcext:value-type="float">
            <text:p>0.271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000313" calcext:value-type="float">
            <text:p>0.000000313</text:p>
          </table:table-cell>
          <table:table-cell office:value-type="string" calcext:value-type="string">
            <text:p>Rust</text:p>
          </table:table-cell>
        </table:table-row>
      </table:table>
      <table:table table:name="p2" table:style-name="ta1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2</text:p>
          </table:table-cell>
          <table:table-cell table:style-name="ce16" office:value-type="date" office:date-value="2017-10-27" calcext:value-type="date">
            <text:p>2017-10-27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00294" calcext:value-type="float">
            <text:p>0.0000294</text:p>
          </table:table-cell>
          <table:table-cell table:number-columns-repeated="2"/>
          <table:table-cell table:formula="of:=MIN([.E6:.E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000115" calcext:value-type="float">
            <text:p>0.000115</text:p>
          </table:table-cell>
          <table:table-cell table:number-columns-repeated="2"/>
          <table:table-cell table:formula="of:=MAX([.E6:.E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0.0000722" calcext:value-type="float">
            <text:p>0.0000722</text:p>
          </table:table-cell>
          <table:table-cell table:style-name="ce15" table:number-columns-repeated="2"/>
          <table:table-cell table:style-name="ce15" table:formula="of:=AVERAGE([.E6:.E50])" office:value-type="float" office:value="0" calcext:value-type="float">
            <text:p>0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000294" calcext:value-type="float">
            <text:p>0.0000294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000191" calcext:value-type="float">
            <text:p>0.000000191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00115" calcext:value-type="float">
            <text:p>0.000115</text:p>
          </table:table-cell>
          <table:table-cell office:value-type="string" calcext:value-type="string">
            <text:p>J</text:p>
          </table:table-cell>
          <table:table-cell table:number-columns-repeated="6"/>
        </table:table-row>
      </table:table>
      <table:table table:name="p3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</text:p>
          </table:table-cell>
          <table:table-cell table:style-name="ce16" office:value-type="date" office:date-value="2017-10-17" calcext:value-type="date">
            <text:p>2017-10-17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16" calcext:value-type="float">
            <text:p>0.016</text:p>
          </table:table-cell>
          <table:table-cell/>
          <table:table-cell office:value-type="string" calcext:value-type="string">
            <text:p><text:s/></text:p>
          </table:table-cell>
          <table:table-cell table:formula="of:=MIN([.E6:.E50])" office:value-type="float" office:value="0.0000018" calcext:value-type="float">
            <text:p>0.0000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1" calcext:value-type="float">
            <text:p>1</text:p>
          </table:table-cell>
          <table:table-cell table:number-columns-repeated="2"/>
          <table:table-cell table:formula="of:=MAX([.E6:.E50])"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0.44425" calcext:value-type="float">
            <text:p>0.44425</text:p>
          </table:table-cell>
          <table:table-cell table:style-name="ce15" table:number-columns-repeated="2"/>
          <table:table-cell table:style-name="ce15" table:formula="of:=AVERAGE([.E6:.E50])" office:value-type="float" office:value="804.362340114286" calcext:value-type="float">
            <text:p>804.3623401143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16" calcext:value-type="float">
            <text:p>0.016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34" calcext:value-type="float">
            <text:p>0.034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0018174" calcext:value-type="float">
            <text:p>0.000018174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39" calcext:value-type="float">
            <text:p>0.39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Haske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71" calcext:value-type="float">
            <text:p>0.371</text:p>
          </table:table-cell>
          <table:table-cell office:value-type="string" calcext:value-type="string">
            <text:p>Common Lisp</text:p>
          </table:table-cell>
          <table:table-cell/>
          <table:table-cell office:value-type="float" office:value="0.0000018" calcext:value-type="float">
            <text:p>0.0000018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1379" calcext:value-type="float">
            <text:p>0.001379</text:p>
          </table:table-cell>
          <table:table-cell office:value-type="string" calcext:value-type="string">
            <text:p>Python3</text:p>
          </table:table-cell>
          <table:table-cell table:number-columns-repeated="3"/>
        </table:table-row>
        <table:table-row table:style-name="ro1">
          <table:table-cell/>
          <table:table-cell table:style-name="ce17"/>
          <table:table-cell table:number-columns-repeated="2"/>
          <table:table-cell office:value-type="float" office:value="5630" calcext:value-type="float">
            <text:p>5630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2" calcext:value-type="float">
            <text:p>0.0002</text:p>
          </table:table-cell>
          <table:table-cell office:value-type="string" calcext:value-type="string">
            <text:p>Python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8" calcext:value-type="float">
            <text:p>0.0008</text:p>
          </table:table-cell>
          <table:table-cell office:value-type="string" calcext:value-type="string">
            <text:p>Python3</text:p>
          </table:table-cell>
          <table:table-cell table:number-columns-repeated="3"/>
        </table:table-row>
      </table:table>
      <table:table table:name="p4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</text:p>
          </table:table-cell>
          <table:table-cell table:style-name="ce16" office:value-type="date" office:date-value="2017-10-17" calcext:value-type="date">
            <text:p>2017-10-17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125" calcext:value-type="float">
            <text:p>0.00125</text:p>
          </table:table-cell>
          <table:table-cell table:number-columns-repeated="2"/>
          <table:table-cell table:formula="of:=MIN([.E6:.E50])"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10" calcext:value-type="float">
            <text:p>10</text:p>
          </table:table-cell>
          <table:table-cell table:number-columns-repeated="2"/>
          <table:table-cell table:formula="of:=MAX([.E6:.E50])" office:value-type="float" office:value="0.21" calcext:value-type="float">
            <text:p>0.21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2.6760625" calcext:value-type="float">
            <text:p>2.6760625</text:p>
          </table:table-cell>
          <table:table-cell table:style-name="ce15" table:number-columns-repeated="2"/>
          <table:table-cell table:style-name="ce15" table:formula="of:=AVERAGE([.E6:.E50])" office:value-type="float" office:value="0.0483621666666667" calcext:value-type="float">
            <text:p>0.0483621667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16" calcext:value-type="float">
            <text:p>0.016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00018141" calcext:value-type="float">
            <text:p>0.000018141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cheme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C 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87" calcext:value-type="float">
            <text:p>0.687</text:p>
          </table:table-cell>
          <table:table-cell office:value-type="string" calcext:value-type="string">
            <text:p>Common Lisp</text:p>
          </table:table-cell>
          <table:table-cell/>
          <table:table-cell office:value-type="float" office:value="0.043173" calcext:value-type="float">
            <text:p>0.043173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125" calcext:value-type="float">
            <text:p>0.00125</text:p>
          </table:table-cell>
          <table:table-cell office:value-type="string" calcext:value-type="string">
            <text:p>PHP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table:style-name="ce17"/>
          <table:table-cell table:number-columns-repeated="2"/>
          <table:table-cell office:value-type="float" office:value="0.022" calcext:value-type="float">
            <text:p>0.022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4" calcext:value-type="float">
            <text:p>0.004</text:p>
          </table:table-cell>
          <table:table-cell office:value-type="string" calcext:value-type="string">
            <text:p>golang</text:p>
          </table:table-cell>
          <table:table-cell table:number-columns-repeated="3"/>
        </table:table-row>
      </table:table>
      <table:table table:name="p5" table:style-name="ta1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5</text:p>
          </table:table-cell>
          <table:table-cell table:style-name="ce16" office:value-type="date" office:date-value="2017-10-27" calcext:value-type="date">
            <text:p>2017-10-27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" calcext:value-type="float">
            <text:p>0</text:p>
          </table:table-cell>
          <table:table-cell table:number-columns-repeated="2"/>
          <table:table-cell table:formula="of:=MIN([.E6:.E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" calcext:value-type="float">
            <text:p>0</text:p>
          </table:table-cell>
          <table:table-cell table:number-columns-repeated="2"/>
          <table:table-cell table:formula="of:=MAX([.E6:.E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0" calcext:value-type="float">
            <text:p>0</text:p>
          </table:table-cell>
          <table:table-cell table:style-name="ce15" table:number-columns-repeated="2"/>
          <table:table-cell table:style-name="ce15" table:formula="of:=AVERAGE([.E6:.E50])" office:value-type="float" office:value="0" calcext:value-type="float">
            <text:p>0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a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and</text:p>
          </table:table-cell>
          <table:table-cell/>
          <table:table-cell office:value-type="float" office:value="0.00000013" calcext:value-type="float">
            <text:p>0.00000013</text:p>
          </table:table-cell>
          <table:table-cell office:value-type="string" calcext:value-type="string">
            <text:p>Rust</text:p>
          </table:table-cell>
        </table:table-row>
      </table:table>
      <table:table table:name="p6" table:style-name="ta1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6</text:p>
          </table:table-cell>
          <table:table-cell table:style-name="ce16" office:value-type="date" office:date-value="2017-10-27" calcext:value-type="date">
            <text:p>2017-10-27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" calcext:value-type="float">
            <text:p>0</text:p>
          </table:table-cell>
          <table:table-cell table:number-columns-repeated="2"/>
          <table:table-cell table:formula="of:=MIN([.E6:.E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" calcext:value-type="float">
            <text:p>0</text:p>
          </table:table-cell>
          <table:table-cell table:number-columns-repeated="2"/>
          <table:table-cell table:formula="of:=MAX([.E6:.E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0" calcext:value-type="float">
            <text:p>0</text:p>
          </table:table-cell>
          <table:table-cell table:style-name="ce15" table:number-columns-repeated="2"/>
          <table:table-cell table:style-name="ce15" table:formula="of:=AVERAGE([.E6:.E50])" office:value-type="float" office:value="0" calcext:value-type="float">
            <text:p>0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a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and</text:p>
          </table:table-cell>
          <table:table-cell/>
          <table:table-cell office:value-type="float" office:value="0.000000125" calcext:value-type="float">
            <text:p>0.000000125</text:p>
          </table:table-cell>
          <table:table-cell office:value-type="string" calcext:value-type="string">
            <text:p>Rust</text:p>
          </table:table-cell>
        </table:table-row>
      </table:table>
      <table:table table:name="p7" table:style-name="ta1"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7</text:p>
          </table:table-cell>
          <table:table-cell table:style-name="ce16" office:value-type="date" office:date-value="2017-09-29" calcext:value-type="date">
            <text:p>2017-09-29</text:p>
          </table:table-cell>
          <table:table-cell table:style-name="ce16"/>
          <table:table-cell table:number-columns-repeated="7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0095" calcext:value-type="float">
            <text:p>0.00095</text:p>
          </table:table-cell>
          <table:table-cell table:number-columns-repeated="2"/>
          <table:table-cell table:formula="of:=MIN([.E6:.E14])" office:value-type="float" office:value="0.0135" calcext:value-type="float">
            <text:p>0.01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12" calcext:value-type="float">
            <text:p>12</text:p>
          </table:table-cell>
          <table:table-cell table:number-columns-repeated="2"/>
          <table:table-cell table:formula="of:=MAX([.E6:.E14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2.88349166666667" calcext:value-type="float">
            <text:p>2.8834916667</text:p>
          </table:table-cell>
          <table:table-cell table:style-name="ce15" table:number-columns-repeated="2"/>
          <table:table-cell table:style-name="ce15" table:formula="of:=AVERAGE([.E6:.E15])" office:value-type="float" office:value="23.8891875" calcext:value-type="float">
            <text:p>23.8891875</text:p>
          </table:table-cell>
          <table:table-cell table:style-name="ce15" table:number-columns-repeated="3"/>
          <table:table-cell table:number-columns-repeated="3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561282" calcext:value-type="float">
            <text:p>0.000561282</text:p>
          </table:table-cell>
          <table:table-cell office:value-type="string" calcext:value-type="string">
            <text:p>Rus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00095" calcext:value-type="float">
            <text:p>0.00095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x8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efunge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8" calcext:value-type="float">
            <text:p>4.8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135" calcext:value-type="float">
            <text:p>0.0135</text:p>
          </table:table-cell>
          <table:table-cell office:value-type="string" calcext:value-type="string">
            <text:p>Java</text:p>
          </table:table-cell>
          <table:table-cell table:number-columns-repeated="5"/>
        </table:table-row>
      </table:table>
      <table:table table:name="p8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8</text:p>
          </table:table-cell>
          <table:table-cell table:style-name="ce16" office:value-type="date" office:date-value="2017-10-16" calcext:value-type="date">
            <text:p>2017-10-16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" calcext:value-type="float">
            <text:p>0</text:p>
          </table:table-cell>
          <table:table-cell table:number-columns-repeated="2"/>
          <table:table-cell table:formula="of:=MIN([.E6:.E50])" office:value-type="float" office:value="0.0009" calcext:value-type="float">
            <text:p>0.0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" calcext:value-type="float">
            <text:p>0</text:p>
          </table:table-cell>
          <table:table-cell table:number-columns-repeated="2"/>
          <table:table-cell table:formula="of:=MAX([.E6:.E50])" office:value-type="float" office:value="0.004" calcext:value-type="float">
            <text:p>0.004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0" calcext:value-type="float">
            <text:p>0</text:p>
          </table:table-cell>
          <table:table-cell table:style-name="ce15" table:number-columns-repeated="2"/>
          <table:table-cell table:style-name="ce15" table:formula="of:=AVERAGE([.E6:.E50])" office:value-type="float" office:value="0.00245" calcext:value-type="float">
            <text:p>0.00245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004262" calcext:value-type="float">
            <text:p>0.00004262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 table:number-columns-repeated="4"/>
          <table:table-cell office:value-type="float" office:value="0.004" calcext:value-type="float">
            <text:p>0.004</text:p>
          </table:table-cell>
          <table:table-cell office:value-type="string" calcext:value-type="string">
            <text:p>C++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7"/>
          <table:table-cell table:number-columns-repeated="7"/>
        </table:table-row>
      </table:table>
      <table:table table:name="p9" table:style-name="ta1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9</text:p>
          </table:table-cell>
          <table:table-cell table:style-name="ce16" office:value-type="date" office:date-value="2017-10-26" calcext:value-type="date">
            <text:p>2017-10-26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9" calcext:value-type="float">
            <text:p>0.9</text:p>
          </table:table-cell>
          <table:table-cell table:number-columns-repeated="2"/>
          <table:table-cell table:formula="of:=MIN([.E6:.E50])" office:value-type="float" office:value="0.000036" calcext:value-type="float">
            <text:p>0.0000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9" calcext:value-type="float">
            <text:p>0.9</text:p>
          </table:table-cell>
          <table:table-cell table:number-columns-repeated="2"/>
          <table:table-cell table:formula="of:=MAX([.E6:.E50])" office:value-type="float" office:value="0.32" calcext:value-type="float">
            <text:p>0.32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0.9" calcext:value-type="float">
            <text:p>0.9</text:p>
          </table:table-cell>
          <table:table-cell table:style-name="ce15" table:number-columns-repeated="2"/>
          <table:table-cell table:style-name="ce15" table:formula="of:=AVERAGE([.E6:.E50])" office:value-type="float" office:value="0.134514333333333" calcext:value-type="float">
            <text:p>0.1345143333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005" calcext:value-type="float">
            <text:p>0.00005</text:p>
          </table:table-cell>
          <table:table-cell office:value-type="string" calcext:value-type="string">
            <text:p>python3</text:p>
          </table:table-cell>
          <table:table-cell/>
          <table:table-cell office:value-type="float" office:value="0.000001811" calcext:value-type="float">
            <text:p>0.000001811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 table:number-columns-repeated="4"/>
          <table:table-cell office:value-type="float" office:value="0.32" calcext:value-type="float">
            <text:p>0.32</text:p>
          </table:table-cell>
          <table:table-cell office:value-type="string" calcext:value-type="string">
            <text:p>matlab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7" calcext:value-type="float">
            <text:p>0.17</text:p>
          </table:table-cell>
          <table:table-cell office:value-type="string" calcext:value-type="string">
            <text:p>Python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036" calcext:value-type="float">
            <text:p>0.000036</text:p>
          </table:table-cell>
          <table:table-cell office:value-type="string" calcext:value-type="string">
            <text:p>Python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17" calcext:value-type="float">
            <text:p>0.017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</table:table>
      <table:table table:name="p10" table:style-name="ta1"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10</text:p>
          </table:table-cell>
          <table:table-cell table:style-name="ce16" office:value-type="date" office:date-value="2017-09-26" calcext:value-type="date">
            <text:p>2017-09-26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27" calcext:value-type="float">
            <text:p>0.027</text:p>
          </table:table-cell>
          <table:table-cell table:number-columns-repeated="2"/>
          <table:table-cell table:formula="of:=MIN([.E6:.E14])"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3.5" calcext:value-type="float">
            <text:p>3.5</text:p>
          </table:table-cell>
          <table:table-cell table:number-columns-repeated="2"/>
          <table:table-cell table:formula="of:=MAX([.E6:.E14])" office:value-type="float" office:value="2.7" calcext:value-type="float">
            <text:p>2.7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1.27283333333333" calcext:value-type="float">
            <text:p>1.2728333333</text:p>
          </table:table-cell>
          <table:table-cell table:style-name="ce15" table:number-columns-repeated="2"/>
          <table:table-cell table:style-name="ce15" table:formula="of:=AVERAGE([.E6:.E15])" office:value-type="float" office:value="1.8" calcext:value-type="float">
            <text:p>1.8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19" calcext:value-type="float">
            <text:p>0.019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string" calcext:value-type="string">
            <text:p>Chicken Schem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ssembly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69" calcext:value-type="float">
            <text:p>0.069</text:p>
          </table:table-cell>
          <table:table-cell office:value-type="string" calcext:value-type="string">
            <text:p>Delphi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41" calcext:value-type="float">
            <text:p>0.041</text:p>
          </table:table-cell>
          <table:table-cell office:value-type="string" calcext:value-type="string">
            <text:p>Delphi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7" calcext:value-type="float">
            <text:p>0.027</text:p>
          </table:table-cell>
          <table:table-cell office:value-type="string" calcext:value-type="string">
            <text:p>Delph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** Primes to 1000000</text:p>
          </table:table-cell>
          <table:table-cell table:number-columns-repeated="7"/>
        </table:table-row>
      </table:table>
      <table:table table:name="p11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11</text:p>
          </table:table-cell>
          <table:table-cell table:style-name="ce16" office:value-type="date" office:date-value="2017-10-13" calcext:value-type="date">
            <text:p>2017-10-13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009" calcext:value-type="float">
            <text:p>0.0009</text:p>
          </table:table-cell>
          <table:table-cell table:number-columns-repeated="2"/>
          <table:table-cell table:formula="of:=MIN([.E6:.E14])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0.714" calcext:value-type="float">
            <text:p>0.714</text:p>
          </table:table-cell>
          <table:table-cell table:number-columns-repeated="2"/>
          <table:table-cell table:formula="of:=MAX([.E6:.E14])" office:value-type="float" office:value="0.065" calcext:value-type="float">
            <text:p>0.065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0.183725" calcext:value-type="float">
            <text:p>0.183725</text:p>
          </table:table-cell>
          <table:table-cell table:style-name="ce15" table:number-columns-repeated="2"/>
          <table:table-cell table:style-name="ce15" table:formula="of:=AVERAGE([.E6:.E15])" office:value-type="float" office:value="0.018" calcext:value-type="float">
            <text:p>0.018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009" calcext:value-type="float">
            <text:p>0.0009</text:p>
          </table:table-cell>
          <table:table-cell office:value-type="string" calcext:value-type="string">
            <text:p>Assembly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0131596" calcext:value-type="float">
            <text:p>0.000131596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714" calcext:value-type="float">
            <text:p>0.714</text:p>
          </table:table-cell>
          <table:table-cell office:value-type="string" calcext:value-type="string">
            <text:p>vb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C 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6" calcext:value-type="float">
            <text:p>0.016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0.065" calcext:value-type="float">
            <text:p>0.065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table:style-name="ce17"/>
          <table:table-cell table:number-columns-repeated="7"/>
        </table:table-row>
      </table:table>
      <table:table table:name="p12" table:style-name="ta1"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12</text:p>
          </table:table-cell>
          <table:table-cell table:style-name="ce16" office:value-type="date" office:date-value="2017-09-26" calcext:value-type="date">
            <text:p>2017-09-26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94" calcext:value-type="float">
            <text:p>0.094</text:p>
          </table:table-cell>
          <table:table-cell table:number-columns-repeated="2"/>
          <table:table-cell table:formula="of:=MIN([.E6:.E14])" office:value-type="float" office:value="0.098" calcext:value-type="float">
            <text:p>0.0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44" calcext:value-type="float">
            <text:p>44</text:p>
          </table:table-cell>
          <table:table-cell table:number-columns-repeated="2"/>
          <table:table-cell table:formula="of:=MAX([.E6:.E14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9.1734" calcext:value-type="float">
            <text:p>9.1734</text:p>
          </table:table-cell>
          <table:table-cell table:style-name="ce15" table:number-columns-repeated="2"/>
          <table:table-cell table:style-name="ce15" table:formula="of:=AVERAGE([.E6:.E15])" office:value-type="float" office:value="5.05311111111111" calcext:value-type="float">
            <text:p>5.0531111111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Assembly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42" calcext:value-type="float">
            <text:p>0.0042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94" calcext:value-type="float">
            <text:p>0.094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Juli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string" calcext:value-type="string">
            <text:p>J </text:p>
          </table:table-cell>
          <table:table-cell/>
          <table:table-cell office:value-type="float" office:value="0.098" calcext:value-type="float">
            <text:p>0.098</text:p>
          </table:table-cell>
          <table:table-cell office:value-type="string" calcext:value-type="string">
            <text:p>J 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uby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string" calcext:value-type="string">
            <text:p>Python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string" calcext:value-type="string">
            <text:p>Chicken Schem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Ruby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2" calcext:value-type="float">
            <text:p>8.2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yth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table table:name="p13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13</text:p>
          </table:table-cell>
          <table:table-cell table:style-name="ce16" office:value-type="date" office:date-value="2017-10-18" calcext:value-type="date">
            <text:p>2017-10-18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12" calcext:value-type="float">
            <text:p>0.012</text:p>
          </table:table-cell>
          <table:table-cell table:number-columns-repeated="2"/>
          <table:table-cell table:formula="of:=MIN([.E6:.E50])" office:value-type="float" office:value="0.000174" calcext:value-type="float">
            <text:p>0.000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026" calcext:value-type="float">
            <text:p>0.026</text:p>
          </table:table-cell>
          <table:table-cell table:number-columns-repeated="2"/>
          <table:table-cell table:formula="of:=MAX([.E6:.E50])" office:value-type="float" office:value="1.1" calcext:value-type="float">
            <text:p>1.1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0.0186666666666667" calcext:value-type="float">
            <text:p>0.0186666667</text:p>
          </table:table-cell>
          <table:table-cell table:style-name="ce15" table:number-columns-repeated="2"/>
          <table:table-cell table:style-name="ce15" table:formula="of:=AVERAGE([.E6:.E50])" office:value-type="float" office:value="0.2792935" calcext:value-type="float">
            <text:p>0.2792935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18" calcext:value-type="float">
            <text:p>0.018</text:p>
          </table:table-cell>
          <table:table-cell office:value-type="string" calcext:value-type="string">
            <text:p>Scheme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0014716" calcext:value-type="float">
            <text:p>0.000014716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26" calcext:value-type="float">
            <text:p>0.026</text:p>
          </table:table-cell>
          <table:table-cell office:value-type="string" calcext:value-type="string">
            <text:p>PHP</text:p>
          </table:table-cell>
          <table:table-cell/>
          <table:table-cell office:value-type="float" office:value="0.000174" calcext:value-type="float">
            <text:p>0.000174</text:p>
          </table:table-cell>
          <table:table-cell office:value-type="string" calcext:value-type="string">
            <text:p>Julia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2" calcext:value-type="float">
            <text:p>0.012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13" calcext:value-type="float">
            <text:p>0.013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4" calcext:value-type="float">
            <text:p>0.00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table:style-name="ce17"/>
          <table:table-cell table:number-columns-repeated="7"/>
        </table:table-row>
      </table:table>
      <table:table table:name="p14" table:style-name="ta1"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5" table:default-cell-style-name="Default"/>
        <table:table-column table:style-name="co20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p14</text:p>
          </table:table-cell>
          <table:table-cell table:style-name="ce16" office:value-type="date" office:date-value="2017-10-27" calcext:value-type="date">
            <text:p>2017-10-27</text:p>
          </table:table-cell>
          <table:table-cell table:style-name="ce16"/>
          <table:table-cell table:number-columns-repeated="6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49])" office:value-type="float" office:value="0.81" calcext:value-type="float">
            <text:p>0.81</text:p>
          </table:table-cell>
          <table:table-cell table:number-columns-repeated="2"/>
          <table:table-cell table:formula="of:=MIN([.E6:.E49])" office:value-type="float" office:value="0.33" calcext:value-type="float">
            <text:p>0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49])" office:value-type="float" office:value="1740" calcext:value-type="float">
            <text:p>1740</text:p>
          </table:table-cell>
          <table:table-cell table:number-columns-repeated="2"/>
          <table:table-cell table:formula="of:=MAX([.E6:.E49])"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49])" office:value-type="float" office:value="306.53" calcext:value-type="float">
            <text:p>306.53</text:p>
          </table:table-cell>
          <table:table-cell table:style-name="ce15" table:number-columns-repeated="2"/>
          <table:table-cell table:style-name="ce15" table:formula="of:=AVERAGE([.E6:.E49])" office:value-type="float" office:value="24.8975" calcext:value-type="float">
            <text:p>24.8975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/>
          <table:table-cell table:formula="of:=29 * 60" office:value-type="float" office:value="1740" calcext:value-type="float">
            <text:p>174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To improve: show which numbers can be skipped. <text:s/>For example, odds under 1e6/3 and evens under 1e6/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string" calcext:value-type="string">
            <text:p>Go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1" calcext:value-type="float">
            <text:p>0.81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string" calcext:value-type="string">
            <text:p>Julia</text:p>
          </table:table-cell>
          <table:table-cell table:number-columns-repeated="4"/>
        </table:table-row>
        <table:table-row table:style-name="ro1">
          <table:table-cell/>
          <table:table-cell table:formula="of:=5 * 60" office:value-type="float" office:value="300" calcext:value-type="float">
            <text:p>300</text:p>
          </table:table-cell>
          <table:table-cell table:number-columns-repeated="2"/>
          <table:table-cell office:value-type="float" office:value="0.87" calcext:value-type="float">
            <text:p>0.87</text:p>
          </table:table-cell>
          <table:table-cell office:value-type="string" calcext:value-type="string">
            <text:p>C/C++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.42" calcext:value-type="float">
            <text:p>2.42</text:p>
          </table:table-cell>
          <table:table-cell office:value-type="string" calcext:value-type="string">
            <text:p>C#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office:value-type="string" calcext:value-type="string">
            <text:p>C/C++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3.57" calcext:value-type="float">
            <text:p>3.57</text:p>
          </table:table-cell>
          <table:table-cell office:value-type="string" calcext:value-type="string">
            <text:p>Pytho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33" calcext:value-type="float">
            <text:p>0.33</text:p>
          </table:table-cell>
          <table:table-cell office:value-type="string" calcext:value-type="string">
            <text:p>Java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string" calcext:value-type="string">
            <text:p>Ruby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string" calcext:value-type="string">
            <text:p>Python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60 * 3.5" office:value-type="float" office:value="210" calcext:value-type="float">
            <text:p>210</text:p>
          </table:table-cell>
          <table:table-cell office:value-type="string" calcext:value-type="string">
            <text:p>Pytho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.5" calcext:value-type="float">
            <text:p>3.5</text:p>
          </table:table-cell>
          <table:table-cell office:value-type="string" calcext:value-type="string">
            <text:p>Pytho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string" calcext:value-type="string">
            <text:p>Chicken Schem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Ruby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1.31" calcext:value-type="float">
            <text:p>11.31</text:p>
          </table:table-cell>
          <table:table-cell office:value-type="string" calcext:value-type="string">
            <text:p>Ruby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9" calcext:value-type="float">
            <text:p>0.89</text:p>
          </table:table-cell>
          <table:table-cell office:value-type="string" calcext:value-type="string">
            <text:p>Java</text:p>
          </table:table-cell>
          <table:table-cell table:number-columns-repeated="4"/>
        </table:table-row>
      </table:table>
      <table:table table:name="p15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15</text:p>
          </table:table-cell>
          <table:table-cell table:style-name="ce16" office:value-type="date" office:date-value="2017-10-18" calcext:value-type="date">
            <text:p>2017-10-18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2863" calcext:value-type="float">
            <text:p>0.002863</text:p>
          </table:table-cell>
          <table:table-cell table:number-columns-repeated="2"/>
          <table:table-cell table:formula="of:=MIN([.E6:.E50])" office:value-type="float" office:value="0.0004" calcext:value-type="float">
            <text:p>0.0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01" calcext:value-type="float">
            <text:p>0.01</text:p>
          </table:table-cell>
          <table:table-cell table:number-columns-repeated="2"/>
          <table:table-cell table:formula="of:=MAX([.E6:.E50])" office:value-type="float" office:value="0.005" calcext:value-type="float">
            <text:p>0.005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0.0064315" calcext:value-type="float">
            <text:p>0.0064315</text:p>
          </table:table-cell>
          <table:table-cell table:style-name="ce15" table:number-columns-repeated="2"/>
          <table:table-cell table:style-name="ce15" table:formula="of:=AVERAGE([.E6:.E50])" office:value-type="float" office:value="0.00204269366666667" calcext:value-type="float">
            <text:p>0.0020426937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02863" calcext:value-type="float">
            <text:p>0.002863</text:p>
          </table:table-cell>
          <table:table-cell office:value-type="string" calcext:value-type="string">
            <text:p>Pascal</text:p>
          </table:table-cell>
          <table:table-cell/>
          <table:table-cell office:value-type="float" office:value="0.000728081" calcext:value-type="float">
            <text:p>0.000728081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002342" calcext:value-type="float">
            <text:p>0.000002342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4" calcext:value-type="float">
            <text:p>0.0004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7"/>
          <table:table-cell table:number-columns-repeated="7"/>
        </table:table-row>
      </table:table>
      <table:table table:name="p16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16</text:p>
          </table:table-cell>
          <table:table-cell table:style-name="ce16" office:value-type="date" office:date-value="2017-10-16" calcext:value-type="date">
            <text:p>2017-10-16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0009" calcext:value-type="float">
            <text:p>0.000009</text:p>
          </table:table-cell>
          <table:table-cell table:number-columns-repeated="2"/>
          <table:table-cell table:formula="of:=MIN([.E6:.E50])" office:value-type="float" office:value="0.001478" calcext:value-type="float">
            <text:p>0.001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023" calcext:value-type="float">
            <text:p>0.023</text:p>
          </table:table-cell>
          <table:table-cell table:number-columns-repeated="2"/>
          <table:table-cell table:formula="of:=MAX([.E6:.E50])"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0.00786966666666667" calcext:value-type="float">
            <text:p>0.0078696667</text:p>
          </table:table-cell>
          <table:table-cell table:style-name="ce15" table:number-columns-repeated="2"/>
          <table:table-cell table:style-name="ce15" table:formula="of:=AVERAGE([.E6:.E50])" office:value-type="float" office:value="0.010739" calcext:value-type="float">
            <text:p>0.010739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006" calcext:value-type="float">
            <text:p>0.0006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.001478" calcext:value-type="float">
            <text:p>0.001478</text:p>
          </table:table-cell>
          <table:table-cell office:value-type="string" calcext:value-type="string">
            <text:p>Swift</text:p>
          </table:table-cell>
          <table:table-cell/>
          <table:table-cell office:value-type="float" office:value="0.000024581" calcext:value-type="float">
            <text:p>0.000024581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23" calcext:value-type="float">
            <text:p>0.023</text:p>
          </table:table-cell>
          <table:table-cell office:value-type="string" calcext:value-type="string">
            <text:p>Scheme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9" calcext:value-type="float">
            <text:p>0.000009</text:p>
          </table:table-cell>
          <table:table-cell office:value-type="string" calcext:value-type="string">
            <text:p>Mathematic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7"/>
          <table:table-cell table:number-columns-repeated="7"/>
        </table:table-row>
      </table:table>
      <table:table table:name="p17" table:style-name="ta1">
        <table:table-column table:style-name="co5" table:number-columns-repeated="4" table:default-cell-style-name="Default"/>
        <table:table-column table:style-name="co20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17</text:p>
          </table:table-cell>
          <table:table-cell table:style-name="ce16" office:value-type="date" office:date-value="2017-10-16" calcext:value-type="date">
            <text:p>2017-10-16</text:p>
          </table:table-cell>
          <table:table-cell table:style-name="ce16"/>
          <table:table-cell table:number-columns-repeated="4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" calcext:value-type="float">
            <text:p>0</text:p>
          </table:table-cell>
          <table:table-cell table:number-columns-repeated="2"/>
          <table:table-cell table:formula="of:=MIN([.E6:.E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" calcext:value-type="float">
            <text:p>0</text:p>
          </table:table-cell>
          <table:table-cell table:number-columns-repeated="2"/>
          <table:table-cell table:formula="of:=MAX([.E6:.E5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0" calcext:value-type="float">
            <text:p>0</text:p>
          </table:table-cell>
          <table:table-cell table:style-name="ce15" table:number-columns-repeated="2"/>
          <table:table-cell table:style-name="ce15" table:formula="of:=AVERAGE([.E6:.E50])" office:value-type="float" office:value="0" calcext:value-type="float">
            <text:p>0</text:p>
          </table:table-cell>
          <table:table-cell table:style-name="ce15"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675768" calcext:value-type="float">
            <text:p>0.000675768</text:p>
          </table:table-cell>
        </table:table-row>
      </table:table>
      <table:table table:name="p18" table:style-name="ta1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18</text:p>
          </table:table-cell>
          <table:table-cell table:style-name="ce16" office:value-type="date" office:date-value="2017-10-18" calcext:value-type="date">
            <text:p>2017-10-18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00004" calcext:value-type="float">
            <text:p>0.0000004</text:p>
          </table:table-cell>
          <table:table-cell table:number-columns-repeated="2"/>
          <table:table-cell table:formula="of:=MIN([.E6:.E50])" office:value-type="float" office:value="0.00010499" calcext:value-type="float">
            <text:p>0.000104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781" calcext:value-type="float">
            <text:p>0.781</text:p>
          </table:table-cell>
          <table:table-cell table:number-columns-repeated="2"/>
          <table:table-cell table:formula="of:=MAX([.E6:.E50])" office:value-type="float" office:value="2.735" calcext:value-type="float">
            <text:p>2.735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0.15239904" calcext:value-type="float">
            <text:p>0.15239904</text:p>
          </table:table-cell>
          <table:table-cell table:style-name="ce15" table:number-columns-repeated="2"/>
          <table:table-cell table:style-name="ce15" table:formula="of:=AVERAGE([.E6:.E50])" office:value-type="float" office:value="0.6935437475" calcext:value-type="float">
            <text:p>0.6935437475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781" calcext:value-type="float">
            <text:p>0.781</text:p>
          </table:table-cell>
          <table:table-cell office:value-type="string" calcext:value-type="string">
            <text:p>Assembly</text:p>
          </table:table-cell>
          <table:table-cell table:number-columns-repeated="4"/>
          <table:table-cell office:value-type="float" office:value="0.000004967" calcext:value-type="float">
            <text:p>0.000004967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Assembly</text:p>
          </table:table-cell>
          <table:table-cell/>
          <table:table-cell office:value-type="float" office:value="0.00010499" calcext:value-type="float">
            <text:p>0.00010499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0.02607" calcext:value-type="float">
            <text:p>0.02607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8" calcext:value-type="float">
            <text:p>0.0008</text:p>
          </table:table-cell>
          <table:table-cell office:value-type="string" calcext:value-type="string">
            <text:p>Basic</text:p>
          </table:table-cell>
          <table:table-cell/>
          <table:table-cell office:value-type="float" office:value="0.013" calcext:value-type="float">
            <text:p>0.013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84" calcext:value-type="float">
            <text:p>0.000084</text:p>
          </table:table-cell>
          <table:table-cell table:number-columns-repeated="2"/>
          <table:table-cell office:value-type="float" office:value="2.735" calcext:value-type="float">
            <text:p>2.735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004" calcext:value-type="float">
            <text:p>0.0000004</text:p>
          </table:table-cell>
          <table:table-cell office:value-type="string" calcext:value-type="string">
            <text:p>Eiffel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Lisp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0706" calcext:value-type="float">
            <text:p>0.000706</text:p>
          </table:table-cell>
          <table:table-cell office:value-type="string" calcext:value-type="string">
            <text:p>J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office:value-type="string" calcext:value-type="string">
            <text:p>Java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string" calcext:value-type="string">
            <text:p>Ruby</text:p>
          </table:table-cell>
          <table:table-cell table:number-columns-repeated="6"/>
        </table:table-row>
      </table:table>
      <table:table table:name="p19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19</text:p>
          </table:table-cell>
          <table:table-cell table:style-name="ce16" office:value-type="date" office:date-value="2017-10-18" calcext:value-type="date">
            <text:p>2017-10-18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726" calcext:value-type="float">
            <text:p>0.00726</text:p>
          </table:table-cell>
          <table:table-cell table:number-columns-repeated="2"/>
          <table:table-cell table:formula="of:=MIN([.E6:.E50])" office:value-type="float" office:value="0.000161" calcext:value-type="float">
            <text:p>0.0001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04" calcext:value-type="float">
            <text:p>0.04</text:p>
          </table:table-cell>
          <table:table-cell table:number-columns-repeated="2"/>
          <table:table-cell table:formula="of:=MAX([.E6:.E50])" office:value-type="float" office:value="0.000161" calcext:value-type="float">
            <text:p>0.000161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0.02363" calcext:value-type="float">
            <text:p>0.02363</text:p>
          </table:table-cell>
          <table:table-cell table:style-name="ce15" table:number-columns-repeated="2"/>
          <table:table-cell table:style-name="ce15" table:formula="of:=AVERAGE([.E6:.E50])" office:value-type="float" office:value="0.000161" calcext:value-type="float">
            <text:p>0.000161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0726" calcext:value-type="float">
            <text:p>0.00726</text:p>
          </table:table-cell>
          <table:table-cell office:value-type="string" calcext:value-type="string">
            <text:p>Vbasic</text:p>
          </table:table-cell>
          <table:table-cell/>
          <table:table-cell office:value-type="float" office:value="0.000161" calcext:value-type="float">
            <text:p>0.000161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00012857" calcext:value-type="float">
            <text:p>0.000012857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string" calcext:value-type="string">
            <text:p>PHP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7"/>
          <table:table-cell table:number-columns-repeated="7"/>
        </table:table-row>
      </table:table>
      <table:table table:name="p20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20</text:p>
          </table:table-cell>
          <table:table-cell table:style-name="ce16" office:value-type="date" office:date-value="2017-10-18" calcext:value-type="date">
            <text:p>2017-10-18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1276" calcext:value-type="float">
            <text:p>0.001276</text:p>
          </table:table-cell>
          <table:table-cell table:number-columns-repeated="2"/>
          <table:table-cell table:formula="of:=MIN([.E6:.E50])"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016" calcext:value-type="float">
            <text:p>0.016</text:p>
          </table:table-cell>
          <table:table-cell table:number-columns-repeated="2"/>
          <table:table-cell table:formula="of:=MAX([.E6:.E50])" office:value-type="float" office:value="0.116" calcext:value-type="float">
            <text:p>0.116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0.008638" calcext:value-type="float">
            <text:p>0.008638</text:p>
          </table:table-cell>
          <table:table-cell table:style-name="ce15" table:number-columns-repeated="2"/>
          <table:table-cell table:style-name="ce15" table:formula="of:=AVERAGE([.E6:.E50])" office:value-type="float" office:value="0.063" calcext:value-type="float">
            <text:p>0.063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16" calcext:value-type="float">
            <text:p>0.016</text:p>
          </table:table-cell>
          <table:table-cell office:value-type="string" calcext:value-type="string">
            <text:p>Scheme</text:p>
          </table:table-cell>
          <table:table-cell/>
          <table:table-cell office:value-type="float" office:value="0.116" calcext:value-type="float">
            <text:p>0.116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0.000014298" calcext:value-type="float">
            <text:p>0.000014298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01276" calcext:value-type="float">
            <text:p>0.001276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7"/>
          <table:table-cell table:number-columns-repeated="7"/>
        </table:table-row>
      </table:table>
      <table:table table:name="p21" table:style-name="ta1"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21</text:p>
          </table:table-cell>
          <table:table-cell table:style-name="ce16" office:value-type="date" office:date-value="2017-09-29" calcext:value-type="date">
            <text:p>2017-09-29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005" calcext:value-type="float">
            <text:p>0.0005</text:p>
          </table:table-cell>
          <table:table-cell table:number-columns-repeated="2"/>
          <table:table-cell table:formula="of:=MIN([.E6:.E14])" office:value-type="float" office:value="0.006" calcext:value-type="float">
            <text:p>0.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31" calcext:value-type="float">
            <text:p>31</text:p>
          </table:table-cell>
          <table:table-cell table:number-columns-repeated="2"/>
          <table:table-cell table:formula="of:=MAX([.E6:.E14])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7.819625" calcext:value-type="float">
            <text:p>7.819625</text:p>
          </table:table-cell>
          <table:table-cell table:style-name="ce15" table:number-columns-repeated="2"/>
          <table:table-cell table:style-name="ce15" table:formula="of:=AVERAGE([.E6:.E15])" office:value-type="float" office:value="0.171833333333333" calcext:value-type="float">
            <text:p>0.1718333333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046" calcext:value-type="float">
            <text:p>0.00046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115" calcext:value-type="float">
            <text:p>0.11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3" calcext:value-type="float">
            <text:p>0.013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string" calcext:value-type="string">
            <text:p>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5" calcext:value-type="float">
            <text:p>0.0005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Chicken Schem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2" calcext:value-type="float">
            <text:p>0.02</text:p>
          </table:table-cell>
          <table:table-cell office:value-type="string" calcext:value-type="string">
            <text:p>Rus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28" calcext:value-type="float">
            <text:p>0.28</text:p>
          </table:table-cell>
          <table:table-cell office:value-type="string" calcext:value-type="string">
            <text:p>Ruby</text:p>
          </table:table-cell>
          <table:table-cell table:number-columns-repeated="3"/>
        </table:table-row>
      </table:table>
      <table:table table:name="p22" table:style-name="ta1">
        <table:table-column table:style-name="co5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22</text:p>
          </table:table-cell>
          <table:table-cell table:style-name="ce16" office:value-type="date" office:date-value="2017-09-28" calcext:value-type="date">
            <text:p>2017-09-28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36" calcext:value-type="float">
            <text:p>0.036</text:p>
          </table:table-cell>
          <table:table-cell table:number-columns-repeated="2"/>
          <table:table-cell table:formula="of:=MIN([.E6:.E14])"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0.13" calcext:value-type="float">
            <text:p>0.13</text:p>
          </table:table-cell>
          <table:table-cell table:number-columns-repeated="2"/>
          <table:table-cell table:formula="of:=MAX([.E6:.E14])" office:value-type="float" office:value="0.047" calcext:value-type="float">
            <text:p>0.047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0.083" calcext:value-type="float">
            <text:p>0.083</text:p>
          </table:table-cell>
          <table:table-cell table:style-name="ce15" table:number-columns-repeated="2"/>
          <table:table-cell table:style-name="ce15" table:formula="of:=AVERAGE([.E6:.E15])" office:value-type="float" office:value="0.0242" calcext:value-type="float">
            <text:p>0.0242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36" calcext:value-type="float">
            <text:p>0.036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0.016" calcext:value-type="float">
            <text:p>0.016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16" calcext:value-type="float">
            <text:p>0.0016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25" calcext:value-type="float">
            <text:p>0.025</text:p>
          </table:table-cell>
          <table:table-cell office:value-type="string" calcext:value-type="string">
            <text:p>Per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47" calcext:value-type="float">
            <text:p>0.047</text:p>
          </table:table-cell>
          <table:table-cell office:value-type="string" calcext:value-type="string">
            <text:p>vBasic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3" calcext:value-type="float">
            <text:p>0.003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</table:table>
      <table:table table:name="p23" table:style-name="ta1"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4</text:p>
          </table:table-cell>
          <table:table-cell table:style-name="ce16" office:value-type="date" office:date-value="2017-09-26" calcext:value-type="date">
            <text:p>2017-09-26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121" calcext:value-type="float">
            <text:p>0.121</text:p>
          </table:table-cell>
          <table:table-cell table:number-columns-repeated="2"/>
          <table:table-cell table:formula="of:=MIN([.E6:.E14])" office:value-type="float" office:value="0.14" calcext:value-type="float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780" calcext:value-type="float">
            <text:p>780</text:p>
          </table:table-cell>
          <table:table-cell table:number-columns-repeated="2"/>
          <table:table-cell table:formula="of:=MAX([.E6:.E14]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115.903142857143" calcext:value-type="float">
            <text:p>115.9031428571</text:p>
          </table:table-cell>
          <table:table-cell table:style-name="ce15" table:number-columns-repeated="2"/>
          <table:table-cell table:style-name="ce15" table:formula="of:=AVERAGE([.E6:.E15])" office:value-type="float" office:value="6.80777777777778" calcext:value-type="float">
            <text:p>6.8077777778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string" calcext:value-type="string">
            <text:p>Assembly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008" calcext:value-type="float">
            <text:p>0.008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121" calcext:value-type="float">
            <text:p>0.121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1" calcext:value-type="float">
            <text:p>0.121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2.18" calcext:value-type="float">
            <text:p>2.18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table:formula="of:=13 * 60" office:value-type="float" office:value="780" calcext:value-type="float">
            <text:p>780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Lisp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Python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45" calcext:value-type="float">
            <text:p>0.45</text:p>
          </table:table-cell>
          <table:table-cell office:value-type="string" calcext:value-type="string">
            <text:p>Chicken Scheme</text:p>
          </table:table-cell>
          <table:table-cell table:number-columns-repeated="3"/>
        </table:table-row>
      </table:table>
      <table:table table:name="p24" table:style-name="ta1"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24</text:p>
          </table:table-cell>
          <table:table-cell table:style-name="ce16" office:value-type="date" office:date-value="2017-10-26" calcext:value-type="date">
            <text:p>2017-10-26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0026" calcext:value-type="float">
            <text:p>0.000026</text:p>
          </table:table-cell>
          <table:table-cell table:number-columns-repeated="2"/>
          <table:table-cell table:formula="of:=MIN([.E6:.E50])" office:value-type="float" office:value="0.000238" calcext:value-type="float">
            <text:p>0.000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7.5" calcext:value-type="float">
            <text:p>7.5</text:p>
          </table:table-cell>
          <table:table-cell table:number-columns-repeated="2"/>
          <table:table-cell table:formula="of:=MAX([.E6:.E50])"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1.0799126" calcext:value-type="float">
            <text:p>1.0799126</text:p>
          </table:table-cell>
          <table:table-cell table:style-name="ce15" table:number-columns-repeated="2"/>
          <table:table-cell table:style-name="ce15" table:formula="of:=AVERAGE([.E6:.E50])" office:value-type="float" office:value="145.940146857143" calcext:value-type="float">
            <text:p>145.9401468571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000748" calcext:value-type="float">
            <text:p>0.0000748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0.15439" calcext:value-type="float">
            <text:p>0.15439</text:p>
          </table:table-cell>
          <table:table-cell office:value-type="string" calcext:value-type="string">
            <text:p>Javascript</text:p>
          </table:table-cell>
          <table:table-cell/>
          <table:table-cell office:value-type="float" office:value="0.000003565" calcext:value-type="float">
            <text:p>0.000003565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00026" calcext:value-type="float">
            <text:p>0.000026</text:p>
          </table:table-cell>
          <table:table-cell table:number-columns-repeated="2"/>
          <table:table-cell table:formula="of:=17*60" office:value-type="float" office:value="1020" calcext:value-type="float">
            <text:p>1020</text:p>
          </table:table-cell>
          <table:table-cell office:value-type="string" calcext:value-type="string">
            <text:p>Java 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12" calcext:value-type="float">
            <text:p>0.0012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1.42" calcext:value-type="float">
            <text:p>1.42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4" calcext:value-type="float">
            <text:p>0.014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238" calcext:value-type="float">
            <text:p>0.000238</text:p>
          </table:table-cell>
          <table:table-cell office:value-type="string" calcext:value-type="string">
            <text:p>Mathematica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Java 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89" calcext:value-type="float">
            <text:p>0.089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Haske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skell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string" calcext:value-type="string">
            <text:p>Lisp</text:p>
          </table:table-cell>
          <table:table-cell table:number-columns-repeated="6"/>
        </table:table-row>
      </table:table>
      <table:table table:name="p25" table:style-name="ta1"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25</text:p>
          </table:table-cell>
          <table:table-cell table:style-name="ce16" office:value-type="date" office:date-value="2017-10-09" calcext:value-type="date">
            <text:p>2017-10-09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" calcext:value-type="float">
            <text:p>0</text:p>
          </table:table-cell>
          <table:table-cell table:number-columns-repeated="2"/>
          <table:table-cell table:formula="of:=MIN([.E6:.E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0" calcext:value-type="float">
            <text:p>0</text:p>
          </table:table-cell>
          <table:table-cell table:number-columns-repeated="2"/>
          <table:table-cell table:formula="of:=MAX([.E6:.E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0" calcext:value-type="float">
            <text:p>0</text:p>
          </table:table-cell>
          <table:table-cell table:style-name="ce15" table:number-columns-repeated="2"/>
          <table:table-cell table:style-name="ce15" table:formula="of:=AVERAGE([.E6:.E15])" office:value-type="float" office:value="0" calcext:value-type="float">
            <text:p>0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an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000000167" calcext:value-type="float">
            <text:p>0.000000167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</table:table>
      <table:table table:name="p26" table:style-name="ta1"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26</text:p>
          </table:table-cell>
          <table:table-cell table:style-name="ce16" office:value-type="date" office:date-value="2017-09-29" calcext:value-type="date">
            <text:p>2017-09-29</text:p>
          </table:table-cell>
          <table:table-cell table:style-name="ce16"/>
          <table:table-cell table:number-columns-repeated="7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11" calcext:value-type="float">
            <text:p>0.011</text:p>
          </table:table-cell>
          <table:table-cell table:number-columns-repeated="2"/>
          <table:table-cell table:formula="of:=MIN([.E6:.E14])" office:value-type="float" office:value="0.0009" calcext:value-type="float">
            <text:p>0.00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61" calcext:value-type="float">
            <text:p>61</text:p>
          </table:table-cell>
          <table:table-cell table:number-columns-repeated="2"/>
          <table:table-cell table:formula="of:=MAX([.E6:.E14]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11.6351666666667" calcext:value-type="float">
            <text:p>11.6351666667</text:p>
          </table:table-cell>
          <table:table-cell table:style-name="ce15" table:number-columns-repeated="2"/>
          <table:table-cell table:style-name="ce15" table:formula="of:=AVERAGE([.E6:.E15])" office:value-type="float" office:value="4.53298571428571" calcext:value-type="float">
            <text:p>4.5329857143</text:p>
          </table:table-cell>
          <table:table-cell table:style-name="ce15" table:number-columns-repeated="3"/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string" calcext:value-type="string">
            <text:p>Rust (me)</text:p>
          </table:table-cell>
          <table:table-cell/>
          <table:table-cell office:value-type="float" office:value="0.000014765" calcext:value-type="float">
            <text:p>0.000014765</text:p>
          </table:table-cell>
          <table:table-cell office:value-type="string" calcext:value-type="string">
            <text:p>Rus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reePascal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41" calcext:value-type="float">
            <text:p>0.41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11" calcext:value-type="float">
            <text:p>0.011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Chicken Scheme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</table:table>
      <table:table table:name="p27" table:style-name="ta1">
        <table:table-column table:style-name="co11" table:default-cell-style-name="Default"/>
        <table:table-column table:style-name="co5" table:number-columns-repeated="4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27</text:p>
          </table:table-cell>
          <table:table-cell table:style-name="ce16" office:value-type="date" office:date-value="2017-09-26" calcext:value-type="date">
            <text:p>2017-09-26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1" calcext:value-type="float">
            <text:p>1</text:p>
          </table:table-cell>
          <table:table-cell table:number-columns-repeated="2"/>
          <table:table-cell table:formula="of:=MIN([.E6:.E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1" calcext:value-type="float">
            <text:p>1</text:p>
          </table:table-cell>
          <table:table-cell table:number-columns-repeated="2"/>
          <table:table-cell table:formula="of:=MAX([.E6:.E1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1" calcext:value-type="float">
            <text:p>1</text:p>
          </table:table-cell>
          <table:table-cell table:style-name="ce15" table:number-columns-repeated="2"/>
          <table:table-cell table:style-name="ce15" table:formula="of:=AVERAGE([.E6:.E15])" office:value-type="float" office:value="1.57114285714286" calcext:value-type="float">
            <text:p>1.5711428571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018" calcext:value-type="float">
            <text:p>0.018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How to improve: check out pen and paper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en and Paper</text:p>
          </table:table-cell>
          <table:table-cell table:number-columns-repeated="3"/>
        </table:table-row>
      </table:table>
      <table:table table:name="p28" table:style-name="ta1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28</text:p>
          </table:table-cell>
          <table:table-cell table:style-name="ce16" office:value-type="date" office:date-value="2017-10-26" calcext:value-type="date">
            <text:p>2017-10-26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1" calcext:value-type="float">
            <text:p>0.01</text:p>
          </table:table-cell>
          <table:table-cell table:number-columns-repeated="2"/>
          <table:table-cell table:formula="of:=MIN([.E6:.E50])" office:value-type="float" office:value="0.00004" calcext:value-type="float">
            <text:p>0.00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01" calcext:value-type="float">
            <text:p>0.01</text:p>
          </table:table-cell>
          <table:table-cell table:number-columns-repeated="2"/>
          <table:table-cell table:formula="of:=MAX([.E6:.E50])"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0.01" calcext:value-type="float">
            <text:p>0.01</text:p>
          </table:table-cell>
          <table:table-cell table:style-name="ce15" table:number-columns-repeated="2"/>
          <table:table-cell table:style-name="ce15" table:formula="of:=AVERAGE([.E6:.E50])" office:value-type="float" office:value="0.000985" calcext:value-type="float">
            <text:p>0.000985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00004" calcext:value-type="float">
            <text:p>0.00004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000000775" calcext:value-type="float">
            <text:p>0.000000775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 table:number-columns-repeated="4"/>
          <table:table-cell office:value-type="float" office:value="0.000085" calcext:value-type="float">
            <text:p>0.000085</text:p>
          </table:table-cell>
          <table:table-cell office:value-type="string" calcext:value-type="string">
            <text:p>Lisp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9" calcext:value-type="float">
            <text:p>0.0009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9" calcext:value-type="float">
            <text:p>0.0009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3" calcext:value-type="float">
            <text:p>0.003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</table:table>
      <table:table table:name="p29" table:style-name="ta1"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29</text:p>
          </table:table-cell>
          <table:table-cell table:style-name="ce16" office:value-type="date" office:date-value="2017-09-26" calcext:value-type="date">
            <text:p>2017-09-26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075" calcext:value-type="float">
            <text:p>0.0075</text:p>
          </table:table-cell>
          <table:table-cell table:number-columns-repeated="2"/>
          <table:table-cell table:formula="of:=MIN([.E6:.E14])"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55" calcext:value-type="float">
            <text:p>55</text:p>
          </table:table-cell>
          <table:table-cell table:number-columns-repeated="2"/>
          <table:table-cell table:formula="of:=MAX([.E6:.E1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14.509375" calcext:value-type="float">
            <text:p>14.509375</text:p>
          </table:table-cell>
          <table:table-cell table:style-name="ce15" table:number-columns-repeated="2"/>
          <table:table-cell table:style-name="ce15" table:formula="of:=AVERAGE([.E6:.E15])" office:value-type="float" office:value="0.2705" calcext:value-type="float">
            <text:p>0.2705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057" calcext:value-type="float">
            <text:p>0.057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15" calcext:value-type="float">
            <text:p>0.0015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075" calcext:value-type="float">
            <text:p>0.0075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string" calcext:value-type="string">
            <text:p>PH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lis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</table:table>
      <table:table table:name="p30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0</text:p>
          </table:table-cell>
          <table:table-cell table:style-name="ce16" office:value-type="date" office:date-value="2017-10-12" calcext:value-type="date">
            <text:p>2017-10-12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228" calcext:value-type="float">
            <text:p>0.228</text:p>
          </table:table-cell>
          <table:table-cell table:number-columns-repeated="2"/>
          <table:table-cell table:formula="of:=MIN([.E6:.E14])" office:value-type="float" office:value="0.005" calcext:value-type="float">
            <text:p>0.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55.657" calcext:value-type="float">
            <text:p>55.657</text:p>
          </table:table-cell>
          <table:table-cell table:number-columns-repeated="2"/>
          <table:table-cell table:formula="of:=MAX([.E6:.E14])" office:value-type="float" office:value="3.12" calcext:value-type="float">
            <text:p>3.12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10.4685" calcext:value-type="float">
            <text:p>10.4685</text:p>
          </table:table-cell>
          <table:table-cell table:style-name="ce15" table:number-columns-repeated="2"/>
          <table:table-cell table:style-name="ce15" table:formula="of:=AVERAGE([.E6:.E15])" office:value-type="float" office:value="0.963666666666667" calcext:value-type="float">
            <text:p>0.9636666667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table:number-columns-repeated="2"/>
          <table:table-cell office:value-type="float" office:value="0.24" calcext:value-type="float">
            <text:p>0.24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0194628" calcext:value-type="float">
            <text:p>0.000194628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55.657" calcext:value-type="float">
            <text:p>55.657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017" calcext:value-type="float">
            <text:p>0.017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3.12" calcext:value-type="float">
            <text:p>3.12</text:p>
          </table:table-cell>
          <table:table-cell office:value-type="string" calcext:value-type="string">
            <text:p>Matlab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3" calcext:value-type="float">
            <text:p>4.3</text:p>
          </table:table-cell>
          <table:table-cell office:value-type="string" calcext:value-type="string">
            <text:p>Python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28" calcext:value-type="float">
            <text:p>0.228</text:p>
          </table:table-cell>
          <table:table-cell office:value-type="string" calcext:value-type="string">
            <text:p>C/C++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Ruby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caml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ython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C 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</table:table>
      <table:table table:name="p31" table:style-name="ta1"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1</text:p>
          </table:table-cell>
          <table:table-cell table:style-name="ce16" office:value-type="date" office:date-value="2017-10-10" calcext:value-type="date">
            <text:p>2017-10-10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04" calcext:value-type="float">
            <text:p>0.004</text:p>
          </table:table-cell>
          <table:table-cell table:number-columns-repeated="2"/>
          <table:table-cell table:formula="of:=MIN([.E6:.E14])" office:value-type="float" office:value="0.0004" calcext:value-type="float">
            <text:p>0.0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65" calcext:value-type="float">
            <text:p>65</text:p>
          </table:table-cell>
          <table:table-cell table:number-columns-repeated="2"/>
          <table:table-cell table:formula="of:=MAX([.E6:.E1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14.6976666666667" calcext:value-type="float">
            <text:p>14.6976666667</text:p>
          </table:table-cell>
          <table:table-cell table:style-name="ce15" table:number-columns-repeated="2"/>
          <table:table-cell table:style-name="ce15" table:formula="of:=AVERAGE([.E6:.E15])" office:value-type="float" office:value="0.19524" calcext:value-type="float">
            <text:p>0.19524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94" calcext:value-type="float">
            <text:p>0.094</text:p>
          </table:table-cell>
          <table:table-cell office:value-type="string" calcext:value-type="string">
            <text:p>Common Lisp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string" calcext:value-type="string">
            <text:p>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8" calcext:value-type="float">
            <text:p>0.188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if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GAP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6" calcext:value-type="float">
            <text:p>8.6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78" calcext:value-type="float">
            <text:p>0.078</text:p>
          </table:table-cell>
          <table:table-cell office:value-type="string" calcext:value-type="string">
            <text:p>Matlab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3" calcext:value-type="float">
            <text:p>14.3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0015" calcext:value-type="float">
            <text:p>0.0015</text:p>
          </table:table-cell>
          <table:table-cell office:value-type="string" calcext:value-type="string">
            <text:p>c++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string" calcext:value-type="string">
            <text:p>Haskell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444" calcext:value-type="float">
            <text:p>0.44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string" calcext:value-type="string">
            <text:p>Go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.7" calcext:value-type="float">
            <text:p>4.7</text:p>
          </table:table-cell>
          <table:table-cell office:value-type="string" calcext:value-type="string">
            <text:p>SQ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3" calcext:value-type="float">
            <text:p>0.13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49" calcext:value-type="float">
            <text:p>0.049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</table:table>
      <table:table table:name="p32" table:style-name="ta1"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2</text:p>
          </table:table-cell>
          <table:table-cell table:style-name="ce16" office:value-type="date" office:date-value="2017-09-26" calcext:value-type="date">
            <text:p>2017-09-26</text:p>
          </table:table-cell>
          <table:table-cell table:style-name="ce16"/>
          <table:table-cell table:number-columns-repeated="7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009" calcext:value-type="float">
            <text:p>0.0009</text:p>
          </table:table-cell>
          <table:table-cell table:number-columns-repeated="2"/>
          <table:table-cell table:formula="of:=MIN([.E6:.E14])" office:value-type="float" office:value="0.0004" calcext:value-type="float">
            <text:p>0.00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7" calcext:value-type="float">
            <text:p>7</text:p>
          </table:table-cell>
          <table:table-cell table:number-columns-repeated="2"/>
          <table:table-cell table:formula="of:=MAX([.E6:.E14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1.06034444444444" calcext:value-type="float">
            <text:p>1.0603444444</text:p>
          </table:table-cell>
          <table:table-cell table:style-name="ce15" table:number-columns-repeated="2"/>
          <table:table-cell table:style-name="ce15" table:formula="of:=AVERAGE([.E6:.E15])" office:value-type="float" office:value="3.20024" calcext:value-type="float">
            <text:p>3.20024</text:p>
          </table:table-cell>
          <table:table-cell table:style-name="ce15" table:number-columns-repeated="3"/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Get faster:</text:p>
          </table:table-cell>
          <table:table-cell office:value-type="string" calcext:value-type="string">
            <text:p>Use % 3 property</text:p>
          </table:table-cell>
        </table:table-row>
        <table:table-row table:style-name="ro1">
          <table:table-cell/>
          <table:table-cell office:value-type="float" office:value="1.64" calcext:value-type="float">
            <text:p>1.64</text:p>
          </table:table-cell>
          <table:table-cell office:value-type="string" calcext:value-type="string">
            <text:p>QuickBasic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Ruby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string" calcext:value-type="string">
            <text:p>C/C++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C/C++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Tcl</text:p>
          </table:table-cell>
          <table:table-cell/>
          <table:table-cell office:value-type="float" office:value="0.562" calcext:value-type="float">
            <text:p>0.562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09" calcext:value-type="float">
            <text:p>0.0009</text:p>
          </table:table-cell>
          <table:table-cell office:value-type="string" calcext:value-type="string">
            <text:p>Basic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022" calcext:value-type="float">
            <text:p>0.0022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Ad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4.5" calcext:value-type="float">
            <text:p>14.5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015" calcext:value-type="float">
            <text:p>0.0015</text:p>
          </table:table-cell>
          <table:table-cell office:value-type="string" calcext:value-type="string">
            <text:p>Rust (me)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.372" calcext:value-type="float">
            <text:p>1.372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</table:table>
      <table:table table:name="p33" table:style-name="ta1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3</text:p>
          </table:table-cell>
          <table:table-cell table:style-name="ce16" office:value-type="date" office:date-value="2017-10-26" calcext:value-type="date">
            <text:p>2017-10-26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2" calcext:value-type="float">
            <text:p>0.002</text:p>
          </table:table-cell>
          <table:table-cell table:number-columns-repeated="2"/>
          <table:table-cell table:formula="of:=MIN([.E6:.E50])" office:value-type="float" office:value="0.00008" calcext:value-type="float">
            <text:p>0.00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0.344" calcext:value-type="float">
            <text:p>0.344</text:p>
          </table:table-cell>
          <table:table-cell table:number-columns-repeated="2"/>
          <table:table-cell table:formula="of:=MAX([.E6:.E50])"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0.076322" calcext:value-type="float">
            <text:p>0.076322</text:p>
          </table:table-cell>
          <table:table-cell table:style-name="ce15" table:number-columns-repeated="2"/>
          <table:table-cell table:style-name="ce15" table:formula="of:=AVERAGE([.E6:.E50])" office:value-type="float" office:value="0.0837709090909091" calcext:value-type="float">
            <text:p>0.0837709091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2061" calcext:value-type="float">
            <text:p>0.02061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004196" calcext:value-type="float">
            <text:p>0.000004196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Common Lisp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44" calcext:value-type="float">
            <text:p>0.344</text:p>
          </table:table-cell>
          <table:table-cell office:value-type="string" calcext:value-type="string">
            <text:p>Matlab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8" calcext:value-type="float">
            <text:p>0.008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7" calcext:value-type="float">
            <text:p>0.007</text:p>
          </table:table-cell>
          <table:table-cell office:value-type="string" calcext:value-type="string">
            <text:p>Haskell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08" calcext:value-type="float">
            <text:p>0.00008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9" calcext:value-type="float">
            <text:p>0.0009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25" calcext:value-type="float">
            <text:p>0.002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1" calcext:value-type="float">
            <text:p>0.001</text:p>
          </table:table-cell>
          <table:table-cell office:value-type="string" calcext:value-type="string">
            <text:p>Common Lisp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3" calcext:value-type="float">
            <text:p>0.003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</table:table>
      <table:table table:name="p34" table:style-name="ta1">
        <table:table-column table:style-name="co11" table:default-cell-style-name="Default"/>
        <table:table-column table:style-name="co20" table:default-cell-style-name="Default"/>
        <table:table-column table:style-name="co5" table:number-columns-repeated="2" table:default-cell-style-name="Default"/>
        <table:table-column table:style-name="co20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4</text:p>
          </table:table-cell>
          <table:table-cell table:style-name="ce16" office:value-type="date" office:date-value="2017-10-11" calcext:value-type="date">
            <text:p>2017-10-11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95" calcext:value-type="float">
            <text:p>0.095</text:p>
          </table:table-cell>
          <table:table-cell table:number-columns-repeated="2"/>
          <table:table-cell table:formula="of:=MIN([.E6:.E14])" office:value-type="float" office:value="0.019" calcext:value-type="float">
            <text:p>0.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140" calcext:value-type="float">
            <text:p>140</text:p>
          </table:table-cell>
          <table:table-cell table:number-columns-repeated="2"/>
          <table:table-cell table:formula="of:=MAX([.E6:.E14])" office:value-type="float" office:value="15.8" calcext:value-type="float">
            <text:p>15.8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29.7325" calcext:value-type="float">
            <text:p>29.7325</text:p>
          </table:table-cell>
          <table:table-cell table:style-name="ce15" table:number-columns-repeated="2"/>
          <table:table-cell table:style-name="ce15" table:formula="of:=AVERAGE([.E6:.E15])" office:value-type="float" office:value="3.73944444444444" calcext:value-type="float">
            <text:p>3.7394444444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hp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0.019" calcext:value-type="float">
            <text:p>0.019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C 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152" calcext:value-type="float">
            <text:p>0.152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3" calcext:value-type="float">
            <text:p>0.73</text:p>
          </table:table-cell>
          <table:table-cell office:value-type="string" calcext:value-type="string">
            <text:p>Eiffel</text:p>
          </table:table-cell>
          <table:table-cell/>
          <table:table-cell office:value-type="float" office:value="0.493" calcext:value-type="float">
            <text:p>0.493</text:p>
          </table:table-cell>
          <table:table-cell office:value-type="string" calcext:value-type="string">
            <text:p>Python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15.8" calcext:value-type="float">
            <text:p>15.8</text:p>
          </table:table-cell>
          <table:table-cell office:value-type="string" calcext:value-type="string">
            <text:p>Ruby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41" calcext:value-type="float">
            <text:p>0.041</text:p>
          </table:table-cell>
          <table:table-cell office:value-type="string" calcext:value-type="string">
            <text:p>Rus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string" calcext:value-type="string">
            <text:p>Python 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HP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Python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3"/>
        </table:table-row>
      </table:table>
      <table:table table:name="p35" table:style-name="ta1"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5</text:p>
          </table:table-cell>
          <table:table-cell table:style-name="ce16" office:value-type="date" office:date-value="2017-09-26" calcext:value-type="date">
            <text:p>2017-09-26</text:p>
          </table:table-cell>
          <table:table-cell table:style-name="ce16"/>
          <table:table-cell table:number-columns-repeated="4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1" calcext:value-type="float">
            <text:p>0.01</text:p>
          </table:table-cell>
          <table:table-cell table:number-columns-repeated="2"/>
          <table:table-cell table:formula="of:=MIN([.E6:.E14])"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30" calcext:value-type="float">
            <text:p>30</text:p>
          </table:table-cell>
          <table:table-cell table:number-columns-repeated="2"/>
          <table:table-cell table:formula="of:=MAX([.E6:.E14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4.7519" calcext:value-type="float">
            <text:p>4.7519</text:p>
          </table:table-cell>
          <table:table-cell table:style-name="ce15" table:number-columns-repeated="2"/>
          <table:table-cell table:style-name="ce15" table:formula="of:=AVERAGE([.E6:.E15])" office:value-type="float" office:value="423.05608" calcext:value-type="float">
            <text:p>423.05608</text:p>
          </table:table-cell>
          <table:table-cell table:style-name="ce15" table:number-columns-repeated="3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2" calcext:value-type="float">
            <text:p>0.002</text:p>
          </table:table-cell>
        </table:table-row>
        <table:table-row table:style-name="ro1">
          <table:table-cell/>
          <table:table-cell office:value-type="float" office:value="0.013" calcext:value-type="float">
            <text:p>0.013</text:p>
          </table:table-cell>
          <table:table-cell office:value-type="string" calcext:value-type="string">
            <text:p>Assembly</text:p>
          </table:table-cell>
          <table:table-cell/>
          <table:table-cell office:value-type="float" office:value="1.0128" calcext:value-type="float">
            <text:p>1.0128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26" calcext:value-type="float">
            <text:p>0.526</text:p>
          </table:table-cell>
          <table:table-cell office:value-type="string" calcext:value-type="string">
            <text:p>Visual Basic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9" calcext:value-type="float">
            <text:p>0.39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C </text:p>
          </table:table-cell>
          <table:table-cell/>
          <table:table-cell office:value-type="float" office:value="0.008" calcext:value-type="float">
            <text:p>0.008</text:p>
          </table:table-cell>
          <table:table-cell office:value-type="string" calcext:value-type="string">
            <text:p>Lua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oogle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C++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HP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string" calcext:value-type="string">
            <text:p>Mathematica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string" calcext:value-type="string">
            <text:p>C </text:p>
          </table:table-cell>
          <table:table-cell/>
          <table:table-cell table:formula="of:=70 * 60 + 15" office:value-type="float" office:value="4215" calcext:value-type="float">
            <text:p>4215</text:p>
          </table:table-cell>
          <table:table-cell office:value-type="string" calcext:value-type="string">
            <text:p>Powershell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78" calcext:value-type="float">
            <text:p>0.078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Haskell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string" calcext:value-type="string">
            <text:p>Java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12" calcext:value-type="float">
            <text:p>0.12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25" calcext:value-type="float">
            <text:p>0.025</text:p>
          </table:table-cell>
          <table:table-cell office:value-type="string" calcext:value-type="string">
            <text:p>C/C++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33" calcext:value-type="float">
            <text:p>1.33</text:p>
          </table:table-cell>
          <table:table-cell office:value-type="string" calcext:value-type="string">
            <text:p>C/C++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05" calcext:value-type="float">
            <text:p>0.005</text:p>
          </table:table-cell>
          <table:table-cell office:value-type="string" calcext:value-type="string">
            <text:p>C/C++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216" calcext:value-type="float">
            <text:p>0.216</text:p>
          </table:table-cell>
          <table:table-cell office:value-type="string" calcext:value-type="string">
            <text:p>F#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11" calcext:value-type="float">
            <text:p>0.011</text:p>
          </table:table-cell>
          <table:table-cell office:value-type="string" calcext:value-type="string">
            <text:p>Rust (me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09" calcext:value-type="float">
            <text:p>0.009</text:p>
          </table:table-cell>
          <table:table-cell office:value-type="string" calcext:value-type="string">
            <text:p>C/C++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office:value-type="string" calcext:value-type="string">
            <text:p>Python + J</text:p>
          </table:table-cell>
          <table:table-cell table:number-columns-repeated="2"/>
        </table:table-row>
      </table:table>
      <table:table table:name="p36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6</text:p>
          </table:table-cell>
          <table:table-cell table:style-name="ce16" office:value-type="date" office:date-value="2017-10-16" calcext:value-type="date">
            <text:p>2017-10-16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2" calcext:value-type="float">
            <text:p>0.002</text:p>
          </table:table-cell>
          <table:table-cell table:number-columns-repeated="2"/>
          <table:table-cell table:formula="of:=MIN([.E6:.E50])" office:value-type="float" office:value="0.0032" calcext:value-type="float">
            <text:p>0.0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6" calcext:value-type="float">
            <text:p>6</text:p>
          </table:table-cell>
          <table:table-cell table:number-columns-repeated="2"/>
          <table:table-cell table:formula="of:=MAX([.E6:.E50])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2.00414285714286" calcext:value-type="float">
            <text:p>2.0041428571</text:p>
          </table:table-cell>
          <table:table-cell table:style-name="ce15" table:number-columns-repeated="2"/>
          <table:table-cell table:style-name="ce15" table:formula="of:=AVERAGE([.E6:.E50])" office:value-type="float" office:value="5.20018333333333" calcext:value-type="float">
            <text:p>5.2001833333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Assembly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045825" calcext:value-type="float">
            <text:p>0.000045825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4" calcext:value-type="float">
            <text:p>0.024</text:p>
          </table:table-cell>
          <table:table-cell office:value-type="string" calcext:value-type="string">
            <text:p>Tcl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Powershe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69" calcext:value-type="float">
            <text:p>0.76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32" calcext:value-type="float">
            <text:p>0.0032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84" calcext:value-type="float">
            <text:p>5.484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.5" calcext:value-type="float">
            <text:p>1.5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4" calcext:value-type="float">
            <text:p>0.04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.749" calcext:value-type="float">
            <text:p>2.749</text:p>
          </table:table-cell>
          <table:table-cell office:value-type="string" calcext:value-type="string">
            <text:p>Common Lisp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64" calcext:value-type="float">
            <text:p>0.64</text:p>
          </table:table-cell>
          <table:table-cell office:value-type="string" calcext:value-type="string">
            <text:p>Rub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7" calcext:value-type="float">
            <text:p>0.17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</table:table>
      <table:table table:name="p37" table:style-name="ta1"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7</text:p>
          </table:table-cell>
          <table:table-cell table:style-name="ce16" office:value-type="date" office:date-value="2017-10-09" calcext:value-type="date">
            <text:p>2017-10-09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02" calcext:value-type="float">
            <text:p>0.002</text:p>
          </table:table-cell>
          <table:table-cell table:number-columns-repeated="2"/>
          <table:table-cell table:formula="of:=MIN([.E6:.E14])" office:value-type="float" office:value="0.0004" calcext:value-type="float">
            <text:p>0.0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50" calcext:value-type="float">
            <text:p>50</text:p>
          </table:table-cell>
          <table:table-cell table:number-columns-repeated="2"/>
          <table:table-cell table:formula="of:=MAX([.E6:.E14])"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8.7301" calcext:value-type="float">
            <text:p>8.7301</text:p>
          </table:table-cell>
          <table:table-cell table:style-name="ce15" table:number-columns-repeated="2"/>
          <table:table-cell table:style-name="ce15" table:formula="of:=AVERAGE([.E6:.E15])" office:value-type="float" office:value="35.72379" calcext:value-type="float">
            <text:p>35.72379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29" calcext:value-type="float">
            <text:p>0.00029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assembly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Powershe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avascript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9" calcext:value-type="float">
            <text:p>0.009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0015" calcext:value-type="float">
            <text:p>0.0015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.7" calcext:value-type="float">
            <text:p>2.7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</table:table>
      <table:table table:name="p38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8</text:p>
          </table:table-cell>
          <table:table-cell table:style-name="ce16" office:value-type="date" office:date-value="2017-10-13" calcext:value-type="date">
            <text:p>2017-10-13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" calcext:value-type="float">
            <text:p>0</text:p>
          </table:table-cell>
          <table:table-cell table:number-columns-repeated="2"/>
          <table:table-cell table:formula="of:=MIN([.E6:.E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0" calcext:value-type="float">
            <text:p>0</text:p>
          </table:table-cell>
          <table:table-cell table:number-columns-repeated="2"/>
          <table:table-cell table:formula="of:=MAX([.E6:.E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0" calcext:value-type="float">
            <text:p>0</text:p>
          </table:table-cell>
          <table:table-cell table:style-name="ce15" table:number-columns-repeated="2"/>
          <table:table-cell table:style-name="ce15" table:formula="of:=AVERAGE([.E6:.E15])" office:value-type="float" office:value="0" calcext:value-type="float">
            <text:p>0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an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136437" calcext:value-type="float">
            <text:p>0.000136437</text:p>
          </table:table-cell>
          <table:table-cell office:value-type="string" calcext:value-type="string">
            <text:p>Rust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7"/>
          <table:table-cell table:number-columns-repeated="7"/>
        </table:table-row>
      </table:table>
      <table:table table:name="p39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9</text:p>
          </table:table-cell>
          <table:table-cell table:style-name="ce16" office:value-type="date" office:date-value="2017-10-18" calcext:value-type="date">
            <text:p>2017-10-18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09" calcext:value-type="float">
            <text:p>0.0009</text:p>
          </table:table-cell>
          <table:table-cell table:number-columns-repeated="2"/>
          <table:table-cell table:formula="of:=MIN([.E6:.E50])"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310" calcext:value-type="float">
            <text:p>310</text:p>
          </table:table-cell>
          <table:table-cell table:number-columns-repeated="2"/>
          <table:table-cell table:formula="of:=MAX([.E6:.E50])"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27.1385222222222" calcext:value-type="float">
            <text:p>27.1385222222</text:p>
          </table:table-cell>
          <table:table-cell table:style-name="ce15" table:number-columns-repeated="2"/>
          <table:table-cell table:style-name="ce15" table:formula="of:=AVERAGE([.E6:.E50])" office:value-type="float" office:value="11.8758181818182" calcext:value-type="float">
            <text:p>11.8758181818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00007873" calcext:value-type="float">
            <text:p>0.000007873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Haske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string" calcext:value-type="string">
            <text:p>PHP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0.085" calcext:value-type="float">
            <text:p>0.085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0.01" calcext:value-type="float">
            <text:p>0.01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77" calcext:value-type="float">
            <text:p>0.077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string" calcext:value-type="string">
            <text:p>Julia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9" calcext:value-type="float">
            <text:p>0.0009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65" calcext:value-type="float">
            <text:p>0.0265</text:p>
          </table:table-cell>
          <table:table-cell table:number-columns-repeated="2"/>
          <table:table-cell office:value-type="float" office:value="59.3" calcext:value-type="float">
            <text:p>59.3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#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0.036" calcext:value-type="float">
            <text:p>0.036</text:p>
          </table:table-cell>
          <table:table-cell office:value-type="string" calcext:value-type="string">
            <text:p>Octav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PHP</text:p>
          </table:table-cell>
          <table:table-cell/>
          <table:table-cell office:value-type="float" office:value="0.054" calcext:value-type="float">
            <text:p>0.054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25" calcext:value-type="float">
            <text:p>0.0025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2989" calcext:value-type="float">
            <text:p>0.2989</text:p>
          </table:table-cell>
          <table:table-cell office:value-type="string" calcext:value-type="string">
            <text:p>Matlab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6" calcext:value-type="float">
            <text:p>176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3" calcext:value-type="float">
            <text:p>0.003</text:p>
          </table:table-cell>
          <table:table-cell office:value-type="string" calcext:value-type="string">
            <text:p>Rust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38" calcext:value-type="float">
            <text:p>0.138</text:p>
          </table:table-cell>
          <table:table-cell office:value-type="string" calcext:value-type="string">
            <text:p>Common Lisp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</table:table>
      <table:table table:name="p40" table:style-name="ta1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0</text:p>
          </table:table-cell>
          <table:table-cell table:style-name="ce16" office:value-type="date" office:date-value="2017-10-26" calcext:value-type="date">
            <text:p>2017-10-26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04" calcext:value-type="float">
            <text:p>0.0004</text:p>
          </table:table-cell>
          <table:table-cell table:number-columns-repeated="2"/>
          <table:table-cell table:formula="of:=MIN([.E6:.E50])" office:value-type="float" office:value="0.00002" calcext:value-type="float">
            <text:p>0.00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55" calcext:value-type="float">
            <text:p>55</text:p>
          </table:table-cell>
          <table:table-cell table:number-columns-repeated="2"/>
          <table:table-cell table:formula="of:=MAX([.E6:.E50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9.6334" calcext:value-type="float">
            <text:p>9.6334</text:p>
          </table:table-cell>
          <table:table-cell table:style-name="ce15" table:number-columns-repeated="2"/>
          <table:table-cell table:style-name="ce15" table:formula="of:=AVERAGE([.E6:.E50])" office:value-type="float" office:value="0.6608899" calcext:value-type="float">
            <text:p>0.6608899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Assembly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001115" calcext:value-type="float">
            <text:p>0.000001115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Haskell</text:p>
          </table:table-cell>
          <table:table-cell/>
          <table:table-cell office:value-type="float" office:value="0.00124" calcext:value-type="float">
            <text:p>0.0012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002" calcext:value-type="float">
            <text:p>0.00002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string" calcext:value-type="string">
            <text:p>Matlab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9" calcext:value-type="float">
            <text:p>0.09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office:value-type="string" calcext:value-type="string">
            <text:p>Python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77539" calcext:value-type="float">
            <text:p>0.077539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</table:table>
      <table:table table:name="p41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1</text:p>
          </table:table-cell>
          <table:table-cell table:style-name="ce16" office:value-type="date" office:date-value="2017-10-14" calcext:value-type="date">
            <text:p>2017-10-14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003" calcext:value-type="float">
            <text:p>0.00003</text:p>
          </table:table-cell>
          <table:table-cell table:number-columns-repeated="2"/>
          <table:table-cell table:formula="of:=MIN([.E6:.E50])"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195.591" calcext:value-type="float">
            <text:p>195.591</text:p>
          </table:table-cell>
          <table:table-cell table:number-columns-repeated="2"/>
          <table:table-cell table:formula="of:=MAX([.E6:.E50])" office:value-type="float" office:value="41.08" calcext:value-type="float">
            <text:p>41.08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18.3688181818182" calcext:value-type="float">
            <text:p>18.3688181818</text:p>
          </table:table-cell>
          <table:table-cell table:style-name="ce15" table:number-columns-repeated="2"/>
          <table:table-cell table:style-name="ce15" table:formula="of:=AVERAGE([.E6:.E50])" office:value-type="float" office:value="5.087293" calcext:value-type="float">
            <text:p>5.087293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0689" calcext:value-type="float">
            <text:p>0.000689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071795" calcext:value-type="float">
            <text:p>0.000071795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.448" calcext:value-type="float">
            <text:p>1.448</text:p>
          </table:table-cell>
          <table:table-cell office:value-type="string" calcext:value-type="string">
            <text:p>Perl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3" calcext:value-type="float">
            <text:p>0.00003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.543" calcext:value-type="float">
            <text:p>0.543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195.591" calcext:value-type="float">
            <text:p>195.591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0002" calcext:value-type="float">
            <text:p>0.0002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7" calcext:value-type="float">
            <text:p>0.027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9" calcext:value-type="float">
            <text:p>0.0009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6" calcext:value-type="float">
            <text:p>0.066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39" calcext:value-type="float">
            <text:p>1.539</text:p>
          </table:table-cell>
          <table:table-cell office:value-type="string" calcext:value-type="string">
            <text:p>Smalltalk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C++</text:p>
          </table:table-cell>
          <table:table-cell/>
          <table:table-cell office:value-type="float" office:value="41.08" calcext:value-type="float">
            <text:p>41.08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.474" calcext:value-type="float">
            <text:p>29.474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47" calcext:value-type="float">
            <text:p>0.047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017899" calcext:value-type="float">
            <text:p>0.017899</text:p>
          </table:table-cell>
          <table:table-cell office:value-type="string" calcext:value-type="string">
            <text:p>Matlab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138" calcext:value-type="float">
            <text:p>2.138</text:p>
          </table:table-cell>
          <table:table-cell office:value-type="string" calcext:value-type="string">
            <text:p>Haskell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656" calcext:value-type="float">
            <text:p>5.656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.NET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67" calcext:value-type="float">
            <text:p>0.00067</text:p>
          </table:table-cell>
          <table:table-cell office:value-type="string" calcext:value-type="string">
            <text:p>Lisp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string" calcext:value-type="string">
            <text:p>Erlang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string" calcext:value-type="string">
            <text:p>Lisp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C#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04" calcext:value-type="float">
            <text:p>0.0004</text:p>
          </table:table-cell>
          <table:table-cell office:value-type="string" calcext:value-type="string">
            <text:p>Pari/GP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string" calcext:value-type="string">
            <text:p>Perl</text:p>
          </table:table-cell>
          <table:table-cell table:number-columns-repeated="6"/>
        </table:table-row>
      </table:table>
      <table:table table:name="p42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2</text:p>
          </table:table-cell>
          <table:table-cell table:style-name="ce16" office:value-type="date" office:date-value="2017-10-12" calcext:value-type="date">
            <text:p>2017-10-12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02573" calcext:value-type="float">
            <text:p>0.002573</text:p>
          </table:table-cell>
          <table:table-cell table:number-columns-repeated="2"/>
          <table:table-cell table:formula="of:=MIN([.E6:.E14])" office:value-type="float" office:value="0.00049" calcext:value-type="float">
            <text:p>0.000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0.1599" calcext:value-type="float">
            <text:p>0.1599</text:p>
          </table:table-cell>
          <table:table-cell table:number-columns-repeated="2"/>
          <table:table-cell table:formula="of:=MAX([.E6:.E14])" office:value-type="float" office:value="0.313" calcext:value-type="float">
            <text:p>0.313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0.0455213" calcext:value-type="float">
            <text:p>0.0455213</text:p>
          </table:table-cell>
          <table:table-cell table:style-name="ce15" table:number-columns-repeated="2"/>
          <table:table-cell table:style-name="ce15" table:formula="of:=AVERAGE([.E6:.E15])" office:value-type="float" office:value="0.0449943" calcext:value-type="float">
            <text:p>0.0449943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68" calcext:value-type="float">
            <text:p>0.068</text:p>
          </table:table-cell>
          <table:table-cell office:value-type="string" calcext:value-type="string">
            <text:p>Tcl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16277" calcext:value-type="float">
            <text:p>0.00016277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0584" calcext:value-type="float">
            <text:p>0.00584</text:p>
          </table:table-cell>
          <table:table-cell table:number-columns-repeated="2"/>
          <table:table-cell office:value-type="float" office:value="0.313" calcext:value-type="float">
            <text:p>0.313</text:p>
          </table:table-cell>
          <table:table-cell office:value-type="string" calcext:value-type="string">
            <text:p>Matlab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string" calcext:value-type="string">
            <text:p>Common Lisp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2">
          <table:table-cell/>
          <table:table-cell table:style-name="ce17" office:value-type="float" office:value="0.002573" calcext:value-type="float">
            <text:p>0.002573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Lua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2" calcext:value-type="float">
            <text:p>0.022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953" calcext:value-type="float">
            <text:p>0.000953</text:p>
          </table:table-cell>
          <table:table-cell office:value-type="string" calcext:value-type="string">
            <text:p>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024" calcext:value-type="float">
            <text:p>0.024</text:p>
          </table:table-cell>
          <table:table-cell office:value-type="string" calcext:value-type="string">
            <text:p>Perl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99" calcext:value-type="float">
            <text:p>0.1599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579" calcext:value-type="float">
            <text:p>0.0579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49" calcext:value-type="float">
            <text:p>0.00049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Common Lisp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6" calcext:value-type="float">
            <text:p>0.026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41" calcext:value-type="float">
            <text:p>0.141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162" calcext:value-type="float">
            <text:p>0.162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07" calcext:value-type="float">
            <text:p>0.207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0.0047" calcext:value-type="float">
            <text:p>0.0047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24997" calcext:value-type="float">
            <text:p>0.024997</text:p>
          </table:table-cell>
          <table:table-cell office:value-type="string" calcext:value-type="string">
            <text:p>Matlab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8" calcext:value-type="float">
            <text:p>0.0008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5" calcext:value-type="float">
            <text:p>0.005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</table:table>
      <table:table table:name="p43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3</text:p>
          </table:table-cell>
          <table:table-cell table:style-name="ce16" office:value-type="date" office:date-value="2017-10-17" calcext:value-type="date">
            <text:p>2017-10-17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004" calcext:value-type="float">
            <text:p>0.00004</text:p>
          </table:table-cell>
          <table:table-cell table:number-columns-repeated="2"/>
          <table:table-cell table:formula="of:=MIN([.E6:.E50])" office:value-type="float" office:value="0.003" calcext:value-type="float">
            <text:p>0.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900" calcext:value-type="float">
            <text:p>900</text:p>
          </table:table-cell>
          <table:table-cell table:number-columns-repeated="2"/>
          <table:table-cell table:formula="of:=MAX([.E6:.E50]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91.7250028571428" calcext:value-type="float">
            <text:p>91.7250028571</text:p>
          </table:table-cell>
          <table:table-cell table:style-name="ce15" table:number-columns-repeated="2"/>
          <table:table-cell table:style-name="ce15" table:formula="of:=AVERAGE([.E6:.E50])" office:value-type="float" office:value="6.22113869565217" calcext:value-type="float">
            <text:p>6.2211386957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0.000020667" calcext:value-type="float">
            <text:p>0.000020667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0.682" calcext:value-type="float">
            <text:p>0.682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table:formula="of:=15 * 60" office:value-type="float" office:value="900" calcext:value-type="float">
            <text:p>900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6.663" calcext:value-type="float">
            <text:p>6.663</text:p>
          </table:table-cell>
          <table:table-cell office:value-type="string" calcext:value-type="string">
            <text:p>Common Lisp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Common Lisp</text:p>
          </table:table-cell>
          <table:table-cell/>
          <table:table-cell office:value-type="float" office:value="15.7" calcext:value-type="float">
            <text:p>15.7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string" calcext:value-type="string">
            <text:p>GA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204" calcext:value-type="float">
            <text:p>0.20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22" calcext:value-type="float">
            <text:p>1.422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4" calcext:value-type="float">
            <text:p>0.00004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32" calcext:value-type="float">
            <text:p>0.032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4" calcext:value-type="float">
            <text:p>0.00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2" calcext:value-type="float">
            <text:p>0.02</text:p>
          </table:table-cell>
          <table:table-cell office:value-type="string" calcext:value-type="string">
            <text:p>Swif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1969" calcext:value-type="float">
            <text:p>0.01969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28" calcext:value-type="float">
            <text:p>0.128</text:p>
          </table:table-cell>
          <table:table-cell office:value-type="string" calcext:value-type="string">
            <text:p>Matlab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35" calcext:value-type="float">
            <text:p>0.003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</table:table>
      <table:table table:name="p44" table:style-name="ta1">
        <table:table-column table:style-name="co5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4</text:p>
          </table:table-cell>
          <table:table-cell table:style-name="ce16" office:value-type="date" office:date-value="2017-09-26" calcext:value-type="date">
            <text:p>2017-09-26</text:p>
          </table:table-cell>
          <table:table-cell table:style-name="ce16"/>
          <table:table-cell table:number-columns-repeated="4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15" calcext:value-type="float">
            <text:p>0.15</text:p>
          </table:table-cell>
          <table:table-cell table:number-columns-repeated="2"/>
          <table:table-cell table:formula="of:=MIN([.E6:.E14])" office:value-type="float" office:value="0.036" calcext:value-type="float">
            <text:p>0.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59" calcext:value-type="float">
            <text:p>59</text:p>
          </table:table-cell>
          <table:table-cell table:number-columns-repeated="2"/>
          <table:table-cell table:formula="of:=MAX([.E6:.E14])"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8.985" calcext:value-type="float">
            <text:p>8.985</text:p>
          </table:table-cell>
          <table:table-cell table:style-name="ce15" table:number-columns-repeated="2"/>
          <table:table-cell table:style-name="ce15" table:formula="of:=AVERAGE([.E6:.E15])" office:value-type="float" office:value="4.3356" calcext:value-type="float">
            <text:p>4.3356</text:p>
          </table:table-cell>
          <table:table-cell table:style-name="ce15" table:number-columns-repeated="3"/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13" calcext:value-type="float">
            <text:p>0.013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string" calcext:value-type="string">
            <text:p>C/C++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#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65" calcext:value-type="float">
            <text:p>0.465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36" calcext:value-type="float">
            <text:p>0.036</text:p>
          </table:table-cell>
          <table:table-cell office:value-type="string" calcext:value-type="string">
            <text:p>C++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string" calcext:value-type="string">
            <text:p>Haskell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string" calcext:value-type="string">
            <text:p>PHP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2" calcext:value-type="float">
            <text:p>0.82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office:value-type="string" calcext:value-type="string">
            <text:p>Rust (me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C#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string" calcext:value-type="string">
            <text:p>Pyth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string" calcext:value-type="string">
            <text:p>Javascrip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sp</text:p>
          </table:table-cell>
          <table:table-cell table:number-columns-repeated="2"/>
        </table:table-row>
      </table:table>
      <table:table table:name="p45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5</text:p>
          </table:table-cell>
          <table:table-cell table:style-name="ce16" office:value-type="date" office:date-value="2017-10-14" calcext:value-type="date">
            <text:p>2017-10-14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09" calcext:value-type="float">
            <text:p>0.0009</text:p>
          </table:table-cell>
          <table:table-cell table:number-columns-repeated="2"/>
          <table:table-cell table:formula="of:=MIN([.E6:.E50])" office:value-type="float" office:value="0.0003" calcext:value-type="float">
            <text:p>0.0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12.372" calcext:value-type="float">
            <text:p>12.372</text:p>
          </table:table-cell>
          <table:table-cell table:number-columns-repeated="2"/>
          <table:table-cell table:formula="of:=MAX([.E6:.E50])"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1.79749375" calcext:value-type="float">
            <text:p>1.79749375</text:p>
          </table:table-cell>
          <table:table-cell table:style-name="ce15" table:number-columns-repeated="2"/>
          <table:table-cell table:style-name="ce15" table:formula="of:=AVERAGE([.E6:.E50])" office:value-type="float" office:value="0.1472" calcext:value-type="float">
            <text:p>0.1472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15" calcext:value-type="float">
            <text:p>0.0015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0048943" calcext:value-type="float">
            <text:p>0.000048943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0003" calcext:value-type="float">
            <text:p>0.0003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157" calcext:value-type="float">
            <text:p>0.157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9" calcext:value-type="float">
            <text:p>0.0009</text:p>
          </table:table-cell>
          <table:table-cell office:value-type="string" calcext:value-type="string">
            <text:p>Tcl</text:p>
          </table:table-cell>
          <table:table-cell/>
          <table:table-cell office:value-type="float" office:value="0.048" calcext:value-type="float">
            <text:p>0.048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2.611" calcext:value-type="float">
            <text:p>2.611</text:p>
          </table:table-cell>
          <table:table-cell office:value-type="string" calcext:value-type="string">
            <text:p>C 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13" calcext:value-type="float">
            <text:p>0.313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09" calcext:value-type="float">
            <text:p>0.609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string" calcext:value-type="string">
            <text:p>Ruby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12" calcext:value-type="float">
            <text:p>0.812</text:p>
          </table:table-cell>
          <table:table-cell office:value-type="string" calcext:value-type="string">
            <text:p>PHP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Python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2" calcext:value-type="float">
            <text:p>0.012</text:p>
          </table:table-cell>
          <table:table-cell office:value-type="string" calcext:value-type="string">
            <text:p>Haskell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Lisp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C 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.372" calcext:value-type="float">
            <text:p>12.372</text:p>
          </table:table-cell>
          <table:table-cell office:value-type="string" calcext:value-type="string">
            <text:p>Smalltalk</text:p>
          </table:table-cell>
          <table:table-cell table:number-columns-repeated="6"/>
        </table:table-row>
      </table:table>
      <table:table table:name="p46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6</text:p>
          </table:table-cell>
          <table:table-cell table:style-name="ce16" office:value-type="date" office:date-value="2017-10-13" calcext:value-type="date">
            <text:p>2017-10-13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0])" office:value-type="float" office:value="0.008" calcext:value-type="float">
            <text:p>0.008</text:p>
          </table:table-cell>
          <table:table-cell table:number-columns-repeated="2"/>
          <table:table-cell table:formula="of:=MIN([.E6:.E50])"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0])" office:value-type="float" office:value="120" calcext:value-type="float">
            <text:p>120</text:p>
          </table:table-cell>
          <table:table-cell table:number-columns-repeated="2"/>
          <table:table-cell table:formula="of:=MAX([.E6:.E50])" office:value-type="float" office:value="5.49" calcext:value-type="float">
            <text:p>5.49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0])" office:value-type="float" office:value="11.1566666666667" calcext:value-type="float">
            <text:p>11.1566666667</text:p>
          </table:table-cell>
          <table:table-cell table:style-name="ce15" table:number-columns-repeated="2"/>
          <table:table-cell table:style-name="ce15" table:formula="of:=AVERAGE([.E6:.E50])" office:value-type="float" office:value="0.448233466666667" calcext:value-type="float">
            <text:p>0.4482334667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string" calcext:value-type="string">
            <text:p>Basic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string" calcext:value-type="string">
            <text:p>Scala</text:p>
          </table:table-cell>
          <table:table-cell/>
          <table:table-cell office:value-type="float" office:value="0.00007288" calcext:value-type="float">
            <text:p>0.00007288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8" calcext:value-type="float">
            <text:p>0.008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24" calcext:value-type="float">
            <text:p>0.024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32" calcext:value-type="float">
            <text:p>0.032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0.057" calcext:value-type="float">
            <text:p>0.057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Mathematica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0.00568" calcext:value-type="float">
            <text:p>0.00568</text:p>
          </table:table-cell>
          <table:table-cell office:value-type="string" calcext:value-type="string">
            <text:p>Go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557" calcext:value-type="float">
            <text:p>4.557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016" calcext:value-type="float">
            <text:p>0.016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6" calcext:value-type="float">
            <text:p>6.6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Matlab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56" calcext:value-type="float">
            <text:p>0.056</text:p>
          </table:table-cell>
          <table:table-cell office:value-type="string" calcext:value-type="string">
            <text:p>Haskell</text:p>
          </table:table-cell>
          <table:table-cell/>
          <table:table-cell office:value-type="float" office:value="5.49" calcext:value-type="float">
            <text:p>5.49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8" calcext:value-type="float">
            <text:p>0.008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393" calcext:value-type="float">
            <text:p>0.393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32" calcext:value-type="float">
            <text:p>0.032</text:p>
          </table:table-cell>
          <table:table-cell office:value-type="string" calcext:value-type="string">
            <text:p>Fortran</text:p>
          </table:table-cell>
          <table:table-cell/>
          <table:table-cell office:value-type="float" office:value="0.008324" calcext:value-type="float">
            <text:p>0.008324</text:p>
          </table:table-cell>
          <table:table-cell office:value-type="string" calcext:value-type="string">
            <text:p>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8" calcext:value-type="float">
            <text:p>0.008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69" calcext:value-type="float">
            <text:p>0.069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2" calcext:value-type="float">
            <text:p>0.002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1" calcext:value-type="float">
            <text:p>0.01</text:p>
          </table:table-cell>
          <table:table-cell office:value-type="string" calcext:value-type="string">
            <text:p>Lu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2" calcext:value-type="float">
            <text:p>0.02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.4" calcext:value-type="float">
            <text:p>2.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1" calcext:value-type="float">
            <text:p>0.01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39" calcext:value-type="float">
            <text:p>0.139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4" calcext:value-type="float">
            <text:p>0.004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269" calcext:value-type="float">
            <text:p>0.269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26" calcext:value-type="float">
            <text:p>0.026</text:p>
          </table:table-cell>
          <table:table-cell office:value-type="string" calcext:value-type="string">
            <text:p>J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</table:table>
      <table:table table:name="p47" table:style-name="ta1"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7</text:p>
          </table:table-cell>
          <table:table-cell table:style-name="ce16" office:value-type="date" office:date-value="2017-09-29" calcext:value-type="date">
            <text:p>2017-09-29</text:p>
          </table:table-cell>
          <table:table-cell table:style-name="ce16"/>
          <table:table-cell table:number-columns-repeated="7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6" calcext:value-type="float">
            <text:p>0.06</text:p>
          </table:table-cell>
          <table:table-cell table:number-columns-repeated="2"/>
          <table:table-cell table:formula="of:=MIN([.E6:.E14])" office:value-type="float" office:value="0.035" calcext:value-type="float">
            <text:p>0.0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120" calcext:value-type="float">
            <text:p>120</text:p>
          </table:table-cell>
          <table:table-cell table:number-columns-repeated="2"/>
          <table:table-cell table:formula="of:=MAX([.E6:.E14])" office:value-type="float" office:value="663" calcext:value-type="float">
            <text:p>663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26.521" calcext:value-type="float">
            <text:p>26.521</text:p>
          </table:table-cell>
          <table:table-cell table:style-name="ce15" table:number-columns-repeated="2"/>
          <table:table-cell table:style-name="ce15" table:formula="of:=AVERAGE([.E6:.E15])" office:value-type="float" office:value="70.6948" calcext:value-type="float">
            <text:p>70.6948</text:p>
          </table:table-cell>
          <table:table-cell table:style-name="ce15" table:number-columns-repeated="3"/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0078" calcext:value-type="float">
            <text:p>0.00078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Get faster:</text:p>
          </table:table-cell>
          <table:table-cell office:value-type="string" calcext:value-type="string">
            <text:p>Use % 3 property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Haskell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Assembler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C/C++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string" calcext:value-type="string">
            <text:p>C/C++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37" calcext:value-type="float">
            <text:p>0.037</text:p>
          </table:table-cell>
          <table:table-cell office:value-type="string" calcext:value-type="string">
            <text:p>Lua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string" calcext:value-type="string">
            <text:p>C/C++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2.666" calcext:value-type="float">
            <text:p>2.666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string" calcext:value-type="string">
            <text:p>Haskell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82" calcext:value-type="float">
            <text:p>1.82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string" calcext:value-type="string">
            <text:p>C#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PHP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Nemerle</text:p>
          </table:table-cell>
          <table:table-cell/>
          <table:table-cell office:value-type="float" office:value="0.056" calcext:value-type="float">
            <text:p>0.056</text:p>
          </table:table-cell>
          <table:table-cell office:value-type="string" calcext:value-type="string">
            <text:p>Rust (me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i/GP</text:p>
          </table:table-cell>
          <table:table-cell/>
          <table:table-cell office:value-type="float" office:value="0.016" calcext:value-type="float">
            <text:p>0.016</text:p>
          </table:table-cell>
          <table:table-cell office:value-type="string" calcext:value-type="string">
            <text:p>Lisp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string" calcext:value-type="string">
            <text:p>Javascript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office:value-type="string" calcext:value-type="string">
            <text:p>C/C++</text:p>
          </table:table-cell>
          <table:table-cell table:number-columns-repeated="5"/>
        </table:table-row>
      </table:table>
      <table:table table:name="p48" table:style-name="ta1">
        <table:table-column table:style-name="co11" table:default-cell-style-name="Default"/>
        <table:table-column table:style-name="co2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8</text:p>
          </table:table-cell>
          <table:table-cell table:style-name="ce16" office:value-type="date" office:date-value="2017-09-26" calcext:value-type="date">
            <text:p>2017-09-26</text:p>
          </table:table-cell>
          <table:table-cell table:style-name="ce16"/>
          <table:table-cell table:number-columns-repeated="6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07" calcext:value-type="float">
            <text:p>0.007</text:p>
          </table:table-cell>
          <table:table-cell table:number-columns-repeated="2"/>
          <table:table-cell table:formula="of:=MIN([.E6:.E14])" office:value-type="float" office:value="0.002" calcext:value-type="float">
            <text:p>0.0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59" calcext:value-type="float">
            <text:p>59</text:p>
          </table:table-cell>
          <table:table-cell table:number-columns-repeated="2"/>
          <table:table-cell table:formula="of:=MAX([.E6:.E14])" office:value-type="float" office:value="0.032" calcext:value-type="float">
            <text:p>0.032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10.427" calcext:value-type="float">
            <text:p>10.427</text:p>
          </table:table-cell>
          <table:table-cell table:style-name="ce15" table:number-columns-repeated="2"/>
          <table:table-cell table:style-name="ce15" table:formula="of:=AVERAGE([.E6:.E15])" office:value-type="float" office:value="0.0126428571428571" calcext:value-type="float">
            <text:p>0.0126428571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Assembly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0034" calcext:value-type="float">
            <text:p>0.0034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How to improve: 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string" calcext:value-type="string">
            <text:p>Assembly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C/C++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float" office:value="0.007" calcext:value-type="float">
            <text:p>0.007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Python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Basic</text:p>
          </table:table-cell>
          <table:table-cell/>
          <table:table-cell office:value-type="float" office:value="0.012" calcext:value-type="float">
            <text:p>0.012</text:p>
          </table:table-cell>
          <table:table-cell office:value-type="string" calcext:value-type="string">
            <text:p>C#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3" calcext:value-type="float">
            <text:p>0.33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018" calcext:value-type="float">
            <text:p>0.018</text:p>
          </table:table-cell>
          <table:table-cell office:value-type="string" calcext:value-type="string">
            <text:p>Python (me)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.0045" calcext:value-type="float">
            <text:p>0.0045</text:p>
          </table:table-cell>
          <table:table-cell office:value-type="string" calcext:value-type="string">
            <text:p>Rust (me)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1" calcext:value-type="float">
            <text:p>0.01</text:p>
          </table:table-cell>
          <table:table-cell office:value-type="string" calcext:value-type="string">
            <text:p>Javascript</text:p>
          </table:table-cell>
          <table:table-cell table:number-columns-repeated="4"/>
        </table:table-row>
      </table:table>
      <table:table table:name="p49" table:style-name="ta1">
        <table:table-column table:style-name="co11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49</text:p>
          </table:table-cell>
          <table:table-cell table:style-name="ce16" office:value-type="date" office:date-value="2017-10-14" calcext:value-type="date">
            <text:p>2017-10-14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2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3 pages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51])" office:value-type="float" office:value="0.006" calcext:value-type="float">
            <text:p>0.006</text:p>
          </table:table-cell>
          <table:table-cell table:number-columns-repeated="2"/>
          <table:table-cell table:formula="of:=MIN([.E6:.E51])" office:value-type="float" office:value="0.0002" calcext:value-type="float">
            <text:p>0.0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51])" office:value-type="float" office:value="40" calcext:value-type="float">
            <text:p>40</text:p>
          </table:table-cell>
          <table:table-cell table:number-columns-repeated="2"/>
          <table:table-cell table:formula="of:=MAX([.E6:.E51])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51])" office:value-type="float" office:value="2.79280526315789" calcext:value-type="float">
            <text:p>2.7928052632</text:p>
          </table:table-cell>
          <table:table-cell table:style-name="ce15" table:number-columns-repeated="2"/>
          <table:table-cell table:style-name="ce15" table:formula="of:=AVERAGE([.E6:.E51])" office:value-type="float" office:value="7.40379545454545" calcext:value-type="float">
            <text:p>7.4037954545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0.006" calcext:value-type="float">
            <text:p>0.006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0.000065201" calcext:value-type="float">
            <text:p>0.000065201</text:p>
          </table:table-cell>
          <table:table-cell office:value-type="string" calcext:value-type="string">
            <text:p>Rust</text:p>
          </table:table-cell>
        </table:table-row>
        <table:table-row table:style-name="ro1">
          <table:table-cell/>
          <table:table-cell office:value-type="float" office:value="0.0105" calcext:value-type="float">
            <text:p>0.010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0097" calcext:value-type="float">
            <text:p>0.0097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08" calcext:value-type="float">
            <text:p>0.0108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0.9" calcext:value-type="float">
            <text:p>0.9</text:p>
          </table:table-cell>
          <table:table-cell office:value-type="string" calcext:value-type="string">
            <text:p>Mathematica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3" calcext:value-type="float">
            <text:p>0.063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6" calcext:value-type="float">
            <text:p>0.066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04" calcext:value-type="float">
            <text:p>5.04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erl/Java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string" calcext:value-type="string">
            <text:p>Haske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Haskell</text:p>
          </table:table-cell>
          <table:table-cell/>
          <table:table-cell office:value-type="float" office:value="0.065" calcext:value-type="float">
            <text:p>0.06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C/C++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string" calcext:value-type="string">
            <text:p>C#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string" calcext:value-type="string">
            <text:p>Scheme</text:p>
          </table:table-cell>
          <table:table-cell/>
          <table:table-cell office:value-type="float" office:value="0.013" calcext:value-type="float">
            <text:p>0.013</text:p>
          </table:table-cell>
          <table:table-cell office:value-type="string" calcext:value-type="string">
            <text:p>Rus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Ruby</text:p>
          </table:table-cell>
          <table:table-cell/>
          <table:table-cell office:value-type="float" office:value="0.0002" calcext:value-type="float">
            <text:p>0.0002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7" calcext:value-type="float">
            <text:p>0.017</text:p>
          </table:table-cell>
          <table:table-cell office:value-type="string" calcext:value-type="string">
            <text:p>Python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F#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Java</text:p>
          </table:table-cell>
          <table:table-cell/>
          <table:table-cell office:value-type="float" office:value="0.0247" calcext:value-type="float">
            <text:p>0.0247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string" calcext:value-type="string">
            <text:p>Haskell</text:p>
          </table:table-cell>
          <table:table-cell/>
          <table:table-cell office:value-type="float" office:value="0.3356" calcext:value-type="float">
            <text:p>0.3356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Ruby</text:p>
          </table:table-cell>
          <table:table-cell table:number-columns-repeated="3"/>
        </table:table-row>
      </table:table>
      <table:table table:name="p50" table:style-name="ta1"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Representative times</text:p>
          </table:table-cell>
          <table:table-cell office:value-type="string" calcext:value-type="string">
            <text:p>p35</text:p>
          </table:table-cell>
          <table:table-cell table:style-name="ce16" office:value-type="date" office:date-value="2017-09-26" calcext:value-type="date">
            <text:p>2017-09-26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First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Last 2 page times</text:p>
          </table:table-cell>
          <table:table-cell table:style-name="ce14" office:value-type="string" calcext:value-type="string">
            <text:p>Language</text:p>
          </table:table-cell>
          <table:table-cell table:style-name="ce14"/>
          <table:table-cell table:style-name="ce14"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0.0032" calcext:value-type="float">
            <text:p>0.0032</text:p>
          </table:table-cell>
          <table:table-cell table:number-columns-repeated="2"/>
          <table:table-cell table:formula="of:=MIN([.E6:.E14])" office:value-type="float" office:value="0.0005" calcext:value-type="float">
            <text:p>0.0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1800" calcext:value-type="float">
            <text:p>1800</text:p>
          </table:table-cell>
          <table:table-cell table:number-columns-repeated="2"/>
          <table:table-cell table:formula="of:=MAX([.E6:.E14])"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15" table:formula="of:=AVERAGE([.B6:.B15])" office:value-type="float" office:value="267.694028571429" calcext:value-type="float">
            <text:p>267.6940285714</text:p>
          </table:table-cell>
          <table:table-cell table:style-name="ce15" table:number-columns-repeated="2"/>
          <table:table-cell table:style-name="ce15" table:formula="of:=AVERAGE([.E6:.E15])" office:value-type="float" office:value="1.01755" calcext:value-type="float">
            <text:p>1.01755</text:p>
          </table:table-cell>
          <table:table-cell table:style-name="ce15" table:number-columns-repeated="3"/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PHP</text:p>
          </table:table-cell>
          <table:table-cell/>
          <table:table-cell office:value-type="float" office:value="0.292" calcext:value-type="float">
            <text:p>0.292</text:p>
          </table:table-cell>
          <table:table-cell office:value-type="string" calcext:value-type="string">
            <text:p>Haskell</text:p>
          </table:table-cell>
          <table:table-cell/>
          <table:table-cell office:value-type="float" office:value="0.0017" calcext:value-type="float">
            <text:p>0.0017</text:p>
          </table:table-cell>
          <table:table-cell office:value-type="string" calcext:value-type="string">
            <text:p>How to improve: Could generate primes only to 10k.</text:p>
          </table:table-cell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string" calcext:value-type="string">
            <text:p>Matlab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.497" calcext:value-type="float">
            <text:p>20.497</text:p>
          </table:table-cell>
          <table:table-cell office:value-type="string" calcext:value-type="string">
            <text:p>Lisp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Ja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/>
          <table:table-cell table:formula="of:=30*60" office:value-type="float" office:value="1800" calcext:value-type="float">
            <text:p>1800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0.168" calcext:value-type="float">
            <text:p>0.168</text:p>
          </table:table-cell>
          <table:table-cell office:value-type="string" calcext:value-type="string">
            <text:p>C#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158" calcext:value-type="float">
            <text:p>6.158</text:p>
          </table:table-cell>
          <table:table-cell office:value-type="string" calcext:value-type="string">
            <text:p>Per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32" calcext:value-type="float">
            <text:p>0.0032</text:p>
          </table:table-cell>
          <table:table-cell office:value-type="string" calcext:value-type="string">
            <text:p>Delphi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005" calcext:value-type="float">
            <text:p>0.0005</text:p>
          </table:table-cell>
          <table:table-cell office:value-type="string" calcext:value-type="string">
            <text:p>Juli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.6" calcext:value-type="float">
            <text:p>6.6</text:p>
          </table:table-cell>
          <table:table-cell office:value-type="string" calcext:value-type="string">
            <text:p>C/C++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109" calcext:value-type="float">
            <text:p>0.109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15" calcext:value-type="float">
            <text:p>0.0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7" calcext:value-type="float">
            <text:p>1.7</text:p>
          </table:table-cell>
          <table:table-cell office:value-type="string" calcext:value-type="string">
            <text:p>Mathematic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12" calcext:value-type="float">
            <text:p>0.012</text:p>
          </table:table-cell>
          <table:table-cell office:value-type="string" calcext:value-type="string">
            <text:p>Rust (me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89" calcext:value-type="float">
            <text:p>0.089</text:p>
          </table:table-cell>
          <table:table-cell office:value-type="string" calcext:value-type="string">
            <text:p>F#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string" calcext:value-type="string">
            <text:p>Javascrip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.12" calcext:value-type="float">
            <text:p>16.12</text:p>
          </table:table-cell>
          <table:table-cell office:value-type="string" calcext:value-type="string">
            <text:p>Python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MyTimes.A1:MyTimes.C5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p1.A1:p1.C5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p2.A1:p2.C5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p5.A1:p5.C5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7" table:target-range-address="p6.A1:p6.C5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0" table:target-range-address="p9.A1:p9.C5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9" table:target-range-address="p18.A1:p18.C5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5" table:target-range-address="p24.A1:p24.C5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9" table:target-range-address="p28.A1:p28.C5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4" table:target-range-address="p33.A1:p33.C5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1" table:target-range-address="p40.A1:p40.C5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2">
      <style:text-properties fo:color="#ff0000"/>
      <number:text>-</number:text>
      <number:scientific-number number:decimal-places="2" loext:min-decimal-places="2" number:min-integer-digits="1" number:min-exponent-digits="2" loext:exponent-interval="1" loext:forced-exponent-sign="true"/>
      <style:map style:condition="value()&gt;=0" style:apply-style-name="N122P0"/>
    </number:number-style>
    <number:number-style style:name="N123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4">
      <number:scientific-number number:decimal-places="0" loext:min-decimal-places="0" number:min-integer-digits="1" number:min-exponent-digits="1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 style:data-style-name="N2" text:time-value="15:03:19.884805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31T21:00:51.743585415</dc:date>
    <meta:editing-duration>P7DT13M11S</meta:editing-duration>
    <meta:editing-cycles>80</meta:editing-cycles>
    <meta:generator>LibreOffice/5.1.6.2$Linux_X86_64 LibreOffice_project/10m0$Build-2</meta:generator>
    <meta:document-statistic meta:table-count="52" meta:cell-count="3082" meta:object-count="0"/>
  </office:meta>
</office:document-meta>
</file>